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P3" style:family="paragraph" style:parent-style-name="Header">
      <style:paragraph-properties fo:text-align="end" style:justify-single-word="false"/>
      <style:text-properties style:font-name="Algerian" fo:font-size="6pt" fo:language="id" fo:country="ID" style:font-size-asian="6pt" style:font-size-complex="6pt"/>
    </style:style>
    <style:style style:name="P4" style:family="paragraph" style:parent-style-name="Header">
      <style:text-properties fo:font-size="15pt" fo:language="id" fo:country="ID" fo:font-weight="bold" officeooo:rsid="09ddaa51" style:font-size-asian="15pt" style:font-weight-asian="bold" style:font-size-complex="15pt" style:font-weight-complex="bold"/>
    </style:style>
    <style:style style:name="P5" style:family="paragraph" style:parent-style-name="Footer">
      <style:text-properties fo:font-size="10pt" fo:language="id" fo:country="ID" style:font-size-asian="10pt" style:font-size-complex="10pt"/>
    </style:style>
    <style:style style:name="P6" style:family="paragraph" style:parent-style-name="Footer">
      <style:paragraph-properties fo:text-align="center" style:justify-single-word="false"/>
      <style:text-properties fo:font-size="10pt" fo:language="id" fo:country="ID" style:font-size-asian="10pt" style:font-size-complex="10pt"/>
    </style:style>
    <style:style style:name="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P8" style:family="paragraph" style:parent-style-name="Footnote">
      <style:text-properties officeooo:rsid="113c5571" officeooo:paragraph-rsid="113c5571"/>
    </style:style>
    <style:style style:name="P9" style:family="paragraph" style:parent-style-name="Footnote">
      <style:text-properties officeooo:rsid="1147d2f1" officeooo:paragraph-rsid="1147d2f1"/>
    </style:style>
    <style:style style:name="P10" style:family="paragraph" style:parent-style-name="Footnote">
      <style:text-properties officeooo:rsid="11cbb4ae" officeooo:paragraph-rsid="11cbb4ae"/>
    </style:style>
    <style:style style:name="P11" style:family="paragraph" style:parent-style-name="Footnote">
      <style:text-properties officeooo:rsid="127866b2" officeooo:paragraph-rsid="127866b2"/>
    </style:style>
    <style:style style:name="P12" style:family="paragraph" style:parent-style-name="Footnote">
      <style:text-properties officeooo:rsid="12a3ffb1" officeooo:paragraph-rsid="12a3ffb1"/>
    </style:style>
    <style:style style:name="P13" style:family="paragraph" style:parent-style-name="Footnote">
      <style:text-properties officeooo:rsid="12a58a50" officeooo:paragraph-rsid="12a58a50"/>
    </style:style>
    <style:style style:name="P14" style:family="paragraph" style:parent-style-name="Footnote">
      <style:text-properties officeooo:rsid="12a78dfb" officeooo:paragraph-rsid="12a78dfb"/>
    </style:style>
    <style:style style:name="P15" style:family="paragraph" style:parent-style-name="paragraf">
      <style:paragraph-properties fo:orphans="0" fo:widows="0" fo:hyphenation-ladder-count="no-limit" fo:keep-with-next="auto"/>
      <style:text-properties officeooo:rsid="10dfa06c" officeooo:paragraph-rsid="10dfa06c" fo:hyphenate="true" fo:hyphenation-remain-char-count="2" fo:hyphenation-push-char-count="2" loext:hyphenation-no-caps="false"/>
    </style:style>
    <style:style style:name="P16" style:family="paragraph" style:parent-style-name="paragraf">
      <style:paragraph-properties fo:orphans="0" fo:widows="0" fo:hyphenation-ladder-count="no-limit" fo:keep-with-next="auto"/>
      <style:text-properties officeooo:rsid="10e593b6" officeooo:paragraph-rsid="10e593b6" fo:hyphenate="true" fo:hyphenation-remain-char-count="2" fo:hyphenation-push-char-count="2" loext:hyphenation-no-caps="false"/>
    </style:style>
    <style:style style:name="P17" style:family="paragraph" style:parent-style-name="paragraf">
      <style:paragraph-properties fo:orphans="0" fo:widows="0" fo:hyphenation-ladder-count="no-limit" fo:keep-with-next="auto"/>
      <style:text-properties fo:font-style="italic" officeooo:rsid="10e5a438" officeooo:paragraph-rsid="10e5a438" style:font-style-asian="italic" style:font-style-complex="italic" fo:hyphenate="true" fo:hyphenation-remain-char-count="2" fo:hyphenation-push-char-count="2" loext:hyphenation-no-caps="false"/>
    </style:style>
    <style:style style:name="P18" style:family="paragraph" style:parent-style-name="paragraf">
      <style:paragraph-properties fo:orphans="0" fo:widows="0" fo:hyphenation-ladder-count="no-limit" fo:keep-with-next="auto"/>
      <style:text-properties fo:font-style="italic" officeooo:rsid="10eabb0b" officeooo:paragraph-rsid="10eabb0b" style:font-style-asian="italic" style:font-style-complex="italic" fo:hyphenate="true" fo:hyphenation-remain-char-count="2" fo:hyphenation-push-char-count="2" loext:hyphenation-no-caps="false"/>
    </style:style>
    <style:style style:name="P19" style:family="paragraph" style:parent-style-name="paragraf">
      <style:paragraph-properties fo:orphans="0" fo:widows="0" fo:hyphenation-ladder-count="no-limit" fo:keep-with-next="auto"/>
      <style:text-properties fo:font-style="italic" officeooo:rsid="10eb37a1" officeooo:paragraph-rsid="10eb37a1" style:font-style-asian="italic" style:font-style-complex="italic" fo:hyphenate="true" fo:hyphenation-remain-char-count="2" fo:hyphenation-push-char-count="2" loext:hyphenation-no-caps="false"/>
    </style:style>
    <style:style style:name="P20" style:family="paragraph" style:parent-style-name="paragraf">
      <style:paragraph-properties fo:orphans="0" fo:widows="0" fo:hyphenation-ladder-count="no-limit" fo:keep-with-next="auto"/>
      <style:text-properties fo:font-style="italic" officeooo:rsid="10f049ed" officeooo:paragraph-rsid="10f430e1" style:font-style-asian="italic" style:font-style-complex="italic" fo:hyphenate="true" fo:hyphenation-remain-char-count="2" fo:hyphenation-push-char-count="2" loext:hyphenation-no-caps="false"/>
    </style:style>
    <style:style style:name="P21" style:family="paragraph" style:parent-style-name="paragraf">
      <style:paragraph-properties fo:orphans="0" fo:widows="0" fo:hyphenation-ladder-count="no-limit" fo:keep-with-next="auto"/>
      <style:text-properties fo:font-style="italic" officeooo:rsid="10f430e1" officeooo:paragraph-rsid="10f430e1" style:font-style-asian="italic" style:font-style-complex="italic" fo:hyphenate="true" fo:hyphenation-remain-char-count="2" fo:hyphenation-push-char-count="2" loext:hyphenation-no-caps="false"/>
    </style:style>
    <style:style style:name="P22" style:family="paragraph" style:parent-style-name="paragraf">
      <style:paragraph-properties fo:orphans="0" fo:widows="0" fo:hyphenation-ladder-count="no-limit" fo:keep-with-next="auto"/>
      <style:text-properties fo:font-style="italic" officeooo:rsid="10f71183" officeooo:paragraph-rsid="10f71183" style:font-style-asian="italic" style:font-style-complex="italic" fo:hyphenate="true" fo:hyphenation-remain-char-count="2" fo:hyphenation-push-char-count="2" loext:hyphenation-no-caps="false"/>
    </style:style>
    <style:style style:name="P23" style:family="paragraph" style:parent-style-name="paragraf">
      <style:paragraph-properties fo:orphans="0" fo:widows="0" fo:hyphenation-ladder-count="no-limit" fo:keep-with-next="auto"/>
      <style:text-properties fo:font-style="italic" officeooo:rsid="11261531" officeooo:paragraph-rsid="11261531" style:font-style-asian="italic" style:font-style-complex="italic" fo:hyphenate="true" fo:hyphenation-remain-char-count="2" fo:hyphenation-push-char-count="2" loext:hyphenation-no-caps="false"/>
    </style:style>
    <style:style style:name="P24" style:family="paragraph" style:parent-style-name="paragraf">
      <style:paragraph-properties fo:orphans="0" fo:widows="0" fo:hyphenation-ladder-count="no-limit" fo:keep-with-next="auto"/>
      <style:text-properties fo:font-style="italic" officeooo:rsid="112945ae" officeooo:paragraph-rsid="112945ae" style:font-style-asian="italic" style:font-style-complex="italic" fo:hyphenate="true" fo:hyphenation-remain-char-count="2" fo:hyphenation-push-char-count="2" loext:hyphenation-no-caps="false"/>
    </style:style>
    <style:style style:name="P25" style:family="paragraph" style:parent-style-name="paragraf">
      <style:paragraph-properties fo:orphans="0" fo:widows="0" fo:hyphenation-ladder-count="no-limit" fo:keep-with-next="auto"/>
      <style:text-properties fo:font-style="italic" officeooo:rsid="112b0e22" officeooo:paragraph-rsid="112b0e22" style:font-style-asian="italic" style:font-style-complex="italic" fo:hyphenate="true" fo:hyphenation-remain-char-count="2" fo:hyphenation-push-char-count="2" loext:hyphenation-no-caps="false"/>
    </style:style>
    <style:style style:name="P26" style:family="paragraph" style:parent-style-name="paragraf">
      <style:paragraph-properties fo:orphans="0" fo:widows="0" fo:hyphenation-ladder-count="no-limit" fo:keep-with-next="auto"/>
      <style:text-properties fo:font-style="italic" officeooo:rsid="112b3d1e" officeooo:paragraph-rsid="112b3d1e" style:font-style-asian="italic" style:font-style-complex="italic" fo:hyphenate="true" fo:hyphenation-remain-char-count="2" fo:hyphenation-push-char-count="2" loext:hyphenation-no-caps="false"/>
    </style:style>
    <style:style style:name="P27" style:family="paragraph" style:parent-style-name="paragraf">
      <style:paragraph-properties fo:orphans="0" fo:widows="0" fo:hyphenation-ladder-count="no-limit" fo:keep-with-next="auto"/>
      <style:text-properties fo:font-style="italic" officeooo:rsid="112b8604" officeooo:paragraph-rsid="112c3b5a" style:font-style-asian="italic" style:font-style-complex="italic" fo:hyphenate="true" fo:hyphenation-remain-char-count="2" fo:hyphenation-push-char-count="2" loext:hyphenation-no-caps="false"/>
    </style:style>
    <style:style style:name="P28" style:family="paragraph" style:parent-style-name="paragraf">
      <style:paragraph-properties fo:orphans="0" fo:widows="0" fo:hyphenation-ladder-count="no-limit" fo:keep-with-next="auto"/>
      <style:text-properties fo:font-style="italic" officeooo:rsid="112daaa0" officeooo:paragraph-rsid="112daaa0" style:font-style-asian="italic" style:font-style-complex="italic" fo:hyphenate="true" fo:hyphenation-remain-char-count="2" fo:hyphenation-push-char-count="2" loext:hyphenation-no-caps="false"/>
    </style:style>
    <style:style style:name="P29" style:family="paragraph" style:parent-style-name="paragraf">
      <style:paragraph-properties fo:orphans="0" fo:widows="0" fo:hyphenation-ladder-count="no-limit" fo:keep-with-next="auto"/>
      <style:text-properties fo:font-style="italic" officeooo:rsid="1136838a" officeooo:paragraph-rsid="1136838a" style:font-style-asian="italic" style:font-style-complex="italic" fo:hyphenate="true" fo:hyphenation-remain-char-count="2" fo:hyphenation-push-char-count="2" loext:hyphenation-no-caps="false"/>
    </style:style>
    <style:style style:name="P30" style:family="paragraph" style:parent-style-name="paragraf">
      <style:paragraph-properties fo:orphans="0" fo:widows="0" fo:hyphenation-ladder-count="no-limit" fo:keep-with-next="auto"/>
      <style:text-properties fo:font-style="italic" officeooo:rsid="113999b2" officeooo:paragraph-rsid="113999b2" style:font-style-asian="italic" style:font-style-complex="italic" fo:hyphenate="true" fo:hyphenation-remain-char-count="2" fo:hyphenation-push-char-count="2" loext:hyphenation-no-caps="false"/>
    </style:style>
    <style:style style:name="P31" style:family="paragraph" style:parent-style-name="paragraf">
      <style:paragraph-properties fo:orphans="0" fo:widows="0" fo:hyphenation-ladder-count="no-limit" fo:keep-with-next="auto"/>
      <style:text-properties fo:font-style="italic" officeooo:rsid="113f85f7" officeooo:paragraph-rsid="113f85f7" style:font-style-asian="italic" style:font-style-complex="italic" fo:hyphenate="true" fo:hyphenation-remain-char-count="2" fo:hyphenation-push-char-count="2" loext:hyphenation-no-caps="false"/>
    </style:style>
    <style:style style:name="P32" style:family="paragraph" style:parent-style-name="paragraf">
      <style:paragraph-properties fo:orphans="0" fo:widows="0" fo:hyphenation-ladder-count="no-limit" fo:keep-with-next="auto"/>
      <style:text-properties fo:font-style="italic" officeooo:rsid="114406c5" officeooo:paragraph-rsid="114406c5" style:font-style-asian="italic" style:font-style-complex="italic" fo:hyphenate="true" fo:hyphenation-remain-char-count="2" fo:hyphenation-push-char-count="2" loext:hyphenation-no-caps="false"/>
    </style:style>
    <style:style style:name="P33" style:family="paragraph" style:parent-style-name="paragraf">
      <style:paragraph-properties fo:orphans="0" fo:widows="0" fo:hyphenation-ladder-count="no-limit" fo:keep-with-next="auto"/>
      <style:text-properties fo:font-style="italic" officeooo:rsid="1144bc41" officeooo:paragraph-rsid="1144bc41" style:font-style-asian="italic" style:font-style-complex="italic" fo:hyphenate="true" fo:hyphenation-remain-char-count="2" fo:hyphenation-push-char-count="2" loext:hyphenation-no-caps="false"/>
    </style:style>
    <style:style style:name="P34" style:family="paragraph" style:parent-style-name="paragraf">
      <style:paragraph-properties fo:orphans="0" fo:widows="0" fo:hyphenation-ladder-count="no-limit" fo:keep-with-next="auto"/>
      <style:text-properties fo:font-style="italic" officeooo:rsid="11468b50" officeooo:paragraph-rsid="11468b50" style:font-style-asian="italic" style:font-style-complex="italic" fo:hyphenate="true" fo:hyphenation-remain-char-count="2" fo:hyphenation-push-char-count="2" loext:hyphenation-no-caps="false"/>
    </style:style>
    <style:style style:name="P35" style:family="paragraph" style:parent-style-name="paragraf">
      <style:paragraph-properties fo:orphans="0" fo:widows="0" fo:hyphenation-ladder-count="no-limit" fo:keep-with-next="auto"/>
      <style:text-properties fo:font-style="italic" officeooo:rsid="1146a2fb" officeooo:paragraph-rsid="1146a2fb" style:font-style-asian="italic" style:font-style-complex="italic" fo:hyphenate="true" fo:hyphenation-remain-char-count="2" fo:hyphenation-push-char-count="2" loext:hyphenation-no-caps="false"/>
    </style:style>
    <style:style style:name="P36" style:family="paragraph" style:parent-style-name="paragraf">
      <style:paragraph-properties fo:orphans="0" fo:widows="0" fo:hyphenation-ladder-count="no-limit" fo:keep-with-next="auto"/>
      <style:text-properties fo:font-style="italic" officeooo:rsid="114db548" officeooo:paragraph-rsid="114db548" style:font-style-asian="italic" style:font-style-complex="italic" fo:hyphenate="true" fo:hyphenation-remain-char-count="2" fo:hyphenation-push-char-count="2" loext:hyphenation-no-caps="false"/>
    </style:style>
    <style:style style:name="P37" style:family="paragraph" style:parent-style-name="paragraf">
      <style:paragraph-properties fo:orphans="0" fo:widows="0" fo:hyphenation-ladder-count="no-limit" fo:keep-with-next="auto"/>
      <style:text-properties fo:font-style="italic" officeooo:rsid="11526440" officeooo:paragraph-rsid="11526440" style:font-style-asian="italic" style:font-style-complex="italic" fo:hyphenate="true" fo:hyphenation-remain-char-count="2" fo:hyphenation-push-char-count="2" loext:hyphenation-no-caps="false"/>
    </style:style>
    <style:style style:name="P38" style:family="paragraph" style:parent-style-name="paragraf">
      <style:paragraph-properties fo:orphans="0" fo:widows="0" fo:hyphenation-ladder-count="no-limit" fo:keep-with-next="auto"/>
      <style:text-properties fo:font-style="italic" officeooo:rsid="115432a7" officeooo:paragraph-rsid="115432a7" style:font-style-asian="italic" style:font-style-complex="italic" fo:hyphenate="true" fo:hyphenation-remain-char-count="2" fo:hyphenation-push-char-count="2" loext:hyphenation-no-caps="false"/>
    </style:style>
    <style:style style:name="P39" style:family="paragraph" style:parent-style-name="paragraf">
      <style:paragraph-properties fo:orphans="0" fo:widows="0" fo:hyphenation-ladder-count="no-limit" fo:keep-with-next="auto"/>
      <style:text-properties fo:font-style="italic" officeooo:rsid="1157c046" officeooo:paragraph-rsid="1157c046" style:font-style-asian="italic" style:font-style-complex="italic" fo:hyphenate="true" fo:hyphenation-remain-char-count="2" fo:hyphenation-push-char-count="2" loext:hyphenation-no-caps="false"/>
    </style:style>
    <style:style style:name="P40" style:family="paragraph" style:parent-style-name="paragraf">
      <style:paragraph-properties fo:orphans="0" fo:widows="0" fo:hyphenation-ladder-count="no-limit" fo:keep-with-next="auto"/>
      <style:text-properties fo:font-style="italic" officeooo:rsid="115c5282" officeooo:paragraph-rsid="115c5282" style:font-style-asian="italic" style:font-style-complex="italic" fo:hyphenate="true" fo:hyphenation-remain-char-count="2" fo:hyphenation-push-char-count="2" loext:hyphenation-no-caps="false"/>
    </style:style>
    <style:style style:name="P41" style:family="paragraph" style:parent-style-name="paragraf">
      <style:paragraph-properties fo:orphans="0" fo:widows="0" fo:hyphenation-ladder-count="no-limit" fo:keep-with-next="auto"/>
      <style:text-properties fo:font-style="italic" officeooo:rsid="1160202b" officeooo:paragraph-rsid="1160202b" style:font-style-asian="italic" style:font-style-complex="italic" fo:hyphenate="true" fo:hyphenation-remain-char-count="2" fo:hyphenation-push-char-count="2" loext:hyphenation-no-caps="false"/>
    </style:style>
    <style:style style:name="P42" style:family="paragraph" style:parent-style-name="paragraf">
      <style:paragraph-properties fo:orphans="0" fo:widows="0" fo:hyphenation-ladder-count="no-limit" fo:keep-with-next="auto"/>
      <style:text-properties fo:font-style="italic" officeooo:rsid="116bc236" officeooo:paragraph-rsid="116bc236" style:font-style-asian="italic" style:font-style-complex="italic" fo:hyphenate="true" fo:hyphenation-remain-char-count="2" fo:hyphenation-push-char-count="2" loext:hyphenation-no-caps="false"/>
    </style:style>
    <style:style style:name="P43" style:family="paragraph" style:parent-style-name="paragraf">
      <style:paragraph-properties fo:orphans="0" fo:widows="0" fo:hyphenation-ladder-count="no-limit" fo:keep-with-next="auto"/>
      <style:text-properties fo:font-style="italic" officeooo:rsid="116d8bdd" officeooo:paragraph-rsid="116d8bdd" style:font-style-asian="italic" style:font-style-complex="italic" fo:hyphenate="true" fo:hyphenation-remain-char-count="2" fo:hyphenation-push-char-count="2" loext:hyphenation-no-caps="false"/>
    </style:style>
    <style:style style:name="P44" style:family="paragraph" style:parent-style-name="paragraf">
      <style:paragraph-properties fo:orphans="0" fo:widows="0" fo:hyphenation-ladder-count="no-limit" fo:keep-with-next="auto"/>
      <style:text-properties fo:font-style="italic" officeooo:rsid="11734589" officeooo:paragraph-rsid="11734589" style:font-style-asian="italic" style:font-style-complex="italic" fo:hyphenate="true" fo:hyphenation-remain-char-count="2" fo:hyphenation-push-char-count="2" loext:hyphenation-no-caps="false"/>
    </style:style>
    <style:style style:name="P45" style:family="paragraph" style:parent-style-name="paragraf">
      <style:paragraph-properties fo:orphans="0" fo:widows="0" fo:hyphenation-ladder-count="no-limit" fo:keep-with-next="auto"/>
      <style:text-properties fo:font-style="italic" officeooo:rsid="117834fa" officeooo:paragraph-rsid="117834fa" style:font-style-asian="italic" style:font-style-complex="italic" fo:hyphenate="true" fo:hyphenation-remain-char-count="2" fo:hyphenation-push-char-count="2" loext:hyphenation-no-caps="false"/>
    </style:style>
    <style:style style:name="P46" style:family="paragraph" style:parent-style-name="paragraf">
      <style:paragraph-properties fo:orphans="0" fo:widows="0" fo:hyphenation-ladder-count="no-limit" fo:keep-with-next="auto"/>
      <style:text-properties fo:font-style="italic" officeooo:rsid="117b91f0" officeooo:paragraph-rsid="117b91f0" style:font-style-asian="italic" style:font-style-complex="italic" fo:hyphenate="true" fo:hyphenation-remain-char-count="2" fo:hyphenation-push-char-count="2" loext:hyphenation-no-caps="false"/>
    </style:style>
    <style:style style:name="P47" style:family="paragraph" style:parent-style-name="paragraf">
      <style:paragraph-properties fo:orphans="0" fo:widows="0" fo:hyphenation-ladder-count="no-limit" fo:keep-with-next="auto"/>
      <style:text-properties fo:font-style="italic" officeooo:rsid="117be610" officeooo:paragraph-rsid="117be610" style:font-style-asian="italic" style:font-style-complex="italic" fo:hyphenate="true" fo:hyphenation-remain-char-count="2" fo:hyphenation-push-char-count="2" loext:hyphenation-no-caps="false"/>
    </style:style>
    <style:style style:name="P48" style:family="paragraph" style:parent-style-name="paragraf">
      <style:paragraph-properties fo:orphans="0" fo:widows="0" fo:hyphenation-ladder-count="no-limit" fo:keep-with-next="auto"/>
      <style:text-properties fo:font-style="italic" officeooo:rsid="117dd67c" officeooo:paragraph-rsid="117dd67c" style:font-style-asian="italic" style:font-style-complex="italic" fo:hyphenate="true" fo:hyphenation-remain-char-count="2" fo:hyphenation-push-char-count="2" loext:hyphenation-no-caps="false"/>
    </style:style>
    <style:style style:name="P49" style:family="paragraph" style:parent-style-name="paragraf">
      <style:paragraph-properties fo:orphans="0" fo:widows="0" fo:hyphenation-ladder-count="no-limit" fo:keep-with-next="auto"/>
      <style:text-properties fo:font-style="italic" officeooo:rsid="117f6a91" officeooo:paragraph-rsid="117f6a91" style:font-style-asian="italic" style:font-style-complex="italic" fo:hyphenate="true" fo:hyphenation-remain-char-count="2" fo:hyphenation-push-char-count="2" loext:hyphenation-no-caps="false"/>
    </style:style>
    <style:style style:name="P50" style:family="paragraph" style:parent-style-name="paragraf">
      <style:paragraph-properties fo:orphans="0" fo:widows="0" fo:hyphenation-ladder-count="no-limit" fo:keep-with-next="auto"/>
      <style:text-properties fo:font-style="italic" officeooo:rsid="11bec946" officeooo:paragraph-rsid="11c23001" style:font-style-asian="italic" style:font-style-complex="italic" fo:hyphenate="true" fo:hyphenation-remain-char-count="2" fo:hyphenation-push-char-count="2" loext:hyphenation-no-caps="false"/>
    </style:style>
    <style:style style:name="P51" style:family="paragraph" style:parent-style-name="paragraf">
      <style:paragraph-properties fo:orphans="0" fo:widows="0" fo:hyphenation-ladder-count="no-limit" fo:keep-with-next="auto"/>
      <style:text-properties fo:font-style="italic" officeooo:rsid="11bec946" officeooo:paragraph-rsid="11c3817e" style:font-style-asian="italic" style:font-style-complex="italic" fo:hyphenate="true" fo:hyphenation-remain-char-count="2" fo:hyphenation-push-char-count="2" loext:hyphenation-no-caps="false"/>
    </style:style>
    <style:style style:name="P52" style:family="paragraph" style:parent-style-name="paragraf">
      <style:paragraph-properties fo:orphans="0" fo:widows="0" fo:hyphenation-ladder-count="no-limit" fo:keep-with-next="auto"/>
      <style:text-properties fo:font-style="italic" officeooo:rsid="11c48742" officeooo:paragraph-rsid="11c48742" style:font-style-asian="italic" style:font-style-complex="italic" fo:hyphenate="true" fo:hyphenation-remain-char-count="2" fo:hyphenation-push-char-count="2" loext:hyphenation-no-caps="false"/>
    </style:style>
    <style:style style:name="P53" style:family="paragraph" style:parent-style-name="paragraf">
      <style:paragraph-properties fo:orphans="0" fo:widows="0" fo:hyphenation-ladder-count="no-limit" fo:keep-with-next="auto"/>
      <style:text-properties fo:font-style="italic" officeooo:rsid="11c5a0bd" officeooo:paragraph-rsid="11c5a0bd" style:font-style-asian="italic" style:font-style-complex="italic" fo:hyphenate="true" fo:hyphenation-remain-char-count="2" fo:hyphenation-push-char-count="2" loext:hyphenation-no-caps="false"/>
    </style:style>
    <style:style style:name="P54" style:family="paragraph" style:parent-style-name="paragraf">
      <style:paragraph-properties fo:orphans="0" fo:widows="0" fo:hyphenation-ladder-count="no-limit" fo:keep-with-next="auto"/>
      <style:text-properties fo:font-style="italic" officeooo:rsid="11ccd54d" officeooo:paragraph-rsid="11ccd54d" style:font-style-asian="italic" style:font-style-complex="italic" fo:hyphenate="true" fo:hyphenation-remain-char-count="2" fo:hyphenation-push-char-count="2" loext:hyphenation-no-caps="false"/>
    </style:style>
    <style:style style:name="P55" style:family="paragraph" style:parent-style-name="paragraf">
      <style:paragraph-properties fo:orphans="0" fo:widows="0" fo:hyphenation-ladder-count="no-limit" fo:keep-with-next="auto"/>
      <style:text-properties fo:font-style="italic" officeooo:rsid="11dff206" officeooo:paragraph-rsid="11dff206" style:font-style-asian="italic" style:font-style-complex="italic" fo:hyphenate="true" fo:hyphenation-remain-char-count="2" fo:hyphenation-push-char-count="2" loext:hyphenation-no-caps="false"/>
    </style:style>
    <style:style style:name="P56" style:family="paragraph" style:parent-style-name="paragraf">
      <style:paragraph-properties fo:orphans="0" fo:widows="0" fo:hyphenation-ladder-count="no-limit" fo:keep-with-next="auto"/>
      <style:text-properties fo:font-style="italic" officeooo:rsid="11e3238b" officeooo:paragraph-rsid="11e3238b" style:font-style-asian="italic" style:font-style-complex="italic" fo:hyphenate="true" fo:hyphenation-remain-char-count="2" fo:hyphenation-push-char-count="2" loext:hyphenation-no-caps="false"/>
    </style:style>
    <style:style style:name="P57" style:family="paragraph" style:parent-style-name="paragraf">
      <style:paragraph-properties fo:orphans="0" fo:widows="0" fo:hyphenation-ladder-count="no-limit" fo:keep-with-next="auto"/>
      <style:text-properties fo:font-style="italic" officeooo:rsid="11e46577" officeooo:paragraph-rsid="11e46577" style:font-style-asian="italic" style:font-style-complex="italic" fo:hyphenate="true" fo:hyphenation-remain-char-count="2" fo:hyphenation-push-char-count="2" loext:hyphenation-no-caps="false"/>
    </style:style>
    <style:style style:name="P58" style:family="paragraph" style:parent-style-name="paragraf">
      <style:paragraph-properties fo:orphans="0" fo:widows="0" fo:hyphenation-ladder-count="no-limit" fo:keep-with-next="auto"/>
      <style:text-properties fo:font-style="italic" officeooo:rsid="11e648fd" officeooo:paragraph-rsid="11e648fd" style:font-style-asian="italic" style:font-style-complex="italic" fo:hyphenate="true" fo:hyphenation-remain-char-count="2" fo:hyphenation-push-char-count="2" loext:hyphenation-no-caps="false"/>
    </style:style>
    <style:style style:name="P59" style:family="paragraph" style:parent-style-name="paragraf">
      <style:paragraph-properties fo:orphans="0" fo:widows="0" fo:hyphenation-ladder-count="no-limit" fo:keep-with-next="auto"/>
      <style:text-properties fo:font-style="italic" officeooo:rsid="11e698ee" officeooo:paragraph-rsid="11e7142c" style:font-style-asian="italic" style:font-style-complex="italic" fo:hyphenate="true" fo:hyphenation-remain-char-count="2" fo:hyphenation-push-char-count="2" loext:hyphenation-no-caps="false"/>
    </style:style>
    <style:style style:name="P60" style:family="paragraph" style:parent-style-name="paragraf">
      <style:paragraph-properties fo:orphans="0" fo:widows="0" fo:hyphenation-ladder-count="no-limit" fo:keep-with-next="auto"/>
      <style:text-properties fo:font-style="italic" officeooo:rsid="11ec6b8d" officeooo:paragraph-rsid="11ee2132" style:font-style-asian="italic" style:font-style-complex="italic" fo:hyphenate="true" fo:hyphenation-remain-char-count="2" fo:hyphenation-push-char-count="2" loext:hyphenation-no-caps="false"/>
    </style:style>
    <style:style style:name="P61" style:family="paragraph" style:parent-style-name="paragraf">
      <style:paragraph-properties fo:orphans="0" fo:widows="0" fo:hyphenation-ladder-count="no-limit" fo:keep-with-next="auto"/>
      <style:text-properties fo:font-style="italic" officeooo:rsid="11ee8310" officeooo:paragraph-rsid="11ef3df5" style:font-style-asian="italic" style:font-style-complex="italic" fo:hyphenate="true" fo:hyphenation-remain-char-count="2" fo:hyphenation-push-char-count="2" loext:hyphenation-no-caps="false"/>
    </style:style>
    <style:style style:name="P62" style:family="paragraph" style:parent-style-name="paragraf">
      <style:paragraph-properties fo:orphans="0" fo:widows="0" fo:hyphenation-ladder-count="no-limit" fo:keep-with-next="auto"/>
      <style:text-properties fo:font-style="italic" officeooo:rsid="11f304bf" officeooo:paragraph-rsid="11f304bf" style:font-style-asian="italic" style:font-style-complex="italic" fo:hyphenate="true" fo:hyphenation-remain-char-count="2" fo:hyphenation-push-char-count="2" loext:hyphenation-no-caps="false"/>
    </style:style>
    <style:style style:name="P63" style:family="paragraph" style:parent-style-name="paragraf">
      <style:paragraph-properties fo:orphans="0" fo:widows="0" fo:hyphenation-ladder-count="no-limit" fo:keep-with-next="auto"/>
      <style:text-properties fo:font-style="italic" officeooo:rsid="11f35b7c" officeooo:paragraph-rsid="11f35b7c" style:font-style-asian="italic" style:font-style-complex="italic" fo:hyphenate="true" fo:hyphenation-remain-char-count="2" fo:hyphenation-push-char-count="2" loext:hyphenation-no-caps="false"/>
    </style:style>
    <style:style style:name="P64" style:family="paragraph" style:parent-style-name="paragraf">
      <style:paragraph-properties fo:orphans="0" fo:widows="0" fo:hyphenation-ladder-count="no-limit" fo:keep-with-next="auto"/>
      <style:text-properties fo:font-style="italic" officeooo:rsid="11f4fdc4" officeooo:paragraph-rsid="11f4fdc4" style:font-style-asian="italic" style:font-style-complex="italic" fo:hyphenate="true" fo:hyphenation-remain-char-count="2" fo:hyphenation-push-char-count="2" loext:hyphenation-no-caps="false"/>
    </style:style>
    <style:style style:name="P65" style:family="paragraph" style:parent-style-name="paragraf">
      <style:paragraph-properties fo:orphans="0" fo:widows="0" fo:hyphenation-ladder-count="no-limit" fo:keep-with-next="auto"/>
      <style:text-properties fo:font-style="italic" officeooo:rsid="11f8156a" officeooo:paragraph-rsid="11f8156a" style:font-style-asian="italic" style:font-style-complex="italic" fo:hyphenate="true" fo:hyphenation-remain-char-count="2" fo:hyphenation-push-char-count="2" loext:hyphenation-no-caps="false"/>
    </style:style>
    <style:style style:name="P66" style:family="paragraph" style:parent-style-name="paragraf">
      <style:paragraph-properties fo:orphans="0" fo:widows="0" fo:hyphenation-ladder-count="no-limit" fo:keep-with-next="auto"/>
      <style:text-properties fo:font-style="italic" officeooo:rsid="11fb0626" officeooo:paragraph-rsid="11fb0626" style:font-style-asian="italic" style:font-style-complex="italic" fo:hyphenate="true" fo:hyphenation-remain-char-count="2" fo:hyphenation-push-char-count="2" loext:hyphenation-no-caps="false"/>
    </style:style>
    <style:style style:name="P67" style:family="paragraph" style:parent-style-name="paragraf">
      <style:paragraph-properties fo:orphans="0" fo:widows="0" fo:hyphenation-ladder-count="no-limit" fo:keep-with-next="auto"/>
      <style:text-properties fo:font-style="italic" officeooo:rsid="11fdc7c9" officeooo:paragraph-rsid="11fdc7c9" style:font-style-asian="italic" style:font-style-complex="italic" fo:hyphenate="true" fo:hyphenation-remain-char-count="2" fo:hyphenation-push-char-count="2" loext:hyphenation-no-caps="false"/>
    </style:style>
    <style:style style:name="P68" style:family="paragraph" style:parent-style-name="paragraf">
      <style:paragraph-properties fo:orphans="0" fo:widows="0" fo:hyphenation-ladder-count="no-limit" fo:keep-with-next="auto"/>
      <style:text-properties fo:font-style="italic" officeooo:rsid="1208fc4d" officeooo:paragraph-rsid="1208fc4d" style:font-style-asian="italic" style:font-style-complex="italic" fo:hyphenate="true" fo:hyphenation-remain-char-count="2" fo:hyphenation-push-char-count="2" loext:hyphenation-no-caps="false"/>
    </style:style>
    <style:style style:name="P69" style:family="paragraph" style:parent-style-name="paragraf">
      <style:paragraph-properties fo:orphans="0" fo:widows="0" fo:hyphenation-ladder-count="no-limit" fo:keep-with-next="auto"/>
      <style:text-properties fo:font-style="italic" officeooo:rsid="10f9667b" officeooo:paragraph-rsid="10f98ad6" fo:background-color="transparent" style:font-style-asian="italic" style:font-style-complex="italic" fo:hyphenate="true" fo:hyphenation-remain-char-count="2" fo:hyphenation-push-char-count="2" loext:hyphenation-no-caps="false"/>
    </style:style>
    <style:style style:name="P70" style:family="paragraph" style:parent-style-name="paragraf">
      <style:paragraph-properties fo:orphans="0" fo:widows="0" fo:hyphenation-ladder-count="no-limit" fo:keep-with-next="auto"/>
      <style:text-properties fo:font-style="italic" officeooo:rsid="10fcd04a" officeooo:paragraph-rsid="10fcd04a" fo:background-color="transparent" style:font-style-asian="italic" style:font-style-complex="italic" fo:hyphenate="true" fo:hyphenation-remain-char-count="2" fo:hyphenation-push-char-count="2" loext:hyphenation-no-caps="false"/>
    </style:style>
    <style:style style:name="P71" style:family="paragraph" style:parent-style-name="paragraf">
      <style:paragraph-properties fo:orphans="0" fo:widows="0" fo:hyphenation-ladder-count="no-limit" fo:keep-with-next="auto"/>
      <style:text-properties fo:font-style="italic" officeooo:rsid="1102f30c" officeooo:paragraph-rsid="1102f30c" fo:background-color="transparent" style:font-style-asian="italic" style:font-style-complex="italic" fo:hyphenate="true" fo:hyphenation-remain-char-count="2" fo:hyphenation-push-char-count="2" loext:hyphenation-no-caps="false"/>
    </style:style>
    <style:style style:name="P72" style:family="paragraph" style:parent-style-name="paragraf">
      <style:paragraph-properties fo:orphans="0" fo:widows="0" fo:hyphenation-ladder-count="no-limit" fo:keep-with-next="auto"/>
      <style:text-properties fo:font-style="italic" officeooo:rsid="1106d45f" officeooo:paragraph-rsid="1106d45f" fo:background-color="transparent" style:font-style-asian="italic" style:font-style-complex="italic" fo:hyphenate="true" fo:hyphenation-remain-char-count="2" fo:hyphenation-push-char-count="2" loext:hyphenation-no-caps="false"/>
    </style:style>
    <style:style style:name="P73" style:family="paragraph" style:parent-style-name="paragraf">
      <style:paragraph-properties fo:orphans="0" fo:widows="0" fo:hyphenation-ladder-count="no-limit" fo:keep-with-next="auto"/>
      <style:text-properties fo:font-style="italic" fo:font-weight="bold" officeooo:rsid="1208fc4d" officeooo:paragraph-rsid="1208fc4d" style:font-style-asian="italic" style:font-weight-asian="bold" style:font-style-complex="italic" style:font-weight-complex="bold" fo:hyphenate="true" fo:hyphenation-remain-char-count="2" fo:hyphenation-push-char-count="2" loext:hyphenation-no-caps="false"/>
    </style:style>
    <style:style style:name="P74" style:family="paragraph" style:parent-style-name="paragraf">
      <style:paragraph-properties fo:orphans="0" fo:widows="0" fo:hyphenation-ladder-count="no-limit" fo:keep-with-next="auto"/>
      <style:text-properties fo:font-style="italic" fo:font-weight="bold" officeooo:rsid="120e864d" officeooo:paragraph-rsid="120e864d" style:font-style-asian="italic" style:font-weight-asian="bold" style:font-style-complex="italic" style:font-weight-complex="bold" fo:hyphenate="true" fo:hyphenation-remain-char-count="2" fo:hyphenation-push-char-count="2" loext:hyphenation-no-caps="false"/>
    </style:style>
    <style:style style:name="P75" style:family="paragraph" style:parent-style-name="paragraf">
      <style:paragraph-properties fo:orphans="0" fo:widows="0" fo:hyphenation-ladder-count="no-limit" fo:keep-with-next="auto"/>
      <style:text-properties fo:font-style="italic" fo:font-weight="bold" officeooo:rsid="12102e1f" officeooo:paragraph-rsid="12102e1f" style:font-style-asian="italic" style:font-weight-asian="bold" style:font-style-complex="italic" style:font-weight-complex="bold" fo:hyphenate="true" fo:hyphenation-remain-char-count="2" fo:hyphenation-push-char-count="2" loext:hyphenation-no-caps="false"/>
    </style:style>
    <style:style style:name="P76" style:family="paragraph" style:parent-style-name="paragraf">
      <style:paragraph-properties fo:orphans="0" fo:widows="0" fo:hyphenation-ladder-count="no-limit" fo:keep-with-next="auto"/>
      <style:text-properties fo:font-style="italic" fo:font-weight="bold" officeooo:rsid="1212c020" officeooo:paragraph-rsid="1213b925" style:font-style-asian="italic" style:font-weight-asian="bold" style:font-style-complex="italic" style:font-weight-complex="bold" fo:hyphenate="true" fo:hyphenation-remain-char-count="2" fo:hyphenation-push-char-count="2" loext:hyphenation-no-caps="false"/>
    </style:style>
    <style:style style:name="P77" style:family="paragraph" style:parent-style-name="paragraf">
      <style:paragraph-properties fo:orphans="0" fo:widows="0" fo:hyphenation-ladder-count="no-limit" fo:keep-with-next="auto"/>
      <style:text-properties fo:font-style="italic" fo:font-weight="bold" officeooo:rsid="1215375c" officeooo:paragraph-rsid="1215375c" style:font-style-asian="italic" style:font-weight-asian="bold" style:font-style-complex="italic" style:font-weight-complex="bold" fo:hyphenate="true" fo:hyphenation-remain-char-count="2" fo:hyphenation-push-char-count="2" loext:hyphenation-no-caps="false"/>
    </style:style>
    <style:style style:name="P78" style:family="paragraph" style:parent-style-name="paragraf">
      <style:paragraph-properties fo:orphans="0" fo:widows="0" fo:hyphenation-ladder-count="no-limit" fo:keep-with-next="auto"/>
      <style:text-properties fo:font-style="italic" fo:font-weight="bold" officeooo:rsid="121873b9" officeooo:paragraph-rsid="121873b9" style:font-style-asian="italic" style:font-weight-asian="bold" style:font-style-complex="italic" style:font-weight-complex="bold" fo:hyphenate="true" fo:hyphenation-remain-char-count="2" fo:hyphenation-push-char-count="2" loext:hyphenation-no-caps="false"/>
    </style:style>
    <style:style style:name="P79" style:family="paragraph" style:parent-style-name="paragraf">
      <style:paragraph-properties fo:orphans="0" fo:widows="0" fo:hyphenation-ladder-count="no-limit" fo:keep-with-next="auto"/>
      <style:text-properties fo:font-style="italic" fo:font-weight="bold" officeooo:rsid="121cf8db" officeooo:paragraph-rsid="121cf8db" style:font-style-asian="italic" style:font-weight-asian="bold" style:font-style-complex="italic" style:font-weight-complex="bold" fo:hyphenate="true" fo:hyphenation-remain-char-count="2" fo:hyphenation-push-char-count="2" loext:hyphenation-no-caps="false"/>
    </style:style>
    <style:style style:name="P80" style:family="paragraph" style:parent-style-name="paragraf">
      <style:paragraph-properties fo:orphans="0" fo:widows="0" fo:hyphenation-ladder-count="no-limit" fo:keep-with-next="auto"/>
      <style:text-properties fo:font-style="italic" fo:font-weight="bold" officeooo:rsid="121fb7b5" officeooo:paragraph-rsid="121fb7b5" style:font-style-asian="italic" style:font-weight-asian="bold" style:font-style-complex="italic" style:font-weight-complex="bold" fo:hyphenate="true" fo:hyphenation-remain-char-count="2" fo:hyphenation-push-char-count="2" loext:hyphenation-no-caps="false"/>
    </style:style>
    <style:style style:name="P81" style:family="paragraph" style:parent-style-name="paragraf">
      <style:paragraph-properties fo:orphans="0" fo:widows="0" fo:hyphenation-ladder-count="no-limit" fo:keep-with-next="auto"/>
      <style:text-properties fo:font-style="italic" fo:font-weight="bold" officeooo:rsid="1221167a" officeooo:paragraph-rsid="1221167a" style:font-style-asian="italic" style:font-weight-asian="bold" style:font-style-complex="italic" style:font-weight-complex="bold" fo:hyphenate="true" fo:hyphenation-remain-char-count="2" fo:hyphenation-push-char-count="2" loext:hyphenation-no-caps="false"/>
    </style:style>
    <style:style style:name="P82" style:family="paragraph" style:parent-style-name="paragraf">
      <style:paragraph-properties fo:orphans="0" fo:widows="0" fo:hyphenation-ladder-count="no-limit" fo:keep-with-next="auto"/>
      <style:text-properties fo:font-style="italic" fo:font-weight="bold" officeooo:rsid="121a9bc8" officeooo:paragraph-rsid="128ce931" style:font-style-asian="italic" style:font-weight-asian="bold" style:font-style-complex="italic" style:font-weight-complex="bold" fo:hyphenate="true" fo:hyphenation-remain-char-count="2" fo:hyphenation-push-char-count="2" loext:hyphenation-no-caps="false"/>
    </style:style>
    <style:style style:name="P83" style:family="paragraph" style:parent-style-name="paragraf">
      <style:paragraph-properties fo:orphans="0" fo:widows="0" fo:hyphenation-ladder-count="no-limit" fo:keep-with-next="auto"/>
      <style:text-properties fo:font-style="italic" fo:font-weight="bold" officeooo:rsid="1223de23" officeooo:paragraph-rsid="1223de23" fo:background-color="transparent" style:font-style-asian="italic" style:font-weight-asian="bold" style:font-style-complex="italic" style:font-weight-complex="bold" fo:hyphenate="true" fo:hyphenation-remain-char-count="2" fo:hyphenation-push-char-count="2" loext:hyphenation-no-caps="false"/>
    </style:style>
    <style:style style:name="P84" style:family="paragraph" style:parent-style-name="paragraf">
      <style:paragraph-properties fo:orphans="0" fo:widows="0" fo:hyphenation-ladder-count="no-limit" fo:keep-with-next="auto"/>
      <style:text-properties fo:font-style="italic" fo:font-weight="bold" officeooo:rsid="123daef0" officeooo:paragraph-rsid="123daef0" fo:background-color="transparent" style:font-style-asian="italic" style:font-weight-asian="bold" style:font-style-complex="italic" style:font-weight-complex="bold" fo:hyphenate="true" fo:hyphenation-remain-char-count="2" fo:hyphenation-push-char-count="2" loext:hyphenation-no-caps="false"/>
    </style:style>
    <style:style style:name="P85" style:family="paragraph" style:parent-style-name="paragraf">
      <style:paragraph-properties fo:orphans="0" fo:widows="0" fo:hyphenation-ladder-count="no-limit" fo:keep-with-next="auto"/>
      <style:text-properties fo:font-style="italic" fo:font-weight="bold" officeooo:rsid="123f3804" officeooo:paragraph-rsid="123f3804" fo:background-color="transparent" style:font-style-asian="italic" style:font-weight-asian="bold" style:font-style-complex="italic" style:font-weight-complex="bold" fo:hyphenate="true" fo:hyphenation-remain-char-count="2" fo:hyphenation-push-char-count="2" loext:hyphenation-no-caps="false"/>
    </style:style>
    <style:style style:name="P86" style:family="paragraph" style:parent-style-name="paragraf">
      <style:paragraph-properties fo:orphans="0" fo:widows="0" fo:hyphenation-ladder-count="no-limit" fo:keep-with-next="auto"/>
      <style:text-properties fo:font-style="italic" fo:font-weight="bold" officeooo:rsid="124072e7" officeooo:paragraph-rsid="124072e7" fo:background-color="transparent" style:font-style-asian="italic" style:font-weight-asian="bold" style:font-style-complex="italic" style:font-weight-complex="bold" fo:hyphenate="true" fo:hyphenation-remain-char-count="2" fo:hyphenation-push-char-count="2" loext:hyphenation-no-caps="false"/>
    </style:style>
    <style:style style:name="P87" style:family="paragraph" style:parent-style-name="paragraf">
      <style:paragraph-properties fo:orphans="0" fo:widows="0" fo:hyphenation-ladder-count="no-limit" fo:keep-with-next="auto"/>
      <style:text-properties fo:font-style="italic" fo:font-weight="bold" officeooo:rsid="12413cdc" officeooo:paragraph-rsid="12413cdc" fo:background-color="transparent" style:font-style-asian="italic" style:font-weight-asian="bold" style:font-style-complex="italic" style:font-weight-complex="bold" fo:hyphenate="true" fo:hyphenation-remain-char-count="2" fo:hyphenation-push-char-count="2" loext:hyphenation-no-caps="false"/>
    </style:style>
    <style:style style:name="P88" style:family="paragraph" style:parent-style-name="paragraf">
      <style:paragraph-properties fo:orphans="0" fo:widows="0" fo:hyphenation-ladder-count="no-limit" fo:keep-with-next="auto"/>
      <style:text-properties fo:font-style="italic" fo:font-weight="bold" officeooo:rsid="1241a5c0" officeooo:paragraph-rsid="1241a5c0" fo:background-color="transparent" style:font-style-asian="italic" style:font-weight-asian="bold" style:font-style-complex="italic" style:font-weight-complex="bold" fo:hyphenate="true" fo:hyphenation-remain-char-count="2" fo:hyphenation-push-char-count="2" loext:hyphenation-no-caps="false"/>
    </style:style>
    <style:style style:name="P89" style:family="paragraph" style:parent-style-name="paragraf">
      <style:paragraph-properties fo:orphans="0" fo:widows="0" fo:hyphenation-ladder-count="no-limit" fo:keep-with-next="auto"/>
      <style:text-properties fo:font-style="italic" fo:font-weight="bold" officeooo:rsid="1244323c" officeooo:paragraph-rsid="1244323c" fo:background-color="transparent" style:font-style-asian="italic" style:font-weight-asian="bold" style:font-style-complex="italic" style:font-weight-complex="bold" fo:hyphenate="true" fo:hyphenation-remain-char-count="2" fo:hyphenation-push-char-count="2" loext:hyphenation-no-caps="false"/>
    </style:style>
    <style:style style:name="P90" style:family="paragraph" style:parent-style-name="paragraf">
      <style:paragraph-properties fo:orphans="0" fo:widows="0" fo:hyphenation-ladder-count="no-limit" fo:keep-with-next="auto"/>
      <style:text-properties fo:font-style="italic" fo:font-weight="normal" officeooo:rsid="12452e96" officeooo:paragraph-rsid="12452e96" fo:background-color="transparent" style:font-style-asian="italic" style:font-weight-asian="normal" style:font-style-complex="italic" style:font-weight-complex="normal" fo:hyphenate="true" fo:hyphenation-remain-char-count="2" fo:hyphenation-push-char-count="2" loext:hyphenation-no-caps="false"/>
    </style:style>
    <style:style style:name="P91" style:family="paragraph" style:parent-style-name="paragraf">
      <style:paragraph-properties fo:orphans="0" fo:widows="0" fo:hyphenation-ladder-count="no-limit" fo:keep-with-next="auto"/>
      <style:text-properties fo:font-style="italic" officeooo:rsid="10f86a6d" officeooo:paragraph-rsid="10f86a6d" fo:background-color="#fff5ce" style:font-style-asian="italic" style:font-style-complex="italic" fo:hyphenate="true" fo:hyphenation-remain-char-count="2" fo:hyphenation-push-char-count="2" loext:hyphenation-no-caps="false"/>
    </style:style>
    <style:style style:name="P92" style:family="paragraph" style:parent-style-name="paragraf">
      <style:paragraph-properties fo:orphans="0" fo:widows="0" fo:hyphenation-ladder-count="no-limit" fo:keep-with-next="auto"/>
      <style:text-properties fo:font-style="italic" officeooo:rsid="11bd1636" officeooo:paragraph-rsid="11bd1636" fo:background-color="#fff5ce" style:font-style-asian="italic" style:font-style-complex="italic" fo:hyphenate="true" fo:hyphenation-remain-char-count="2" fo:hyphenation-push-char-count="2" loext:hyphenation-no-caps="false"/>
    </style:style>
    <style:style style:name="P93" style:family="paragraph" style:parent-style-name="paragraf">
      <style:paragraph-properties fo:orphans="0" fo:widows="0" fo:hyphenation-ladder-count="no-limit" fo:keep-with-next="auto"/>
      <style:text-properties officeooo:rsid="110c94de" officeooo:paragraph-rsid="110c94de" fo:hyphenate="true" fo:hyphenation-remain-char-count="2" fo:hyphenation-push-char-count="2" loext:hyphenation-no-caps="false"/>
    </style:style>
    <style:style style:name="P94" style:family="paragraph" style:parent-style-name="paragraf">
      <style:paragraph-properties fo:orphans="0" fo:widows="0" fo:hyphenation-ladder-count="no-limit" fo:keep-with-next="auto"/>
      <style:text-properties officeooo:rsid="110e2508" officeooo:paragraph-rsid="110e2508" fo:hyphenate="true" fo:hyphenation-remain-char-count="2" fo:hyphenation-push-char-count="2" loext:hyphenation-no-caps="false"/>
    </style:style>
    <style:style style:name="P95" style:family="paragraph" style:parent-style-name="paragraf">
      <style:paragraph-properties fo:orphans="0" fo:widows="0" fo:hyphenation-ladder-count="no-limit" fo:keep-with-next="auto"/>
      <style:text-properties officeooo:rsid="11109318" officeooo:paragraph-rsid="11109318" fo:hyphenate="true" fo:hyphenation-remain-char-count="2" fo:hyphenation-push-char-count="2" loext:hyphenation-no-caps="false"/>
    </style:style>
    <style:style style:name="P96" style:family="paragraph" style:parent-style-name="paragraf">
      <style:paragraph-properties fo:orphans="0" fo:widows="0" fo:hyphenation-ladder-count="no-limit" fo:keep-with-next="auto"/>
      <style:text-properties officeooo:rsid="1112624f" officeooo:paragraph-rsid="1112624f" fo:hyphenate="true" fo:hyphenation-remain-char-count="2" fo:hyphenation-push-char-count="2" loext:hyphenation-no-caps="false"/>
    </style:style>
    <style:style style:name="P97" style:family="paragraph" style:parent-style-name="paragraf">
      <style:paragraph-properties fo:orphans="0" fo:widows="0" fo:hyphenation-ladder-count="no-limit" fo:keep-with-next="auto"/>
      <style:text-properties officeooo:rsid="11137c2a" officeooo:paragraph-rsid="11137c2a" fo:hyphenate="true" fo:hyphenation-remain-char-count="2" fo:hyphenation-push-char-count="2" loext:hyphenation-no-caps="false"/>
    </style:style>
    <style:style style:name="P98" style:family="paragraph" style:parent-style-name="paragraf">
      <style:paragraph-properties fo:orphans="0" fo:widows="0" fo:hyphenation-ladder-count="no-limit" fo:keep-with-next="auto"/>
      <style:text-properties officeooo:rsid="111601ba" officeooo:paragraph-rsid="111601ba" fo:hyphenate="true" fo:hyphenation-remain-char-count="2" fo:hyphenation-push-char-count="2" loext:hyphenation-no-caps="false"/>
    </style:style>
    <style:style style:name="P99" style:family="paragraph" style:parent-style-name="paragraf">
      <style:paragraph-properties fo:orphans="0" fo:widows="0" fo:hyphenation-ladder-count="no-limit" fo:keep-with-next="auto"/>
      <style:text-properties officeooo:rsid="111792a6" officeooo:paragraph-rsid="111792a6" fo:hyphenate="true" fo:hyphenation-remain-char-count="2" fo:hyphenation-push-char-count="2" loext:hyphenation-no-caps="false"/>
    </style:style>
    <style:style style:name="P100" style:family="paragraph" style:parent-style-name="paragraf">
      <style:paragraph-properties fo:orphans="0" fo:widows="0" fo:hyphenation-ladder-count="no-limit" fo:keep-with-next="auto"/>
      <style:text-properties officeooo:rsid="111ae15b" officeooo:paragraph-rsid="111ae15b" fo:hyphenate="true" fo:hyphenation-remain-char-count="2" fo:hyphenation-push-char-count="2" loext:hyphenation-no-caps="false"/>
    </style:style>
    <style:style style:name="P101" style:family="paragraph" style:parent-style-name="paragraf">
      <style:paragraph-properties fo:orphans="0" fo:widows="0" fo:hyphenation-ladder-count="no-limit" fo:keep-with-next="auto"/>
      <style:text-properties fo:font-style="normal" officeooo:rsid="111ae15b" officeooo:paragraph-rsid="111ae15b" style:font-style-asian="normal" style:font-style-complex="normal" fo:hyphenate="true" fo:hyphenation-remain-char-count="2" fo:hyphenation-push-char-count="2" loext:hyphenation-no-caps="false"/>
    </style:style>
    <style:style style:name="P102" style:family="paragraph" style:parent-style-name="paragraf">
      <style:paragraph-properties fo:orphans="0" fo:widows="0" fo:hyphenation-ladder-count="no-limit" fo:keep-with-next="auto"/>
      <style:text-properties fo:font-style="normal" officeooo:rsid="11230c56" officeooo:paragraph-rsid="11230c56" style:font-style-asian="normal" style:font-style-complex="normal" fo:hyphenate="true" fo:hyphenation-remain-char-count="2" fo:hyphenation-push-char-count="2" loext:hyphenation-no-caps="false"/>
    </style:style>
    <style:style style:name="P103" style:family="paragraph" style:parent-style-name="paragraf">
      <style:paragraph-properties fo:orphans="0" fo:widows="0" fo:hyphenation-ladder-count="no-limit" fo:keep-with-next="auto"/>
      <style:text-properties fo:font-style="normal" officeooo:rsid="11261531" officeooo:paragraph-rsid="11261531" style:font-style-asian="normal" style:font-style-complex="normal" fo:hyphenate="true" fo:hyphenation-remain-char-count="2" fo:hyphenation-push-char-count="2" loext:hyphenation-no-caps="false"/>
    </style:style>
    <style:style style:name="P104" style:family="paragraph" style:parent-style-name="paragraf">
      <style:paragraph-properties fo:orphans="0" fo:widows="0" fo:hyphenation-ladder-count="no-limit" fo:keep-with-next="auto"/>
      <style:text-properties fo:font-style="normal" officeooo:rsid="11e3238b" officeooo:paragraph-rsid="11e3238b" style:font-style-asian="normal" style:font-style-complex="normal" fo:hyphenate="true" fo:hyphenation-remain-char-count="2" fo:hyphenation-push-char-count="2" loext:hyphenation-no-caps="false"/>
    </style:style>
    <style:style style:name="P105" style:family="paragraph" style:parent-style-name="paragraf">
      <style:paragraph-properties fo:orphans="0" fo:widows="0" fo:hyphenation-ladder-count="no-limit" fo:keep-with-next="auto"/>
      <style:text-properties fo:font-style="normal" officeooo:rsid="11f3f70c" officeooo:paragraph-rsid="11f3f70c" style:font-style-asian="normal" style:font-style-complex="normal" fo:hyphenate="true" fo:hyphenation-remain-char-count="2" fo:hyphenation-push-char-count="2" loext:hyphenation-no-caps="false"/>
    </style:style>
    <style:style style:name="P106" style:family="paragraph" style:parent-style-name="paragraf">
      <style:paragraph-properties fo:orphans="0" fo:widows="0" fo:hyphenation-ladder-count="no-limit" fo:keep-with-next="auto"/>
      <style:text-properties fo:font-style="normal" officeooo:rsid="11fdc7c9" officeooo:paragraph-rsid="11fdc7c9" style:font-style-asian="normal" style:font-style-complex="normal" fo:hyphenate="true" fo:hyphenation-remain-char-count="2" fo:hyphenation-push-char-count="2" loext:hyphenation-no-caps="false"/>
    </style:style>
    <style:style style:name="P107" style:family="paragraph" style:parent-style-name="paragraf">
      <style:paragraph-properties fo:orphans="0" fo:widows="0" fo:hyphenation-ladder-count="no-limit" fo:keep-with-next="auto"/>
      <style:text-properties fo:font-style="normal" officeooo:rsid="11feb988" officeooo:paragraph-rsid="11feb988" style:font-style-asian="normal" style:font-style-complex="normal" fo:hyphenate="true" fo:hyphenation-remain-char-count="2" fo:hyphenation-push-char-count="2" loext:hyphenation-no-caps="false"/>
    </style:style>
    <style:style style:name="P108" style:family="paragraph" style:parent-style-name="paragraf">
      <style:paragraph-properties fo:orphans="0" fo:widows="0" fo:hyphenation-ladder-count="no-limit" fo:keep-with-next="auto"/>
      <style:text-properties fo:font-style="normal" officeooo:rsid="12001073" officeooo:paragraph-rsid="12001073" style:font-style-asian="normal" style:font-style-complex="normal" fo:hyphenate="true" fo:hyphenation-remain-char-count="2" fo:hyphenation-push-char-count="2" loext:hyphenation-no-caps="false"/>
    </style:style>
    <style:style style:name="P109" style:family="paragraph" style:parent-style-name="paragraf">
      <style:paragraph-properties fo:orphans="0" fo:widows="0" fo:hyphenation-ladder-count="no-limit" fo:keep-with-next="auto"/>
      <style:text-properties fo:font-style="normal" officeooo:rsid="1205fcb5" officeooo:paragraph-rsid="1205fcb5" style:font-style-asian="normal" style:font-style-complex="normal" fo:hyphenate="true" fo:hyphenation-remain-char-count="2" fo:hyphenation-push-char-count="2" loext:hyphenation-no-caps="false"/>
    </style:style>
    <style:style style:name="P110" style:family="paragraph" style:parent-style-name="paragraf">
      <style:paragraph-properties fo:orphans="0" fo:widows="0" fo:hyphenation-ladder-count="no-limit" fo:keep-with-next="auto"/>
      <style:text-properties fo:font-style="normal" style:text-underline-style="none" officeooo:rsid="113581a5" officeooo:paragraph-rsid="113581a5" style:font-style-asian="normal" style:font-style-complex="normal" fo:hyphenate="true" fo:hyphenation-remain-char-count="2" fo:hyphenation-push-char-count="2" loext:hyphenation-no-caps="false"/>
    </style:style>
    <style:style style:name="P111" style:family="paragraph" style:parent-style-name="paragraf">
      <style:paragraph-properties fo:orphans="0" fo:widows="0" fo:hyphenation-ladder-count="no-limit" fo:keep-with-next="auto"/>
      <style:text-properties fo:font-style="normal" style:text-underline-style="none" officeooo:rsid="115432a7" officeooo:paragraph-rsid="115432a7" style:font-style-asian="normal" style:font-style-complex="normal" fo:hyphenate="true" fo:hyphenation-remain-char-count="2" fo:hyphenation-push-char-count="2" loext:hyphenation-no-caps="false"/>
    </style:style>
    <style:style style:name="P112" style:family="paragraph" style:parent-style-name="paragraf">
      <style:paragraph-properties fo:orphans="0" fo:widows="0" fo:hyphenation-ladder-count="no-limit" fo:keep-with-next="auto"/>
      <style:text-properties fo:font-style="normal" style:text-underline-style="none" officeooo:rsid="117d3d85" officeooo:paragraph-rsid="117d3d85" style:font-style-asian="normal" style:font-style-complex="normal" fo:hyphenate="true" fo:hyphenation-remain-char-count="2" fo:hyphenation-push-char-count="2" loext:hyphenation-no-caps="false"/>
    </style:style>
    <style:style style:name="P113" style:family="paragraph" style:parent-style-name="paragraf">
      <style:paragraph-properties fo:orphans="0" fo:widows="0" fo:hyphenation-ladder-count="no-limit" fo:keep-with-next="auto"/>
      <style:text-properties fo:font-style="normal" style:text-underline-style="none" officeooo:rsid="1180b172" officeooo:paragraph-rsid="1180b172" style:font-style-asian="normal" style:font-style-complex="normal" fo:hyphenate="true" fo:hyphenation-remain-char-count="2" fo:hyphenation-push-char-count="2" loext:hyphenation-no-caps="false"/>
    </style:style>
    <style:style style:name="P114" style:family="paragraph" style:parent-style-name="paragraf">
      <style:paragraph-properties fo:orphans="0" fo:widows="0" fo:hyphenation-ladder-count="no-limit" fo:keep-with-next="auto"/>
      <style:text-properties fo:font-style="normal" style:text-underline-style="none" officeooo:rsid="118423a9" officeooo:paragraph-rsid="118ac798" style:font-style-asian="normal" style:font-style-complex="normal" fo:hyphenate="true" fo:hyphenation-remain-char-count="2" fo:hyphenation-push-char-count="2" loext:hyphenation-no-caps="false"/>
    </style:style>
    <style:style style:name="P115" style:family="paragraph" style:parent-style-name="paragraf">
      <style:paragraph-properties fo:orphans="0" fo:widows="0" fo:hyphenation-ladder-count="no-limit" fo:keep-with-next="auto"/>
      <style:text-properties fo:font-style="normal" style:text-underline-style="none" officeooo:rsid="118e9444" officeooo:paragraph-rsid="118e9444" style:font-style-asian="normal" style:font-style-complex="normal" fo:hyphenate="true" fo:hyphenation-remain-char-count="2" fo:hyphenation-push-char-count="2" loext:hyphenation-no-caps="false"/>
    </style:style>
    <style:style style:name="P116" style:family="paragraph" style:parent-style-name="paragraf">
      <style:paragraph-properties fo:orphans="0" fo:widows="0" fo:hyphenation-ladder-count="no-limit" fo:keep-with-next="auto"/>
      <style:text-properties fo:font-style="normal" style:text-underline-style="none" officeooo:rsid="119588b0" officeooo:paragraph-rsid="119588b0" style:font-style-asian="normal" style:font-style-complex="normal" fo:hyphenate="true" fo:hyphenation-remain-char-count="2" fo:hyphenation-push-char-count="2" loext:hyphenation-no-caps="false"/>
    </style:style>
    <style:style style:name="P117" style:family="paragraph" style:parent-style-name="paragraf">
      <style:paragraph-properties fo:orphans="0" fo:widows="0" fo:hyphenation-ladder-count="no-limit" fo:keep-with-next="auto"/>
      <style:text-properties fo:font-style="normal" style:text-underline-style="none" officeooo:rsid="119588b0" officeooo:paragraph-rsid="1196b432" style:font-style-asian="normal" style:font-style-complex="normal" fo:hyphenate="true" fo:hyphenation-remain-char-count="2" fo:hyphenation-push-char-count="2" loext:hyphenation-no-caps="false"/>
    </style:style>
    <style:style style:name="P118" style:family="paragraph" style:parent-style-name="paragraf">
      <style:paragraph-properties fo:orphans="0" fo:widows="0" fo:hyphenation-ladder-count="no-limit" fo:keep-with-next="auto"/>
      <style:text-properties fo:font-style="normal" style:text-underline-style="none" officeooo:rsid="119b7697" officeooo:paragraph-rsid="119b7697" style:font-style-asian="normal" style:font-style-complex="normal" fo:hyphenate="true" fo:hyphenation-remain-char-count="2" fo:hyphenation-push-char-count="2" loext:hyphenation-no-caps="false"/>
    </style:style>
    <style:style style:name="P119" style:family="paragraph" style:parent-style-name="paragraf">
      <style:paragraph-properties fo:orphans="0" fo:widows="0" fo:hyphenation-ladder-count="no-limit" fo:keep-with-next="auto"/>
      <style:text-properties fo:font-style="normal" style:text-underline-style="none" officeooo:rsid="119e1269" officeooo:paragraph-rsid="119e1269" style:font-style-asian="normal" style:font-style-complex="normal" fo:hyphenate="true" fo:hyphenation-remain-char-count="2" fo:hyphenation-push-char-count="2" loext:hyphenation-no-caps="false"/>
    </style:style>
    <style:style style:name="P120" style:family="paragraph" style:parent-style-name="paragraf">
      <style:paragraph-properties fo:orphans="0" fo:widows="0" fo:hyphenation-ladder-count="no-limit" fo:keep-with-next="auto"/>
      <style:text-properties fo:font-style="normal" style:text-underline-style="none" officeooo:rsid="11a490bd" officeooo:paragraph-rsid="11a490bd" style:font-style-asian="normal" style:font-style-complex="normal" fo:hyphenate="true" fo:hyphenation-remain-char-count="2" fo:hyphenation-push-char-count="2" loext:hyphenation-no-caps="false"/>
    </style:style>
    <style:style style:name="P121" style:family="paragraph" style:parent-style-name="paragraf">
      <style:paragraph-properties fo:orphans="0" fo:widows="0" fo:hyphenation-ladder-count="no-limit" fo:keep-with-next="auto"/>
      <style:text-properties fo:font-style="normal" style:text-underline-style="none" officeooo:rsid="11a66463" officeooo:paragraph-rsid="11a66463" style:font-style-asian="normal" style:font-style-complex="normal" fo:hyphenate="true" fo:hyphenation-remain-char-count="2" fo:hyphenation-push-char-count="2" loext:hyphenation-no-caps="false"/>
    </style:style>
    <style:style style:name="P122" style:family="paragraph" style:parent-style-name="paragraf">
      <style:paragraph-properties fo:orphans="0" fo:widows="0" fo:hyphenation-ladder-count="no-limit" fo:keep-with-next="auto"/>
      <style:text-properties fo:font-style="normal" style:text-underline-style="none" officeooo:rsid="11af7514" officeooo:paragraph-rsid="11af7514" style:font-style-asian="normal" style:font-style-complex="normal" fo:hyphenate="true" fo:hyphenation-remain-char-count="2" fo:hyphenation-push-char-count="2" loext:hyphenation-no-caps="false"/>
    </style:style>
    <style:style style:name="P123" style:family="paragraph" style:parent-style-name="paragraf">
      <style:paragraph-properties fo:orphans="0" fo:widows="0" fo:hyphenation-ladder-count="no-limit" fo:keep-with-next="auto"/>
      <style:text-properties fo:font-style="normal" style:text-underline-style="none" officeooo:rsid="11b06f86" officeooo:paragraph-rsid="11b06f86" style:font-style-asian="normal" style:font-style-complex="normal" fo:hyphenate="true" fo:hyphenation-remain-char-count="2" fo:hyphenation-push-char-count="2" loext:hyphenation-no-caps="false"/>
    </style:style>
    <style:style style:name="P124" style:family="paragraph" style:parent-style-name="paragraf">
      <style:paragraph-properties fo:orphans="0" fo:widows="0" fo:hyphenation-ladder-count="no-limit" fo:keep-with-next="auto"/>
      <style:text-properties fo:font-style="normal" style:text-underline-style="none" officeooo:rsid="11b133e6" officeooo:paragraph-rsid="11b133e6" style:font-style-asian="normal" style:font-style-complex="normal" fo:hyphenate="true" fo:hyphenation-remain-char-count="2" fo:hyphenation-push-char-count="2" loext:hyphenation-no-caps="false"/>
    </style:style>
    <style:style style:name="P125" style:family="paragraph" style:parent-style-name="paragraf">
      <style:paragraph-properties fo:orphans="0" fo:widows="0" fo:hyphenation-ladder-count="no-limit" fo:keep-with-next="auto"/>
      <style:text-properties fo:font-style="normal" style:text-underline-style="none" officeooo:rsid="11b18f94" officeooo:paragraph-rsid="11b18f94" style:font-style-asian="normal" style:font-style-complex="normal" fo:hyphenate="true" fo:hyphenation-remain-char-count="2" fo:hyphenation-push-char-count="2" loext:hyphenation-no-caps="false"/>
    </style:style>
    <style:style style:name="P126" style:family="paragraph" style:parent-style-name="paragraf">
      <style:paragraph-properties fo:orphans="0" fo:widows="0" fo:hyphenation-ladder-count="no-limit" fo:keep-with-next="auto"/>
      <style:text-properties fo:font-style="normal" style:text-underline-style="none" officeooo:rsid="11b06f86" officeooo:paragraph-rsid="11b06f86" fo:background-color="#fff5ce" style:font-style-asian="normal" style:font-style-complex="normal" fo:hyphenate="true" fo:hyphenation-remain-char-count="2" fo:hyphenation-push-char-count="2" loext:hyphenation-no-caps="false"/>
    </style:style>
    <style:style style:name="P127" style:family="paragraph" style:parent-style-name="paragraf">
      <style:paragraph-properties fo:orphans="0" fo:widows="0" fo:hyphenation-ladder-count="no-limit" fo:keep-with-next="auto"/>
      <style:text-properties fo:font-style="normal" fo:font-weight="normal" officeooo:rsid="12102e1f" officeooo:paragraph-rsid="120e864d" style:font-style-asian="normal" style:font-weight-asian="normal" style:font-style-complex="normal" style:font-weight-complex="normal" fo:hyphenate="true" fo:hyphenation-remain-char-count="2" fo:hyphenation-push-char-count="2" loext:hyphenation-no-caps="false"/>
    </style:style>
    <style:style style:name="P128" style:family="paragraph" style:parent-style-name="paragraf">
      <style:paragraph-properties fo:orphans="0" fo:widows="0" fo:hyphenation-ladder-count="no-limit" fo:keep-with-next="auto"/>
      <style:text-properties fo:font-style="normal" fo:font-weight="normal" officeooo:rsid="12102e1f" officeooo:paragraph-rsid="12102e1f" style:font-style-asian="normal" style:font-weight-asian="normal" style:font-style-complex="normal" style:font-weight-complex="normal" fo:hyphenate="true" fo:hyphenation-remain-char-count="2" fo:hyphenation-push-char-count="2" loext:hyphenation-no-caps="false"/>
    </style:style>
    <style:style style:name="P129" style:family="paragraph" style:parent-style-name="paragraf">
      <style:paragraph-properties fo:orphans="0" fo:widows="0" fo:hyphenation-ladder-count="no-limit" fo:keep-with-next="auto"/>
      <style:text-properties fo:font-style="normal" fo:font-weight="normal" officeooo:rsid="1216494d" officeooo:paragraph-rsid="1216494d" style:font-style-asian="normal" style:font-weight-asian="normal" style:font-style-complex="normal" style:font-weight-complex="normal" fo:hyphenate="true" fo:hyphenation-remain-char-count="2" fo:hyphenation-push-char-count="2" loext:hyphenation-no-caps="false"/>
    </style:style>
    <style:style style:name="P130" style:family="paragraph" style:parent-style-name="paragraf">
      <style:paragraph-properties fo:orphans="0" fo:widows="0" fo:hyphenation-ladder-count="no-limit" fo:keep-with-next="auto"/>
      <style:text-properties fo:font-style="normal" fo:font-weight="normal" officeooo:rsid="121873b9" officeooo:paragraph-rsid="121873b9" style:font-style-asian="normal" style:font-weight-asian="normal" style:font-style-complex="normal" style:font-weight-complex="normal" fo:hyphenate="true" fo:hyphenation-remain-char-count="2" fo:hyphenation-push-char-count="2" loext:hyphenation-no-caps="false"/>
    </style:style>
    <style:style style:name="P131" style:family="paragraph" style:parent-style-name="paragraf">
      <style:paragraph-properties fo:orphans="0" fo:widows="0" fo:hyphenation-ladder-count="no-limit" fo:keep-with-next="auto"/>
      <style:text-properties fo:font-style="normal" fo:font-weight="normal" officeooo:rsid="1219b145" officeooo:paragraph-rsid="1219b145" style:font-style-asian="normal" style:font-weight-asian="normal" style:font-style-complex="normal" style:font-weight-complex="normal" fo:hyphenate="true" fo:hyphenation-remain-char-count="2" fo:hyphenation-push-char-count="2" loext:hyphenation-no-caps="false"/>
    </style:style>
    <style:style style:name="P132" style:family="paragraph" style:parent-style-name="paragraf">
      <style:paragraph-properties fo:orphans="0" fo:widows="0" fo:hyphenation-ladder-count="no-limit" fo:keep-with-next="auto"/>
      <style:text-properties fo:font-style="normal" fo:font-weight="normal" officeooo:rsid="121a9bc8" officeooo:paragraph-rsid="121a9bc8" style:font-style-asian="normal" style:font-weight-asian="normal" style:font-style-complex="normal" style:font-weight-complex="normal" fo:hyphenate="true" fo:hyphenation-remain-char-count="2" fo:hyphenation-push-char-count="2" loext:hyphenation-no-caps="false"/>
    </style:style>
    <style:style style:name="P133" style:family="paragraph" style:parent-style-name="paragraf">
      <style:paragraph-properties fo:orphans="0" fo:widows="0" fo:hyphenation-ladder-count="no-limit" fo:keep-with-next="auto"/>
      <style:text-properties fo:font-style="normal" fo:font-weight="normal" officeooo:rsid="1221167a" officeooo:paragraph-rsid="1221167a" style:font-style-asian="normal" style:font-weight-asian="normal" style:font-style-complex="normal" style:font-weight-complex="normal" fo:hyphenate="true" fo:hyphenation-remain-char-count="2" fo:hyphenation-push-char-count="2" loext:hyphenation-no-caps="false"/>
    </style:style>
    <style:style style:name="P134" style:family="paragraph" style:parent-style-name="paragraf">
      <style:paragraph-properties fo:orphans="0" fo:widows="0" fo:hyphenation-ladder-count="no-limit" fo:keep-with-next="auto"/>
      <style:text-properties fo:font-style="normal" fo:font-weight="normal" officeooo:rsid="1211d997" officeooo:paragraph-rsid="1211d997" style:font-style-asian="normal" style:font-weight-asian="normal" style:font-style-complex="normal" style:font-weight-complex="normal" fo:hyphenate="true" fo:hyphenation-remain-char-count="2" fo:hyphenation-push-char-count="2" loext:hyphenation-no-caps="false"/>
    </style:style>
    <style:style style:name="P135" style:family="paragraph" style:parent-style-name="paragraf">
      <style:paragraph-properties fo:orphans="0" fo:widows="0" fo:hyphenation-ladder-count="no-limit" fo:keep-with-next="auto"/>
      <style:text-properties fo:font-style="normal" fo:font-weight="normal" officeooo:rsid="123daef0" officeooo:paragraph-rsid="123daef0" fo:background-color="transparent" style:font-style-asian="normal" style:font-weight-asian="normal" style:font-style-complex="normal" style:font-weight-complex="normal" fo:hyphenate="true" fo:hyphenation-remain-char-count="2" fo:hyphenation-push-char-count="2" loext:hyphenation-no-caps="false"/>
    </style:style>
    <style:style style:name="P136" style:family="paragraph" style:parent-style-name="paragraf">
      <style:paragraph-properties fo:orphans="0" fo:widows="0" fo:hyphenation-ladder-count="no-limit" fo:keep-with-next="auto"/>
      <style:text-properties fo:font-style="normal" fo:font-weight="normal" officeooo:rsid="12497f77" officeooo:paragraph-rsid="1247c993" fo:background-color="transparent" style:font-style-asian="normal" style:font-weight-asian="normal" style:font-style-complex="normal" style:font-weight-complex="normal" fo:hyphenate="true" fo:hyphenation-remain-char-count="2" fo:hyphenation-push-char-count="2" loext:hyphenation-no-caps="false"/>
    </style:style>
    <style:style style:name="P137" style:family="paragraph" style:parent-style-name="paragraf">
      <style:paragraph-properties fo:orphans="0" fo:widows="0" fo:hyphenation-ladder-count="no-limit" fo:keep-with-next="auto"/>
      <style:text-properties fo:font-style="normal" fo:font-weight="normal" officeooo:rsid="12463d02" officeooo:paragraph-rsid="12463d02" fo:background-color="transparent" style:font-style-asian="normal" style:font-weight-asian="normal" style:font-style-complex="normal" style:font-weight-complex="normal" fo:hyphenate="true" fo:hyphenation-remain-char-count="2" fo:hyphenation-push-char-count="2" loext:hyphenation-no-caps="false"/>
    </style:style>
    <style:style style:name="P138" style:family="paragraph" style:parent-style-name="paragraf">
      <style:paragraph-properties fo:orphans="0" fo:widows="0" fo:hyphenation-ladder-count="no-limit" fo:keep-with-next="auto"/>
      <style:text-properties fo:font-style="normal" fo:font-weight="normal" officeooo:rsid="121a9bc8" officeooo:paragraph-rsid="121a9bc8" fo:background-color="#fff5ce" style:font-style-asian="normal" style:font-weight-asian="normal" style:font-style-complex="normal" style:font-weight-complex="normal" fo:hyphenate="true" fo:hyphenation-remain-char-count="2" fo:hyphenation-push-char-count="2" loext:hyphenation-no-caps="false"/>
    </style:style>
    <style:style style:name="P139" style:family="paragraph" style:parent-style-name="paragraf">
      <style:paragraph-properties fo:orphans="0" fo:widows="0" fo:hyphenation-ladder-count="no-limit" fo:keep-with-next="auto"/>
      <style:text-properties fo:font-style="normal" fo:font-weight="bold" officeooo:rsid="1221167a" officeooo:paragraph-rsid="1221167a" style:font-style-asian="normal" style:font-weight-asian="bold" style:font-style-complex="normal" style:font-weight-complex="bold" fo:hyphenate="true" fo:hyphenation-remain-char-count="2" fo:hyphenation-push-char-count="2" loext:hyphenation-no-caps="false"/>
    </style:style>
    <style:style style:name="P140" style:family="paragraph" style:parent-style-name="paragraf">
      <style:paragraph-properties fo:orphans="0" fo:widows="0" fo:hyphenation-ladder-count="no-limit" fo:keep-with-next="auto"/>
      <style:text-properties fo:font-style="normal" fo:font-weight="bold" officeooo:rsid="1224283b" officeooo:paragraph-rsid="1224283b" fo:background-color="transparent" style:font-style-asian="normal" style:font-weight-asian="bold" style:font-style-complex="normal" style:font-weight-complex="bold" fo:hyphenate="true" fo:hyphenation-remain-char-count="2" fo:hyphenation-push-char-count="2" loext:hyphenation-no-caps="false"/>
    </style:style>
    <style:style style:name="P141" style:family="paragraph" style:parent-style-name="paragraf">
      <style:paragraph-properties fo:orphans="0" fo:widows="0" fo:hyphenation-ladder-count="no-limit" fo:keep-with-next="auto"/>
      <style:text-properties fo:font-style="normal" fo:font-weight="bold" officeooo:rsid="12281c95" officeooo:paragraph-rsid="12299ecb" fo:background-color="transparent" style:font-style-asian="normal" style:font-weight-asian="bold" style:font-style-complex="normal" style:font-weight-complex="bold" fo:hyphenate="true" fo:hyphenation-remain-char-count="2" fo:hyphenation-push-char-count="2" loext:hyphenation-no-caps="false"/>
    </style:style>
    <style:style style:name="P142" style:family="paragraph" style:parent-style-name="paragraf">
      <style:paragraph-properties fo:orphans="0" fo:widows="0" fo:hyphenation-ladder-count="no-limit" fo:keep-with-next="auto"/>
      <style:text-properties fo:font-style="normal" fo:font-weight="bold" officeooo:rsid="122b90ba" officeooo:paragraph-rsid="122b90ba" fo:background-color="transparent" style:font-style-asian="normal" style:font-weight-asian="bold" style:font-style-complex="normal" style:font-weight-complex="bold" fo:hyphenate="true" fo:hyphenation-remain-char-count="2" fo:hyphenation-push-char-count="2" loext:hyphenation-no-caps="false"/>
    </style:style>
    <style:style style:name="P143" style:family="paragraph" style:parent-style-name="paragraf">
      <style:paragraph-properties fo:orphans="0" fo:widows="0" fo:hyphenation-ladder-count="no-limit" fo:keep-with-next="auto"/>
      <style:text-properties fo:font-style="normal" fo:font-weight="bold" officeooo:rsid="122d4577" officeooo:paragraph-rsid="122d4577" fo:background-color="transparent" style:font-style-asian="normal" style:font-weight-asian="bold" style:font-style-complex="normal" style:font-weight-complex="bold" fo:hyphenate="true" fo:hyphenation-remain-char-count="2" fo:hyphenation-push-char-count="2" loext:hyphenation-no-caps="false"/>
    </style:style>
    <style:style style:name="P144" style:family="paragraph" style:parent-style-name="paragraf">
      <style:paragraph-properties fo:orphans="0" fo:widows="0" fo:hyphenation-ladder-count="no-limit" fo:keep-with-next="auto"/>
      <style:text-properties fo:font-style="normal" fo:font-weight="bold" officeooo:rsid="122dbbcc" officeooo:paragraph-rsid="122dbbcc" fo:background-color="transparent" style:font-style-asian="normal" style:font-weight-asian="bold" style:font-style-complex="normal" style:font-weight-complex="bold" fo:hyphenate="true" fo:hyphenation-remain-char-count="2" fo:hyphenation-push-char-count="2" loext:hyphenation-no-caps="false"/>
    </style:style>
    <style:style style:name="P145" style:family="paragraph" style:parent-style-name="paragraf">
      <style:paragraph-properties fo:orphans="0" fo:widows="0" fo:hyphenation-ladder-count="no-limit" fo:keep-with-next="auto"/>
      <style:text-properties fo:font-style="normal" fo:font-weight="bold" officeooo:rsid="12318013" officeooo:paragraph-rsid="12318013" fo:background-color="transparent" style:font-style-asian="normal" style:font-weight-asian="bold" style:font-style-complex="normal" style:font-weight-complex="bold" fo:hyphenate="true" fo:hyphenation-remain-char-count="2" fo:hyphenation-push-char-count="2" loext:hyphenation-no-caps="false"/>
    </style:style>
    <style:style style:name="P146" style:family="paragraph" style:parent-style-name="paragraf">
      <style:paragraph-properties fo:orphans="0" fo:widows="0" fo:hyphenation-ladder-count="no-limit" fo:keep-with-next="auto"/>
      <style:text-properties fo:font-style="normal" fo:font-weight="bold" officeooo:rsid="1233f4f8" officeooo:paragraph-rsid="1233f4f8" fo:background-color="transparent" style:font-style-asian="normal" style:font-weight-asian="bold" style:font-style-complex="normal" style:font-weight-complex="bold" fo:hyphenate="true" fo:hyphenation-remain-char-count="2" fo:hyphenation-push-char-count="2" loext:hyphenation-no-caps="false"/>
    </style:style>
    <style:style style:name="P147" style:family="paragraph" style:parent-style-name="paragraf">
      <style:paragraph-properties fo:orphans="0" fo:widows="0" fo:hyphenation-ladder-count="no-limit" fo:keep-with-next="auto"/>
      <style:text-properties fo:font-style="normal" fo:font-weight="bold" officeooo:rsid="1235fcec" officeooo:paragraph-rsid="123728b7" fo:background-color="transparent" style:font-style-asian="normal" style:font-weight-asian="bold" style:font-style-complex="normal" style:font-weight-complex="bold" fo:hyphenate="true" fo:hyphenation-remain-char-count="2" fo:hyphenation-push-char-count="2" loext:hyphenation-no-caps="false"/>
    </style:style>
    <style:style style:name="P148" style:family="paragraph" style:parent-style-name="paragraf">
      <style:paragraph-properties fo:orphans="0" fo:widows="0" fo:hyphenation-ladder-count="no-limit" fo:keep-with-next="auto"/>
      <style:text-properties fo:font-style="normal" fo:font-weight="bold" officeooo:rsid="1238d337" officeooo:paragraph-rsid="123972d5" fo:background-color="transparent" style:font-style-asian="normal" style:font-weight-asian="bold" style:font-style-complex="normal" style:font-weight-complex="bold" fo:hyphenate="true" fo:hyphenation-remain-char-count="2" fo:hyphenation-push-char-count="2" loext:hyphenation-no-caps="false"/>
    </style:style>
    <style:style style:name="P149" style:family="paragraph" style:parent-style-name="paragraf">
      <style:paragraph-properties fo:orphans="0" fo:widows="0" fo:hyphenation-ladder-count="no-limit" fo:keep-with-next="auto"/>
      <style:text-properties fo:font-style="normal" fo:font-weight="bold" officeooo:rsid="123972d5" officeooo:paragraph-rsid="123daef0" fo:background-color="transparent" style:font-style-asian="normal" style:font-weight-asian="bold" style:font-style-complex="normal" style:font-weight-complex="bold" fo:hyphenate="true" fo:hyphenation-remain-char-count="2" fo:hyphenation-push-char-count="2" loext:hyphenation-no-caps="false"/>
    </style:style>
    <style:style style:name="P150" style:family="paragraph" style:parent-style-name="paragraf">
      <style:paragraph-properties fo:orphans="0" fo:widows="0" fo:hyphenation-ladder-count="no-limit" fo:keep-with-next="auto"/>
      <style:text-properties fo:font-style="normal" fo:font-weight="bold" officeooo:rsid="12452e96" officeooo:paragraph-rsid="12452e96" fo:background-color="transparent" style:font-style-asian="normal" style:font-weight-asian="bold" style:font-style-complex="normal" style:font-weight-complex="bold" fo:hyphenate="true" fo:hyphenation-remain-char-count="2" fo:hyphenation-push-char-count="2" loext:hyphenation-no-caps="false"/>
    </style:style>
    <style:style style:name="P151" style:family="paragraph" style:parent-style-name="paragraf">
      <style:paragraph-properties fo:orphans="0" fo:widows="0" fo:hyphenation-ladder-count="no-limit" fo:keep-with-next="auto"/>
      <style:text-properties fo:font-style="normal" fo:font-weight="bold" officeooo:rsid="12463d02" officeooo:paragraph-rsid="12463d02" fo:background-color="transparent" style:font-style-asian="normal" style:font-weight-asian="bold" style:font-style-complex="normal" style:font-weight-complex="bold" fo:hyphenate="true" fo:hyphenation-remain-char-count="2" fo:hyphenation-push-char-count="2" loext:hyphenation-no-caps="false"/>
    </style:style>
    <style:style style:name="P152" style:family="paragraph" style:parent-style-name="paragraf">
      <style:paragraph-properties fo:orphans="0" fo:widows="0" fo:hyphenation-ladder-count="no-limit" fo:keep-with-next="auto"/>
      <style:text-properties fo:font-style="normal" fo:font-weight="bold" officeooo:rsid="1247c993" officeooo:paragraph-rsid="1247c993" fo:background-color="transparent" style:font-style-asian="normal" style:font-weight-asian="bold" style:font-style-complex="normal" style:font-weight-complex="bold" fo:hyphenate="true" fo:hyphenation-remain-char-count="2" fo:hyphenation-push-char-count="2" loext:hyphenation-no-caps="false"/>
    </style:style>
    <style:style style:name="P153" style:family="paragraph" style:parent-style-name="paragraf">
      <style:paragraph-properties fo:orphans="0" fo:widows="0" fo:hyphenation-ladder-count="no-limit" fo:keep-with-next="auto"/>
      <style:text-properties fo:font-style="normal" fo:font-weight="bold" officeooo:rsid="1221167a" officeooo:paragraph-rsid="1221167a" fo:background-color="#fff5ce" style:font-style-asian="normal" style:font-weight-asian="bold" style:font-style-complex="normal" style:font-weight-complex="bold" fo:hyphenate="true" fo:hyphenation-remain-char-count="2" fo:hyphenation-push-char-count="2" loext:hyphenation-no-caps="false"/>
    </style:style>
    <style:style style:name="P154" style:family="paragraph" style:parent-style-name="paragraf">
      <style:paragraph-properties fo:orphans="0" fo:widows="0" fo:hyphenation-ladder-count="no-limit" fo:keep-with-next="auto"/>
      <style:text-properties officeooo:rsid="111ec904" officeooo:paragraph-rsid="111ec904" fo:hyphenate="true" fo:hyphenation-remain-char-count="2" fo:hyphenation-push-char-count="2" loext:hyphenation-no-caps="false"/>
    </style:style>
    <style:style style:name="P155" style:family="paragraph" style:parent-style-name="paragraf">
      <style:paragraph-properties fo:orphans="0" fo:widows="0" fo:hyphenation-ladder-count="no-limit" fo:keep-with-next="auto"/>
      <style:text-properties officeooo:rsid="11235abd" officeooo:paragraph-rsid="11235abd" fo:hyphenate="true" fo:hyphenation-remain-char-count="2" fo:hyphenation-push-char-count="2" loext:hyphenation-no-caps="false"/>
    </style:style>
    <style:style style:name="P156" style:family="paragraph" style:parent-style-name="paragraf">
      <style:paragraph-properties fo:orphans="0" fo:widows="0" fo:hyphenation-ladder-count="no-limit" fo:keep-with-next="auto"/>
      <style:text-properties officeooo:rsid="11245bc6" officeooo:paragraph-rsid="11245bc6" fo:hyphenate="true" fo:hyphenation-remain-char-count="2" fo:hyphenation-push-char-count="2" loext:hyphenation-no-caps="false"/>
    </style:style>
    <style:style style:name="P157" style:family="paragraph" style:parent-style-name="paragraf">
      <style:paragraph-properties fo:orphans="0" fo:widows="0" fo:hyphenation-ladder-count="no-limit" fo:keep-with-next="auto"/>
      <style:text-properties officeooo:rsid="11261531" officeooo:paragraph-rsid="11261531" fo:hyphenate="true" fo:hyphenation-remain-char-count="2" fo:hyphenation-push-char-count="2" loext:hyphenation-no-caps="false"/>
    </style:style>
    <style:style style:name="P158" style:family="paragraph" style:parent-style-name="paragraf">
      <style:paragraph-properties fo:orphans="0" fo:widows="0" fo:hyphenation-ladder-count="no-limit" fo:keep-with-next="auto"/>
      <style:text-properties officeooo:rsid="11b743cc" officeooo:paragraph-rsid="11b743cc" fo:hyphenate="true" fo:hyphenation-remain-char-count="2" fo:hyphenation-push-char-count="2" loext:hyphenation-no-caps="false"/>
    </style:style>
    <style:style style:name="P159" style:family="paragraph" style:parent-style-name="paragraf">
      <style:paragraph-properties fo:orphans="0" fo:widows="0" fo:hyphenation-ladder-count="no-limit" fo:keep-with-next="auto"/>
      <style:text-properties officeooo:rsid="11bc39ff" officeooo:paragraph-rsid="11bc39ff" fo:hyphenate="true" fo:hyphenation-remain-char-count="2" fo:hyphenation-push-char-count="2" loext:hyphenation-no-caps="false"/>
    </style:style>
    <style:style style:name="P160" style:family="paragraph" style:parent-style-name="paragraf">
      <style:paragraph-properties fo:orphans="0" fo:widows="0" fo:hyphenation-ladder-count="no-limit" fo:keep-with-next="auto"/>
      <style:text-properties fo:hyphenate="true" fo:hyphenation-remain-char-count="2" fo:hyphenation-push-char-count="2" loext:hyphenation-no-caps="false"/>
    </style:style>
    <style:style style:name="P161" style:family="paragraph" style:parent-style-name="paragraf">
      <style:paragraph-properties fo:orphans="0" fo:widows="0" fo:hyphenation-ladder-count="no-limit" fo:keep-with-next="auto"/>
      <style:text-properties officeooo:paragraph-rsid="11328787" fo:hyphenate="true" fo:hyphenation-remain-char-count="2" fo:hyphenation-push-char-count="2" loext:hyphenation-no-caps="false"/>
    </style:style>
    <style:style style:name="P162" style:family="paragraph" style:parent-style-name="paragraf">
      <style:paragraph-properties fo:orphans="0" fo:widows="0" fo:hyphenation-ladder-count="no-limit" fo:keep-with-next="auto"/>
      <style:text-properties officeooo:rsid="11d0cecf" officeooo:paragraph-rsid="11d0cecf" fo:hyphenate="true" fo:hyphenation-remain-char-count="2" fo:hyphenation-push-char-count="2" loext:hyphenation-no-caps="false"/>
    </style:style>
    <style:style style:name="P163" style:family="paragraph" style:parent-style-name="paragraf">
      <style:paragraph-properties fo:orphans="0" fo:widows="0" fo:hyphenation-ladder-count="no-limit" fo:keep-with-next="auto"/>
      <style:text-properties officeooo:rsid="11d439bc" officeooo:paragraph-rsid="11d439bc" fo:hyphenate="true" fo:hyphenation-remain-char-count="2" fo:hyphenation-push-char-count="2" loext:hyphenation-no-caps="false"/>
    </style:style>
    <style:style style:name="P164" style:family="paragraph" style:parent-style-name="paragraf">
      <style:paragraph-properties fo:orphans="0" fo:widows="0" fo:hyphenation-ladder-count="no-limit" fo:keep-with-next="auto"/>
      <style:text-properties officeooo:rsid="11da3b14" officeooo:paragraph-rsid="11da3b14" fo:hyphenate="true" fo:hyphenation-remain-char-count="2" fo:hyphenation-push-char-count="2" loext:hyphenation-no-caps="false"/>
    </style:style>
    <style:style style:name="P165" style:family="paragraph" style:parent-style-name="paragraf">
      <style:paragraph-properties fo:orphans="0" fo:widows="0" fo:hyphenation-ladder-count="no-limit" fo:keep-with-next="auto"/>
      <style:text-properties officeooo:rsid="11dbadc7" officeooo:paragraph-rsid="11dbadc7" fo:hyphenate="true" fo:hyphenation-remain-char-count="2" fo:hyphenation-push-char-count="2" loext:hyphenation-no-caps="false"/>
    </style:style>
    <style:style style:name="P166" style:family="paragraph" style:parent-style-name="paragraf">
      <style:paragraph-properties fo:orphans="0" fo:widows="0" fo:hyphenation-ladder-count="no-limit" fo:keep-with-next="auto"/>
      <style:text-properties officeooo:rsid="11dd7061" officeooo:paragraph-rsid="11dd7061" fo:hyphenate="true" fo:hyphenation-remain-char-count="2" fo:hyphenation-push-char-count="2" loext:hyphenation-no-caps="false"/>
    </style:style>
    <style:style style:name="P167" style:family="paragraph" style:parent-style-name="paragraf">
      <style:paragraph-properties fo:orphans="0" fo:widows="0" fo:hyphenation-ladder-count="no-limit" fo:keep-with-next="auto"/>
      <style:text-properties officeooo:rsid="11df34a6" officeooo:paragraph-rsid="11df34a6" fo:hyphenate="true" fo:hyphenation-remain-char-count="2" fo:hyphenation-push-char-count="2" loext:hyphenation-no-caps="false"/>
    </style:style>
    <style:style style:name="P168" style:family="paragraph" style:parent-style-name="paragraf">
      <style:paragraph-properties fo:orphans="0" fo:widows="0" fo:hyphenation-ladder-count="no-limit" fo:keep-with-next="auto"/>
      <style:text-properties officeooo:rsid="11dff206" officeooo:paragraph-rsid="11dff206" fo:hyphenate="true" fo:hyphenation-remain-char-count="2" fo:hyphenation-push-char-count="2" loext:hyphenation-no-caps="false"/>
    </style:style>
    <style:style style:name="P169" style:family="paragraph" style:parent-style-name="paragraf">
      <style:paragraph-properties fo:margin-left="0in" fo:margin-right="0in" fo:orphans="0" fo:widows="0" fo:hyphenation-ladder-count="no-limit" fo:text-indent="0in" style:auto-text-indent="false" fo:keep-with-next="auto"/>
      <style:text-properties officeooo:paragraph-rsid="12452e96" fo:hyphenate="true" fo:hyphenation-remain-char-count="2" fo:hyphenation-push-char-count="2" loext:hyphenation-no-caps="false"/>
    </style:style>
    <style:style style:name="P170" style:family="paragraph" style:parent-style-name="Title" style:master-page-name="First_20_Page">
      <style:paragraph-properties fo:orphans="0" fo:widows="0" fo:hyphenation-ladder-count="no-limit" style:page-number="auto" fo:keep-with-next="auto"/>
      <style:text-properties fo:language="id" fo:country="ID" fo:hyphenate="true" fo:hyphenation-remain-char-count="2" fo:hyphenation-push-char-count="2" loext:hyphenation-no-caps="false"/>
    </style:style>
    <style:style style:name="P171" style:family="paragraph" style:parent-style-name="Heading_20_1" style:master-page-name="">
      <style:paragraph-properties fo:text-align="justify" style:justify-single-word="false" fo:orphans="0" fo:widows="0" fo:hyphenation-ladder-count="no-limit" style:page-number="auto" fo:keep-with-next="auto"/>
      <style:text-properties fo:hyphenate="true" fo:hyphenation-remain-char-count="2" fo:hyphenation-push-char-count="2" loext:hyphenation-no-caps="false"/>
    </style:style>
    <style:style style:name="P172" style:family="paragraph" style:parent-style-name="Heading_20_2">
      <style:paragraph-properties fo:orphans="0" fo:widows="0" fo:hyphenation-ladder-count="no-limit" fo:keep-with-next="auto"/>
      <style:text-properties fo:hyphenate="true" fo:hyphenation-remain-char-count="2" fo:hyphenation-push-char-count="2" loext:hyphenation-no-caps="false"/>
    </style:style>
    <style:style style:name="P173" style:family="paragraph" style:parent-style-name="Heading_20_2">
      <style:paragraph-properties fo:orphans="0" fo:widows="0" fo:hyphenation-ladder-count="no-limit" fo:keep-with-next="auto"/>
      <style:text-properties officeooo:paragraph-rsid="11fcbbb6" fo:hyphenate="true" fo:hyphenation-remain-char-count="2" fo:hyphenation-push-char-count="2" loext:hyphenation-no-caps="false"/>
    </style:style>
    <style:style style:name="P174" style:family="paragraph" style:parent-style-name="Heading_20_2">
      <style:paragraph-properties fo:orphans="0" fo:widows="0" fo:hyphenation-ladder-count="no-limit" fo:keep-with-next="auto"/>
      <style:text-properties officeooo:rsid="111cd2f1" officeooo:paragraph-rsid="111cd2f1" fo:hyphenate="true" fo:hyphenation-remain-char-count="2" fo:hyphenation-push-char-count="2" loext:hyphenation-no-caps="false"/>
    </style:style>
    <style:style style:name="P175" style:family="paragraph" style:parent-style-name="paragraf" style:list-style-name="L1">
      <style:paragraph-properties fo:orphans="0" fo:widows="0" fo:hyphenation-ladder-count="no-limit" fo:keep-with-next="auto"/>
      <style:text-properties fo:font-style="normal" style:text-underline-style="none" officeooo:rsid="11624531" officeooo:paragraph-rsid="116188c1" style:font-style-asian="normal" style:font-style-complex="normal" fo:hyphenate="true" fo:hyphenation-remain-char-count="2" fo:hyphenation-push-char-count="2" loext:hyphenation-no-caps="false"/>
    </style:style>
    <style:style style:name="P176" style:family="paragraph" style:parent-style-name="paragraf" style:list-style-name="L1">
      <style:paragraph-properties fo:orphans="0" fo:widows="0" fo:hyphenation-ladder-count="no-limit" fo:keep-with-next="auto"/>
      <style:text-properties fo:font-style="normal" style:text-underline-style="none" officeooo:rsid="11624531" officeooo:paragraph-rsid="11624531" style:font-style-asian="normal" style:font-style-complex="normal" fo:hyphenate="true" fo:hyphenation-remain-char-count="2" fo:hyphenation-push-char-count="2" loext:hyphenation-no-caps="false"/>
    </style:style>
    <style:style style:name="P177" style:family="paragraph" style:parent-style-name="paragraf" style:list-style-name="L1">
      <style:paragraph-properties fo:orphans="0" fo:widows="0" fo:hyphenation-ladder-count="no-limit" fo:keep-with-next="auto"/>
      <style:text-properties fo:font-style="normal" style:text-underline-style="none" officeooo:rsid="11683bf5" officeooo:paragraph-rsid="11683bf5" style:font-style-asian="normal" style:font-style-complex="normal" fo:hyphenate="true" fo:hyphenation-remain-char-count="2" fo:hyphenation-push-char-count="2" loext:hyphenation-no-caps="false"/>
    </style:style>
    <style:style style:name="P178" style:family="paragraph" style:parent-style-name="paragraf" style:list-style-name="L5">
      <style:paragraph-properties fo:orphans="0" fo:widows="0" fo:hyphenation-ladder-count="no-limit" fo:keep-with-next="auto"/>
      <style:text-properties fo:font-style="normal" style:text-underline-style="none" officeooo:rsid="119d1535" officeooo:paragraph-rsid="119d1535" style:font-style-asian="normal" style:font-style-complex="normal" fo:hyphenate="true" fo:hyphenation-remain-char-count="2" fo:hyphenation-push-char-count="2" loext:hyphenation-no-caps="false"/>
    </style:style>
    <style:style style:name="P179" style:family="paragraph" style:parent-style-name="paragraf" style:list-style-name="L5">
      <style:paragraph-properties fo:orphans="0" fo:widows="0" fo:hyphenation-ladder-count="no-limit" fo:keep-with-next="auto"/>
      <style:text-properties fo:font-style="normal" style:text-underline-style="none" officeooo:rsid="119dd17a" officeooo:paragraph-rsid="119dd17a" style:font-style-asian="normal" style:font-style-complex="normal" fo:hyphenate="true" fo:hyphenation-remain-char-count="2" fo:hyphenation-push-char-count="2" loext:hyphenation-no-caps="false"/>
    </style:style>
    <style:style style:name="P180" style:family="paragraph" style:parent-style-name="paragraf" style:list-style-name="L6">
      <style:paragraph-properties fo:orphans="0" fo:widows="0" fo:hyphenation-ladder-count="no-limit" fo:keep-with-next="auto"/>
      <style:text-properties fo:font-style="normal" style:text-underline-style="none" officeooo:rsid="119e1269" officeooo:paragraph-rsid="119e1269" style:font-style-asian="normal" style:font-style-complex="normal" fo:hyphenate="true" fo:hyphenation-remain-char-count="2" fo:hyphenation-push-char-count="2" loext:hyphenation-no-caps="false"/>
    </style:style>
    <style:style style:name="P181" style:family="paragraph" style:parent-style-name="paragraf" style:list-style-name="L6">
      <style:paragraph-properties fo:orphans="0" fo:widows="0" fo:hyphenation-ladder-count="no-limit" fo:keep-with-next="auto"/>
      <style:text-properties fo:font-style="normal" style:text-underline-style="none" officeooo:rsid="11a48762" officeooo:paragraph-rsid="11a48762" style:font-style-asian="normal" style:font-style-complex="normal" fo:hyphenate="true" fo:hyphenation-remain-char-count="2" fo:hyphenation-push-char-count="2" loext:hyphenation-no-caps="false"/>
    </style:style>
    <style:style style:name="P182" style:family="paragraph" style:parent-style-name="paragraf" style:list-style-name="L7">
      <style:paragraph-properties fo:orphans="0" fo:widows="0" fo:hyphenation-ladder-count="no-limit" fo:keep-with-next="auto"/>
      <style:text-properties fo:font-style="normal" style:text-underline-style="none" officeooo:rsid="11a72a55" officeooo:paragraph-rsid="11a72a55" style:font-style-asian="normal" style:font-style-complex="normal" fo:hyphenate="true" fo:hyphenation-remain-char-count="2" fo:hyphenation-push-char-count="2" loext:hyphenation-no-caps="false"/>
    </style:style>
    <style:style style:name="P183" style:family="paragraph" style:parent-style-name="paragraf" style:list-style-name="L7">
      <style:paragraph-properties fo:orphans="0" fo:widows="0" fo:hyphenation-ladder-count="no-limit" fo:keep-with-next="auto"/>
      <style:text-properties fo:font-style="normal" style:text-underline-style="none" officeooo:rsid="11a86851" officeooo:paragraph-rsid="11a86851" style:font-style-asian="normal" style:font-style-complex="normal" fo:hyphenate="true" fo:hyphenation-remain-char-count="2" fo:hyphenation-push-char-count="2" loext:hyphenation-no-caps="false"/>
    </style:style>
    <style:style style:name="P184" style:family="paragraph" style:parent-style-name="paragraf" style:list-style-name="L8">
      <style:paragraph-properties fo:orphans="0" fo:widows="0" fo:hyphenation-ladder-count="no-limit" fo:keep-with-next="auto"/>
      <style:text-properties fo:font-style="normal" fo:font-weight="normal" officeooo:rsid="12178226" officeooo:paragraph-rsid="12178226"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paragraf" style:list-style-name="L1">
      <style:paragraph-properties fo:orphans="0" fo:widows="0" fo:hyphenation-ladder-count="no-limit" fo:keep-with-next="auto"/>
      <style:text-properties fo:font-style="italic" officeooo:rsid="11624531" officeooo:paragraph-rsid="11624531" style:font-style-asian="italic" style:font-style-complex="italic" fo:hyphenate="true" fo:hyphenation-remain-char-count="2" fo:hyphenation-push-char-count="2" loext:hyphenation-no-caps="false"/>
    </style:style>
    <style:style style:name="P186" style:family="paragraph" style:parent-style-name="paragraf" style:list-style-name="L1">
      <style:paragraph-properties fo:orphans="0" fo:widows="0" fo:hyphenation-ladder-count="no-limit" fo:keep-with-next="auto"/>
      <style:text-properties fo:font-style="italic" officeooo:rsid="1163dc1d" officeooo:paragraph-rsid="1163dc1d" style:font-style-asian="italic" style:font-style-complex="italic" fo:hyphenate="true" fo:hyphenation-remain-char-count="2" fo:hyphenation-push-char-count="2" loext:hyphenation-no-caps="false"/>
    </style:style>
    <style:style style:name="P187" style:family="paragraph" style:parent-style-name="paragraf" style:list-style-name="L1">
      <style:paragraph-properties fo:orphans="0" fo:widows="0" fo:hyphenation-ladder-count="no-limit" fo:keep-with-next="auto"/>
      <style:text-properties fo:font-style="italic" officeooo:rsid="11683bf5" officeooo:paragraph-rsid="11683bf5" style:font-style-asian="italic" style:font-style-complex="italic" fo:hyphenate="true" fo:hyphenation-remain-char-count="2" fo:hyphenation-push-char-count="2" loext:hyphenation-no-caps="false"/>
    </style:style>
    <style:style style:name="P188" style:family="paragraph" style:parent-style-name="paragraf" style:list-style-name="L8">
      <style:paragraph-properties fo:orphans="0" fo:widows="0" fo:hyphenation-ladder-count="no-limit" fo:keep-with-next="auto"/>
      <style:text-properties fo:font-style="italic" fo:font-weight="bold" officeooo:rsid="1216494d" officeooo:paragraph-rsid="12178226" style:font-style-asian="italic" style:font-weight-asian="bold" style:font-style-complex="italic" style:font-weight-complex="bold" fo:hyphenate="true" fo:hyphenation-remain-char-count="2" fo:hyphenation-push-char-count="2" loext:hyphenation-no-caps="false"/>
    </style:style>
    <style:style style:name="P189" style:family="paragraph" style:parent-style-name="paragraf" style:list-style-name="L8">
      <style:paragraph-properties fo:orphans="0" fo:widows="0" fo:hyphenation-ladder-count="no-limit" fo:keep-with-next="auto"/>
      <style:text-properties fo:font-style="italic" fo:font-weight="bold" officeooo:rsid="12178226" officeooo:paragraph-rsid="12178226" style:font-style-asian="italic" style:font-weight-asian="bold" style:font-style-complex="italic" style:font-weight-complex="bold" fo:hyphenate="true" fo:hyphenation-remain-char-count="2" fo:hyphenation-push-char-count="2" loext:hyphenation-no-caps="false"/>
    </style:style>
    <style:style style:name="P190" style:family="paragraph" style:parent-style-name="paragraf" style:list-style-name="L2">
      <style:paragraph-properties fo:orphans="0" fo:widows="0" fo:hyphenation-ladder-count="no-limit" fo:keep-with-next="auto"/>
      <style:text-properties officeooo:paragraph-rsid="1190275a" fo:hyphenate="true" fo:hyphenation-remain-char-count="2" fo:hyphenation-push-char-count="2" loext:hyphenation-no-caps="false"/>
    </style:style>
    <style:style style:name="P191" style:family="paragraph" style:parent-style-name="paragraf" style:list-style-name="L3">
      <style:paragraph-properties fo:orphans="0" fo:widows="0" fo:hyphenation-ladder-count="no-limit" fo:keep-with-next="auto"/>
      <style:text-properties officeooo:paragraph-rsid="1196b432" fo:hyphenate="true" fo:hyphenation-remain-char-count="2" fo:hyphenation-push-char-count="2" loext:hyphenation-no-caps="false"/>
    </style:style>
    <style:style style:name="P192" style:family="paragraph" style:parent-style-name="paragraf" style:list-style-name="L4">
      <style:paragraph-properties fo:orphans="0" fo:widows="0" fo:hyphenation-ladder-count="no-limit" fo:keep-with-next="auto"/>
      <style:text-properties officeooo:paragraph-rsid="11989fbb" fo:hyphenate="true" fo:hyphenation-remain-char-count="2" fo:hyphenation-push-char-count="2" loext:hyphenation-no-caps="false"/>
    </style:style>
    <style:style style:name="T1" style:family="text">
      <style:text-properties officeooo:rsid="009b86ac"/>
    </style:style>
    <style:style style:name="T2" style:family="text">
      <style:text-properties officeooo:rsid="0b8b0a49"/>
    </style:style>
    <style:style style:name="T3" style:family="text">
      <style:text-properties officeooo:rsid="10dd1426"/>
    </style:style>
    <style:style style:name="T4" style:family="text">
      <style:text-properties officeooo:rsid="10e593b6"/>
    </style:style>
    <style:style style:name="T5" style:family="text">
      <style:text-properties officeooo:rsid="10e95fe3"/>
    </style:style>
    <style:style style:name="T6" style:family="text">
      <style:text-properties fo:font-style="normal" style:font-style-asian="normal" style:font-style-complex="normal"/>
    </style:style>
    <style:style style:name="T7" style:family="text">
      <style:text-properties fo:font-style="normal" officeooo:rsid="10eabb0b" style:font-style-asian="normal" style:font-style-complex="normal"/>
    </style:style>
    <style:style style:name="T8" style:family="text">
      <style:text-properties fo:font-style="normal" officeooo:rsid="10ec2880" style:font-style-asian="normal" style:font-style-complex="normal"/>
    </style:style>
    <style:style style:name="T9" style:family="text">
      <style:text-properties fo:font-style="normal" officeooo:rsid="10ed7012" style:font-style-asian="normal" style:font-style-complex="normal"/>
    </style:style>
    <style:style style:name="T10" style:family="text">
      <style:text-properties fo:font-style="normal" officeooo:rsid="10f0611e" style:font-style-asian="normal" style:font-style-complex="normal"/>
    </style:style>
    <style:style style:name="T11" style:family="text">
      <style:text-properties fo:font-style="normal" officeooo:rsid="10f559f0" style:font-style-asian="normal" style:font-style-complex="normal"/>
    </style:style>
    <style:style style:name="T12" style:family="text">
      <style:text-properties fo:font-style="normal" officeooo:rsid="10f71183" style:font-style-asian="normal" style:font-style-complex="normal"/>
    </style:style>
    <style:style style:name="T13" style:family="text">
      <style:text-properties fo:font-style="normal" officeooo:rsid="10f71777" style:font-style-asian="normal" style:font-style-complex="normal"/>
    </style:style>
    <style:style style:name="T14" style:family="text">
      <style:text-properties fo:font-style="normal" officeooo:rsid="10f86a6d" style:font-style-asian="normal" style:font-style-complex="normal"/>
    </style:style>
    <style:style style:name="T15" style:family="text">
      <style:text-properties fo:font-style="normal" officeooo:rsid="10f98ad6" style:font-style-asian="normal" style:font-style-complex="normal"/>
    </style:style>
    <style:style style:name="T16" style:family="text">
      <style:text-properties fo:font-style="normal" officeooo:rsid="10fe6cc2" style:font-style-asian="normal" style:font-style-complex="normal"/>
    </style:style>
    <style:style style:name="T17" style:family="text">
      <style:text-properties fo:font-style="normal" officeooo:rsid="10fee5f3" style:font-style-asian="normal" style:font-style-complex="normal"/>
    </style:style>
    <style:style style:name="T18" style:family="text">
      <style:text-properties fo:font-style="normal" officeooo:rsid="11005381" style:font-style-asian="normal" style:font-style-complex="normal"/>
    </style:style>
    <style:style style:name="T19" style:family="text">
      <style:text-properties fo:font-style="normal" officeooo:rsid="11006b07" style:font-style-asian="normal" style:font-style-complex="normal"/>
    </style:style>
    <style:style style:name="T20" style:family="text">
      <style:text-properties fo:font-style="normal" officeooo:rsid="11019435" style:font-style-asian="normal" style:font-style-complex="normal"/>
    </style:style>
    <style:style style:name="T21" style:family="text">
      <style:text-properties fo:font-style="normal" officeooo:rsid="1103f661" style:font-style-asian="normal" style:font-style-complex="normal"/>
    </style:style>
    <style:style style:name="T22" style:family="text">
      <style:text-properties fo:font-style="normal" officeooo:rsid="1104fd1f" style:font-style-asian="normal" style:font-style-complex="normal"/>
    </style:style>
    <style:style style:name="T23" style:family="text">
      <style:text-properties fo:font-style="normal" officeooo:rsid="11184dc9" style:font-style-asian="normal" style:font-style-complex="normal"/>
    </style:style>
    <style:style style:name="T24" style:family="text">
      <style:text-properties fo:font-style="normal" officeooo:rsid="1119d433" style:font-style-asian="normal" style:font-style-complex="normal"/>
    </style:style>
    <style:style style:name="T25" style:family="text">
      <style:text-properties fo:font-style="normal" officeooo:rsid="111ae15b" style:font-style-asian="normal" style:font-style-complex="normal"/>
    </style:style>
    <style:style style:name="T26" style:family="text">
      <style:text-properties fo:font-style="normal" officeooo:rsid="1121b759" style:font-style-asian="normal" style:font-style-complex="normal"/>
    </style:style>
    <style:style style:name="T27" style:family="text">
      <style:text-properties fo:font-style="normal" officeooo:rsid="11241eb0" style:font-style-asian="normal" style:font-style-complex="normal"/>
    </style:style>
    <style:style style:name="T28" style:family="text">
      <style:text-properties fo:font-style="normal" officeooo:rsid="112c3b5a" style:font-style-asian="normal" style:font-style-complex="normal"/>
    </style:style>
    <style:style style:name="T29" style:family="text">
      <style:text-properties fo:font-style="normal" officeooo:rsid="112e2f50" style:font-style-asian="normal" style:font-style-complex="normal"/>
    </style:style>
    <style:style style:name="T30" style:family="text">
      <style:text-properties fo:font-style="normal" officeooo:rsid="116aafd0" style:font-style-asian="normal" style:font-style-complex="normal"/>
    </style:style>
    <style:style style:name="T31" style:family="text">
      <style:text-properties fo:font-style="normal" officeooo:rsid="11ba801f" style:font-style-asian="normal" style:font-style-complex="normal"/>
    </style:style>
    <style:style style:name="T32" style:family="text">
      <style:text-properties fo:font-style="normal" officeooo:rsid="11bd1636" style:font-style-asian="normal" style:font-style-complex="normal"/>
    </style:style>
    <style:style style:name="T33" style:family="text">
      <style:text-properties fo:font-style="normal" officeooo:rsid="11c0780c" style:font-style-asian="normal" style:font-style-complex="normal"/>
    </style:style>
    <style:style style:name="T34" style:family="text">
      <style:text-properties fo:font-style="normal" officeooo:rsid="11c23001" style:font-style-asian="normal" style:font-style-complex="normal"/>
    </style:style>
    <style:style style:name="T35" style:family="text">
      <style:text-properties fo:font-style="normal" officeooo:rsid="11c3817e" style:font-style-asian="normal" style:font-style-complex="normal"/>
    </style:style>
    <style:style style:name="T36" style:family="text">
      <style:text-properties fo:font-style="normal" officeooo:rsid="11c4ea26" style:font-style-asian="normal" style:font-style-complex="normal"/>
    </style:style>
    <style:style style:name="T37" style:family="text">
      <style:text-properties fo:font-style="normal" officeooo:rsid="11c77d01" style:font-style-asian="normal" style:font-style-complex="normal"/>
    </style:style>
    <style:style style:name="T38" style:family="text">
      <style:text-properties fo:font-style="normal" officeooo:rsid="11c85a7e" style:font-style-asian="normal" style:font-style-complex="normal"/>
    </style:style>
    <style:style style:name="T39" style:family="text">
      <style:text-properties fo:font-style="normal" officeooo:rsid="11c9bb2a" style:font-style-asian="normal" style:font-style-complex="normal"/>
    </style:style>
    <style:style style:name="T40" style:family="text">
      <style:text-properties fo:font-style="normal" officeooo:rsid="11cbb4ae" style:font-style-asian="normal" style:font-style-complex="normal"/>
    </style:style>
    <style:style style:name="T41" style:family="text">
      <style:text-properties fo:font-style="normal" officeooo:rsid="11e4e740" style:font-style-asian="normal" style:font-style-complex="normal"/>
    </style:style>
    <style:style style:name="T42" style:family="text">
      <style:text-properties fo:font-style="normal" officeooo:rsid="11e698ee" style:font-style-asian="normal" style:font-style-complex="normal"/>
    </style:style>
    <style:style style:name="T43" style:family="text">
      <style:text-properties fo:font-style="normal" officeooo:rsid="11e7142c" style:font-style-asian="normal" style:font-style-complex="normal"/>
    </style:style>
    <style:style style:name="T44" style:family="text">
      <style:text-properties fo:font-style="normal" officeooo:rsid="11eacc55" style:font-style-asian="normal" style:font-style-complex="normal"/>
    </style:style>
    <style:style style:name="T45" style:family="text">
      <style:text-properties fo:font-style="normal" officeooo:rsid="11ef3df5" style:font-style-asian="normal" style:font-style-complex="normal"/>
    </style:style>
    <style:style style:name="T46" style:family="text">
      <style:text-properties fo:font-style="normal" officeooo:rsid="11f35b7c" style:font-style-asian="normal" style:font-style-complex="normal"/>
    </style:style>
    <style:style style:name="T47" style:family="text">
      <style:text-properties fo:font-style="normal" officeooo:rsid="11f3f70c" style:font-style-asian="normal" style:font-style-complex="normal"/>
    </style:style>
    <style:style style:name="T48" style:family="text">
      <style:text-properties fo:font-style="normal" officeooo:rsid="11f8156a" style:font-style-asian="normal" style:font-style-complex="normal"/>
    </style:style>
    <style:style style:name="T49" style:family="text">
      <style:text-properties fo:font-style="normal" officeooo:rsid="11f915fc" style:font-style-asian="normal" style:font-style-complex="normal"/>
    </style:style>
    <style:style style:name="T50" style:family="text">
      <style:text-properties fo:font-style="normal" officeooo:rsid="125139a3" style:font-style-asian="normal" style:font-style-complex="normal"/>
    </style:style>
    <style:style style:name="T51" style:family="text">
      <style:text-properties fo:font-style="normal" officeooo:rsid="1252f5fd" style:font-style-asian="normal" style:font-style-complex="normal"/>
    </style:style>
    <style:style style:name="T52" style:family="text">
      <style:text-properties fo:font-style="normal" officeooo:rsid="125357d4" style:font-style-asian="normal" style:font-style-complex="normal"/>
    </style:style>
    <style:style style:name="T53" style:family="text">
      <style:text-properties fo:font-style="normal" officeooo:rsid="12544ec5" style:font-style-asian="normal" style:font-style-complex="normal"/>
    </style:style>
    <style:style style:name="T54" style:family="text">
      <style:text-properties fo:font-style="normal" officeooo:rsid="1255ff6f" style:font-style-asian="normal" style:font-style-complex="normal"/>
    </style:style>
    <style:style style:name="T55" style:family="text">
      <style:text-properties fo:font-style="normal" officeooo:rsid="1256ea0c" style:font-style-asian="normal" style:font-style-complex="normal"/>
    </style:style>
    <style:style style:name="T56" style:family="text">
      <style:text-properties fo:font-style="normal" officeooo:rsid="1258fa93" style:font-style-asian="normal" style:font-style-complex="normal"/>
    </style:style>
    <style:style style:name="T57" style:family="text">
      <style:text-properties fo:font-style="normal" officeooo:rsid="1261539e" style:font-style-asian="normal" style:font-style-complex="normal"/>
    </style:style>
    <style:style style:name="T58" style:family="text">
      <style:text-properties fo:font-style="normal" officeooo:rsid="1262440f" style:font-style-asian="normal" style:font-style-complex="normal"/>
    </style:style>
    <style:style style:name="T59" style:family="text">
      <style:text-properties fo:font-style="normal" officeooo:rsid="1262f9f6" style:font-style-asian="normal" style:font-style-complex="normal"/>
    </style:style>
    <style:style style:name="T60" style:family="text">
      <style:text-properties fo:font-style="normal" officeooo:rsid="12631349" style:font-style-asian="normal" style:font-style-complex="normal"/>
    </style:style>
    <style:style style:name="T61" style:family="text">
      <style:text-properties fo:font-style="normal" officeooo:rsid="128094c4" style:font-style-asian="normal" style:font-style-complex="normal"/>
    </style:style>
    <style:style style:name="T62" style:family="text">
      <style:text-properties fo:font-style="normal" officeooo:rsid="128344d2" style:font-style-asian="normal" style:font-style-complex="normal"/>
    </style:style>
    <style:style style:name="T63" style:family="text">
      <style:text-properties fo:font-style="normal" officeooo:rsid="12838151" style:font-style-asian="normal" style:font-style-complex="normal"/>
    </style:style>
    <style:style style:name="T64" style:family="text">
      <style:text-properties fo:font-style="normal" officeooo:rsid="12839f8b" style:font-style-asian="normal" style:font-style-complex="normal"/>
    </style:style>
    <style:style style:name="T65" style:family="text">
      <style:text-properties fo:font-style="normal" officeooo:rsid="12859b54" style:font-style-asian="normal" style:font-style-complex="normal"/>
    </style:style>
    <style:style style:name="T66" style:family="text">
      <style:text-properties fo:font-style="normal" officeooo:rsid="129940f9" style:font-style-asian="normal" style:font-style-complex="normal"/>
    </style:style>
    <style:style style:name="T67" style:family="text">
      <style:text-properties fo:font-style="normal" officeooo:rsid="12ae166e" style:font-style-asian="normal" style:font-style-complex="normal"/>
    </style:style>
    <style:style style:name="T68" style:family="text">
      <style:text-properties fo:font-style="normal" officeooo:rsid="12ae3dbb" style:font-style-asian="normal" style:font-style-complex="normal"/>
    </style:style>
    <style:style style:name="T69" style:family="text">
      <style:text-properties fo:font-style="normal" officeooo:rsid="12ae4b5e" style:font-style-asian="normal" style:font-style-complex="normal"/>
    </style:style>
    <style:style style:name="T70" style:family="text">
      <style:text-properties fo:font-style="normal" officeooo:rsid="12af85cf" style:font-style-asian="normal" style:font-style-complex="normal"/>
    </style:style>
    <style:style style:name="T71" style:family="text">
      <style:text-properties fo:font-style="normal" officeooo:rsid="12b3384f" style:font-style-asian="normal" style:font-style-complex="normal"/>
    </style:style>
    <style:style style:name="T72" style:family="text">
      <style:text-properties fo:font-style="normal" officeooo:rsid="12b4b879" style:font-style-asian="normal" style:font-style-complex="normal"/>
    </style:style>
    <style:style style:name="T73" style:family="text">
      <style:text-properties fo:font-style="normal" officeooo:rsid="12b5ae06" style:font-style-asian="normal" style:font-style-complex="normal"/>
    </style:style>
    <style:style style:name="T74" style:family="text">
      <style:text-properties fo:font-style="normal" officeooo:rsid="12b5fccf" style:font-style-asian="normal" style:font-style-complex="normal"/>
    </style:style>
    <style:style style:name="T75" style:family="text">
      <style:text-properties fo:font-style="normal" officeooo:rsid="12b68527" style:font-style-asian="normal" style:font-style-complex="normal"/>
    </style:style>
    <style:style style:name="T76" style:family="text">
      <style:text-properties fo:font-style="normal" officeooo:rsid="12b6f99b" style:font-style-asian="normal" style:font-style-complex="normal"/>
    </style:style>
    <style:style style:name="T77" style:family="text">
      <style:text-properties fo:font-style="normal" officeooo:rsid="12c2908c" style:font-style-asian="normal" style:font-style-complex="normal"/>
    </style:style>
    <style:style style:name="T78" style:family="text">
      <style:text-properties fo:font-style="normal" officeooo:rsid="12c350a5" style:font-style-asian="normal" style:font-style-complex="normal"/>
    </style:style>
    <style:style style:name="T79" style:family="text">
      <style:text-properties fo:font-style="normal" officeooo:rsid="12c52883" style:font-style-asian="normal" style:font-style-complex="normal"/>
    </style:style>
    <style:style style:name="T80" style:family="text">
      <style:text-properties fo:font-style="normal" officeooo:rsid="12c6d7a0" style:font-style-asian="normal" style:font-style-complex="normal"/>
    </style:style>
    <style:style style:name="T81" style:family="text">
      <style:text-properties fo:font-style="normal" officeooo:rsid="12c78642" style:font-style-asian="normal" style:font-style-complex="normal"/>
    </style:style>
    <style:style style:name="T82" style:family="text">
      <style:text-properties fo:font-style="normal" officeooo:rsid="12c96f42" style:font-style-asian="normal" style:font-style-complex="normal"/>
    </style:style>
    <style:style style:name="T83" style:family="text">
      <style:text-properties fo:font-style="normal" officeooo:rsid="12c98bf7" style:font-style-asian="normal" style:font-style-complex="normal"/>
    </style:style>
    <style:style style:name="T84" style:family="text">
      <style:text-properties fo:font-style="normal" officeooo:rsid="12c9e8ff" style:font-style-asian="normal" style:font-style-complex="normal"/>
    </style:style>
    <style:style style:name="T85" style:family="text">
      <style:text-properties fo:font-style="normal" officeooo:rsid="12ca7849" style:font-style-asian="normal" style:font-style-complex="normal"/>
    </style:style>
    <style:style style:name="T86" style:family="text">
      <style:text-properties fo:font-style="normal" style:text-underline-style="none" style:font-style-asian="normal" style:font-style-complex="normal"/>
    </style:style>
    <style:style style:name="T87" style:family="text">
      <style:text-properties fo:font-style="normal" style:text-underline-style="none" officeooo:rsid="112fc514" style:font-style-asian="normal" style:font-style-complex="normal"/>
    </style:style>
    <style:style style:name="T88" style:family="text">
      <style:text-properties fo:font-style="normal" style:text-underline-style="none" officeooo:rsid="1133e297" style:font-style-asian="normal" style:font-style-complex="normal"/>
    </style:style>
    <style:style style:name="T89" style:family="text">
      <style:text-properties fo:font-style="normal" style:text-underline-style="none" officeooo:rsid="113581a5" style:font-style-asian="normal" style:font-style-complex="normal"/>
    </style:style>
    <style:style style:name="T90" style:family="text">
      <style:text-properties fo:font-style="normal" style:text-underline-style="none" officeooo:rsid="11387d03" style:font-style-asian="normal" style:font-style-complex="normal"/>
    </style:style>
    <style:style style:name="T91" style:family="text">
      <style:text-properties fo:font-style="normal" style:text-underline-style="none" officeooo:rsid="113c5571" style:font-style-asian="normal" style:font-style-complex="normal"/>
    </style:style>
    <style:style style:name="T92" style:family="text">
      <style:text-properties fo:font-style="normal" style:text-underline-style="none" officeooo:rsid="113d2ac9" style:font-style-asian="normal" style:font-style-complex="normal"/>
    </style:style>
    <style:style style:name="T93" style:family="text">
      <style:text-properties fo:font-style="normal" style:text-underline-style="none" officeooo:rsid="11417923" style:font-style-asian="normal" style:font-style-complex="normal"/>
    </style:style>
    <style:style style:name="T94" style:family="text">
      <style:text-properties fo:font-style="normal" style:text-underline-style="none" officeooo:rsid="1146290f" style:font-style-asian="normal" style:font-style-complex="normal"/>
    </style:style>
    <style:style style:name="T95" style:family="text">
      <style:text-properties fo:font-style="normal" style:text-underline-style="none" officeooo:rsid="11479afc" style:font-style-asian="normal" style:font-style-complex="normal"/>
    </style:style>
    <style:style style:name="T96" style:family="text">
      <style:text-properties fo:font-style="normal" style:text-underline-style="none" officeooo:rsid="1147d2f1" style:font-style-asian="normal" style:font-style-complex="normal"/>
    </style:style>
    <style:style style:name="T97" style:family="text">
      <style:text-properties fo:font-style="normal" style:text-underline-style="none" officeooo:rsid="114f7e92" style:font-style-asian="normal" style:font-style-complex="normal"/>
    </style:style>
    <style:style style:name="T98" style:family="text">
      <style:text-properties fo:font-style="normal" style:text-underline-style="none" officeooo:rsid="1155faec" style:font-style-asian="normal" style:font-style-complex="normal"/>
    </style:style>
    <style:style style:name="T99" style:family="text">
      <style:text-properties fo:font-style="normal" style:text-underline-style="none" officeooo:rsid="11594f92" style:font-style-asian="normal" style:font-style-complex="normal"/>
    </style:style>
    <style:style style:name="T100" style:family="text">
      <style:text-properties fo:font-style="normal" style:text-underline-style="none" officeooo:rsid="115b3aa4" style:font-style-asian="normal" style:font-style-complex="normal"/>
    </style:style>
    <style:style style:name="T101" style:family="text">
      <style:text-properties fo:font-style="normal" style:text-underline-style="none" officeooo:rsid="115d1685" style:font-style-asian="normal" style:font-style-complex="normal"/>
    </style:style>
    <style:style style:name="T102" style:family="text">
      <style:text-properties fo:font-style="normal" style:text-underline-style="none" officeooo:rsid="115eef59" style:font-style-asian="normal" style:font-style-complex="normal"/>
    </style:style>
    <style:style style:name="T103" style:family="text">
      <style:text-properties fo:font-style="normal" style:text-underline-style="none" officeooo:rsid="11632cfd" style:font-style-asian="normal" style:font-style-complex="normal"/>
    </style:style>
    <style:style style:name="T104" style:family="text">
      <style:text-properties fo:font-style="normal" style:text-underline-style="none" officeooo:rsid="1163dc1d" style:font-style-asian="normal" style:font-style-complex="normal"/>
    </style:style>
    <style:style style:name="T105" style:family="text">
      <style:text-properties fo:font-style="normal" style:text-underline-style="none" officeooo:rsid="1166166b" style:font-style-asian="normal" style:font-style-complex="normal"/>
    </style:style>
    <style:style style:name="T106" style:family="text">
      <style:text-properties fo:font-style="normal" style:text-underline-style="none" officeooo:rsid="116628f5" style:font-style-asian="normal" style:font-style-complex="normal"/>
    </style:style>
    <style:style style:name="T107" style:family="text">
      <style:text-properties fo:font-style="normal" style:text-underline-style="none" officeooo:rsid="1166c8df" style:font-style-asian="normal" style:font-style-complex="normal"/>
    </style:style>
    <style:style style:name="T108" style:family="text">
      <style:text-properties fo:font-style="normal" style:text-underline-style="none" officeooo:rsid="11683bf5" style:font-style-asian="normal" style:font-style-complex="normal"/>
    </style:style>
    <style:style style:name="T109" style:family="text">
      <style:text-properties fo:font-style="normal" style:text-underline-style="none" officeooo:rsid="1168e076" style:font-style-asian="normal" style:font-style-complex="normal"/>
    </style:style>
    <style:style style:name="T110" style:family="text">
      <style:text-properties fo:font-style="normal" style:text-underline-style="none" officeooo:rsid="116aafd0" style:font-style-asian="normal" style:font-style-complex="normal"/>
    </style:style>
    <style:style style:name="T111" style:family="text">
      <style:text-properties fo:font-style="normal" style:text-underline-style="none" officeooo:rsid="116b9a97" style:font-style-asian="normal" style:font-style-complex="normal"/>
    </style:style>
    <style:style style:name="T112" style:family="text">
      <style:text-properties fo:font-style="normal" style:text-underline-style="none" officeooo:rsid="116cc075" style:font-style-asian="normal" style:font-style-complex="normal"/>
    </style:style>
    <style:style style:name="T113" style:family="text">
      <style:text-properties fo:font-style="normal" style:text-underline-style="none" officeooo:rsid="117023fc" style:font-style-asian="normal" style:font-style-complex="normal"/>
    </style:style>
    <style:style style:name="T114" style:family="text">
      <style:text-properties fo:font-style="normal" style:text-underline-style="none" officeooo:rsid="117202e5" style:font-style-asian="normal" style:font-style-complex="normal"/>
    </style:style>
    <style:style style:name="T115" style:family="text">
      <style:text-properties fo:font-style="normal" style:text-underline-style="none" officeooo:rsid="1172dabf" style:font-style-asian="normal" style:font-style-complex="normal"/>
    </style:style>
    <style:style style:name="T116" style:family="text">
      <style:text-properties fo:font-style="normal" style:text-underline-style="none" officeooo:rsid="11753f46" style:font-style-asian="normal" style:font-style-complex="normal"/>
    </style:style>
    <style:style style:name="T117" style:family="text">
      <style:text-properties fo:font-style="normal" style:text-underline-style="none" officeooo:rsid="1176a2ac" style:font-style-asian="normal" style:font-style-complex="normal"/>
    </style:style>
    <style:style style:name="T118" style:family="text">
      <style:text-properties fo:font-style="normal" style:text-underline-style="none" officeooo:rsid="1179b0fa" style:font-style-asian="normal" style:font-style-complex="normal"/>
    </style:style>
    <style:style style:name="T119" style:family="text">
      <style:text-properties fo:font-style="normal" style:text-underline-style="none" officeooo:rsid="117bc8a9" style:font-style-asian="normal" style:font-style-complex="normal"/>
    </style:style>
    <style:style style:name="T120" style:family="text">
      <style:text-properties fo:font-style="normal" style:text-underline-style="none" officeooo:rsid="117be610" style:font-style-asian="normal" style:font-style-complex="normal"/>
    </style:style>
    <style:style style:name="T121" style:family="text">
      <style:text-properties fo:font-style="normal" style:text-underline-style="none" officeooo:rsid="117eab49" style:font-style-asian="normal" style:font-style-complex="normal"/>
    </style:style>
    <style:style style:name="T122" style:family="text">
      <style:text-properties fo:font-style="normal" style:text-underline-style="none" officeooo:rsid="124a61e3" style:font-style-asian="normal" style:font-style-complex="normal"/>
    </style:style>
    <style:style style:name="T123" style:family="text">
      <style:text-properties fo:font-style="normal" style:text-underline-style="none" officeooo:rsid="12648726" style:font-style-asian="normal" style:font-style-complex="normal"/>
    </style:style>
    <style:style style:name="T124" style:family="text">
      <style:text-properties fo:font-style="normal" style:text-underline-style="none" officeooo:rsid="12665e3d" style:font-style-asian="normal" style:font-style-complex="normal"/>
    </style:style>
    <style:style style:name="T125" style:family="text">
      <style:text-properties fo:font-style="normal" style:text-underline-style="none" officeooo:rsid="1266f64d" style:font-style-asian="normal" style:font-style-complex="normal"/>
    </style:style>
    <style:style style:name="T126" style:family="text">
      <style:text-properties fo:font-style="normal" style:text-underline-style="none" officeooo:rsid="1268c258" style:font-style-asian="normal" style:font-style-complex="normal"/>
    </style:style>
    <style:style style:name="T127" style:family="text">
      <style:text-properties fo:font-style="normal" style:text-underline-style="none" officeooo:rsid="126a02e4" style:font-style-asian="normal" style:font-style-complex="normal"/>
    </style:style>
    <style:style style:name="T128" style:family="text">
      <style:text-properties fo:font-style="normal" style:text-underline-style="none" officeooo:rsid="126be23d" style:font-style-asian="normal" style:font-style-complex="normal"/>
    </style:style>
    <style:style style:name="T129" style:family="text">
      <style:text-properties fo:font-style="normal" style:text-underline-style="none" officeooo:rsid="126d9163" style:font-style-asian="normal" style:font-style-complex="normal"/>
    </style:style>
    <style:style style:name="T130" style:family="text">
      <style:text-properties fo:font-style="normal" style:text-underline-style="none" officeooo:rsid="127055c9" style:font-style-asian="normal" style:font-style-complex="normal"/>
    </style:style>
    <style:style style:name="T131" style:family="text">
      <style:text-properties fo:font-style="normal" style:text-underline-style="none" officeooo:rsid="1271e0a2" style:font-style-asian="normal" style:font-style-complex="normal"/>
    </style:style>
    <style:style style:name="T132" style:family="text">
      <style:text-properties fo:font-style="normal" style:text-underline-style="none" officeooo:rsid="1272e250" style:font-style-asian="normal" style:font-style-complex="normal"/>
    </style:style>
    <style:style style:name="T133" style:family="text">
      <style:text-properties fo:font-style="normal" style:text-underline-style="none" officeooo:rsid="12740b7a" style:font-style-asian="normal" style:font-style-complex="normal"/>
    </style:style>
    <style:style style:name="T134" style:family="text">
      <style:text-properties fo:font-style="normal" style:text-underline-style="none" officeooo:rsid="12780c7a" style:font-style-asian="normal" style:font-style-complex="normal"/>
    </style:style>
    <style:style style:name="T135" style:family="text">
      <style:text-properties fo:font-style="normal" style:text-underline-style="none" officeooo:rsid="1190d3c4" style:font-style-asian="normal" style:font-style-complex="normal"/>
    </style:style>
    <style:style style:name="T136" style:family="text">
      <style:text-properties fo:font-style="normal" style:text-underline-style="none" officeooo:rsid="1191b3e8" style:font-style-asian="normal" style:font-style-complex="normal"/>
    </style:style>
    <style:style style:name="T137" style:family="text">
      <style:text-properties fo:font-style="normal" style:text-underline-style="none" officeooo:rsid="1191f055" style:font-style-asian="normal" style:font-style-complex="normal"/>
    </style:style>
    <style:style style:name="T138" style:family="text">
      <style:text-properties fo:font-style="normal" style:text-underline-style="none" officeooo:rsid="11931e6d" style:font-style-asian="normal" style:font-style-complex="normal"/>
    </style:style>
    <style:style style:name="T139" style:family="text">
      <style:text-properties fo:font-style="normal" style:text-underline-style="none" officeooo:rsid="11944aa0" style:font-style-asian="normal" style:font-style-complex="normal"/>
    </style:style>
    <style:style style:name="T140" style:family="text">
      <style:text-properties fo:font-style="normal" style:text-underline-style="none" officeooo:rsid="119588b0" style:font-style-asian="normal" style:font-style-complex="normal"/>
    </style:style>
    <style:style style:name="T141" style:family="text">
      <style:text-properties fo:font-style="normal" style:text-underline-style="none" officeooo:rsid="12784d1c" style:font-style-asian="normal" style:font-style-complex="normal"/>
    </style:style>
    <style:style style:name="T142" style:family="text">
      <style:text-properties fo:font-style="normal" style:text-underline-style="none" officeooo:rsid="1197a91e" style:font-style-asian="normal" style:font-style-complex="normal"/>
    </style:style>
    <style:style style:name="T143" style:family="text">
      <style:text-properties fo:font-style="normal" style:text-underline-style="none" officeooo:rsid="11989fbb" style:font-style-asian="normal" style:font-style-complex="normal"/>
    </style:style>
    <style:style style:name="T144" style:family="text">
      <style:text-properties fo:font-style="normal" style:text-underline-style="none" officeooo:rsid="119a4af7" style:font-style-asian="normal" style:font-style-complex="normal"/>
    </style:style>
    <style:style style:name="T145" style:family="text">
      <style:text-properties fo:font-style="normal" style:text-underline-style="none" officeooo:rsid="129e5a51" style:font-style-asian="normal" style:font-style-complex="normal"/>
    </style:style>
    <style:style style:name="T146" style:family="text">
      <style:text-properties fo:font-style="normal" style:text-underline-style="none" officeooo:rsid="12a027df" style:font-style-asian="normal" style:font-style-complex="normal"/>
    </style:style>
    <style:style style:name="T147" style:family="text">
      <style:text-properties fo:font-style="normal" style:text-underline-style="none" officeooo:rsid="11328787" style:font-style-asian="normal" style:font-style-complex="normal"/>
    </style:style>
    <style:style style:name="T148" style:family="text">
      <style:text-properties fo:font-style="normal" style:text-underline-style="none" officeooo:rsid="12a199f9" style:font-style-asian="normal" style:font-style-complex="normal"/>
    </style:style>
    <style:style style:name="T149" style:family="text">
      <style:text-properties fo:font-style="normal" style:text-underline-style="none" officeooo:rsid="12a34280" style:font-style-asian="normal" style:font-style-complex="normal"/>
    </style:style>
    <style:style style:name="T150" style:family="text">
      <style:text-properties fo:font-style="normal" style:text-underline-style="none" officeooo:rsid="12b6f99b" style:font-style-asian="normal" style:font-style-complex="normal"/>
    </style:style>
    <style:style style:name="T151" style:family="text">
      <style:text-properties fo:font-style="normal" style:text-underline-style="none" officeooo:rsid="12b98a26" style:font-style-asian="normal" style:font-style-complex="normal"/>
    </style:style>
    <style:style style:name="T152" style:family="text">
      <style:text-properties fo:font-style="normal" style:text-underline-style="none" officeooo:rsid="12ba2627" style:font-style-asian="normal" style:font-style-complex="normal"/>
    </style:style>
    <style:style style:name="T153" style:family="text">
      <style:text-properties fo:font-style="normal" style:text-underline-style="none" officeooo:rsid="12bb5873" style:font-style-asian="normal" style:font-style-complex="normal"/>
    </style:style>
    <style:style style:name="T154" style:family="text">
      <style:text-properties fo:font-style="normal" style:text-underline-style="none" officeooo:rsid="12bc48ef" style:font-style-asian="normal" style:font-style-complex="normal"/>
    </style:style>
    <style:style style:name="T155" style:family="text">
      <style:text-properties fo:font-style="normal" style:text-underline-style="none" fo:background-color="#fff5ce" loext:char-shading-value="0" style:font-style-asian="normal" style:font-style-complex="normal"/>
    </style:style>
    <style:style style:name="T156" style:family="text">
      <style:text-properties fo:font-style="normal" style:text-underline-style="none" officeooo:rsid="113581a5" fo:background-color="#fff5ce" loext:char-shading-value="0" style:font-style-asian="normal" style:font-style-complex="normal"/>
    </style:style>
    <style:style style:name="T157" style:family="text">
      <style:text-properties fo:font-style="normal" style:text-underline-style="none" officeooo:rsid="1146290f" fo:background-color="#fff5ce" loext:char-shading-value="0" style:font-style-asian="normal" style:font-style-complex="normal"/>
    </style:style>
    <style:style style:name="T158" style:family="text">
      <style:text-properties fo:font-style="normal" style:text-underline-style="none" officeooo:rsid="116aafd0" fo:background-color="#fff5ce" loext:char-shading-value="0" style:font-style-asian="normal" style:font-style-complex="normal"/>
    </style:style>
    <style:style style:name="T159" style:family="text">
      <style:text-properties fo:font-style="normal" style:text-underline-style="none" officeooo:rsid="116b9a97" fo:background-color="#fff5ce" loext:char-shading-value="0" style:font-style-asian="normal" style:font-style-complex="normal"/>
    </style:style>
    <style:style style:name="T160" style:family="text">
      <style:text-properties fo:font-style="normal" style:text-underline-style="none" officeooo:rsid="1197a91e" fo:background-color="#fff5ce" loext:char-shading-value="0" style:font-style-asian="normal" style:font-style-complex="normal"/>
    </style:style>
    <style:style style:name="T161" style:family="text">
      <style:text-properties fo:font-style="normal" style:text-underline-style="none" officeooo:rsid="11989fbb" fo:background-color="#fff5ce" loext:char-shading-value="0" style:font-style-asian="normal" style:font-style-complex="normal"/>
    </style:style>
    <style:style style:name="T162" style:family="text">
      <style:text-properties fo:font-style="normal" style:text-underline-style="none" officeooo:rsid="127866b2" fo:background-color="#fff5ce" loext:char-shading-value="0" style:font-style-asian="normal" style:font-style-complex="normal"/>
    </style:style>
    <style:style style:name="T163" style:family="text">
      <style:text-properties fo:font-style="normal" style:text-underline-style="none" officeooo:rsid="12a0cc7f" fo:background-color="#fff5ce" loext:char-shading-value="0" style:font-style-asian="normal" style:font-style-complex="normal"/>
    </style:style>
    <style:style style:name="T164" style:family="text">
      <style:text-properties fo:font-style="normal" style:text-underline-style="none" officeooo:rsid="12b8e85e" fo:background-color="#fff5ce" loext:char-shading-value="0" style:font-style-asian="normal" style:font-style-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120d53a7" style:font-style-asian="normal" style:font-weight-asian="normal" style:font-style-complex="normal" style:font-weight-complex="normal"/>
    </style:style>
    <style:style style:name="T167" style:family="text">
      <style:text-properties fo:font-style="normal" fo:font-weight="normal" officeooo:rsid="120db164" style:font-style-asian="normal" style:font-weight-asian="normal" style:font-style-complex="normal" style:font-weight-complex="normal"/>
    </style:style>
    <style:style style:name="T168" style:family="text">
      <style:text-properties fo:font-style="normal" fo:font-weight="normal" officeooo:rsid="120e6b05" style:font-style-asian="normal" style:font-weight-asian="normal" style:font-style-complex="normal" style:font-weight-complex="normal"/>
    </style:style>
    <style:style style:name="T169" style:family="text">
      <style:text-properties fo:font-style="normal" fo:font-weight="normal" officeooo:rsid="12102e1f" style:font-style-asian="normal" style:font-weight-asian="normal" style:font-style-complex="normal" style:font-weight-complex="normal"/>
    </style:style>
    <style:style style:name="T170" style:family="text">
      <style:text-properties fo:font-style="normal" fo:font-weight="normal" officeooo:rsid="1211d997" style:font-style-asian="normal" style:font-weight-asian="normal" style:font-style-complex="normal" style:font-weight-complex="normal"/>
    </style:style>
    <style:style style:name="T171" style:family="text">
      <style:text-properties fo:font-style="normal" fo:font-weight="normal" officeooo:rsid="1213b925" style:font-style-asian="normal" style:font-weight-asian="normal" style:font-style-complex="normal" style:font-weight-complex="normal"/>
    </style:style>
    <style:style style:name="T172" style:family="text">
      <style:text-properties fo:font-style="normal" fo:font-weight="normal" officeooo:rsid="1216494d" style:font-style-asian="normal" style:font-weight-asian="normal" style:font-style-complex="normal" style:font-weight-complex="normal"/>
    </style:style>
    <style:style style:name="T173" style:family="text">
      <style:text-properties fo:font-style="normal" fo:font-weight="normal" officeooo:rsid="12178226" style:font-style-asian="normal" style:font-weight-asian="normal" style:font-style-complex="normal" style:font-weight-complex="normal"/>
    </style:style>
    <style:style style:name="T174" style:family="text">
      <style:text-properties fo:font-style="normal" fo:font-weight="normal" officeooo:rsid="121873b9" style:font-style-asian="normal" style:font-weight-asian="normal" style:font-style-complex="normal" style:font-weight-complex="normal"/>
    </style:style>
    <style:style style:name="T175" style:family="text">
      <style:text-properties fo:font-style="normal" fo:font-weight="normal" officeooo:rsid="1219b145" style:font-style-asian="normal" style:font-weight-asian="normal" style:font-style-complex="normal" style:font-weight-complex="normal"/>
    </style:style>
    <style:style style:name="T176" style:family="text">
      <style:text-properties fo:font-style="normal" fo:font-weight="normal" officeooo:rsid="121b5af3" style:font-style-asian="normal" style:font-weight-asian="normal" style:font-style-complex="normal" style:font-weight-complex="normal"/>
    </style:style>
    <style:style style:name="T177" style:family="text">
      <style:text-properties fo:font-style="normal" fo:font-weight="normal" officeooo:rsid="121b652e" style:font-style-asian="normal" style:font-weight-asian="normal" style:font-style-complex="normal" style:font-weight-complex="normal"/>
    </style:style>
    <style:style style:name="T178" style:family="text">
      <style:text-properties fo:font-style="normal" fo:font-weight="normal" officeooo:rsid="121e2006" style:font-style-asian="normal" style:font-weight-asian="normal" style:font-style-complex="normal" style:font-weight-complex="normal"/>
    </style:style>
    <style:style style:name="T179" style:family="text">
      <style:text-properties fo:font-style="normal" fo:font-weight="normal" officeooo:rsid="121fb7b5" style:font-style-asian="normal" style:font-weight-asian="normal" style:font-style-complex="normal" style:font-weight-complex="normal"/>
    </style:style>
    <style:style style:name="T180" style:family="text">
      <style:text-properties fo:font-style="normal" fo:font-weight="normal" officeooo:rsid="1221167a" style:font-style-asian="normal" style:font-weight-asian="normal" style:font-style-complex="normal" style:font-weight-complex="normal"/>
    </style:style>
    <style:style style:name="T181" style:family="text">
      <style:text-properties fo:font-style="normal" fo:font-weight="normal" officeooo:rsid="12425b92" style:font-style-asian="normal" style:font-weight-asian="normal" style:font-style-complex="normal" style:font-weight-complex="normal"/>
    </style:style>
    <style:style style:name="T182" style:family="text">
      <style:text-properties fo:font-style="normal" fo:font-weight="normal" officeooo:rsid="128b03e4" style:font-style-asian="normal" style:font-weight-asian="normal" style:font-style-complex="normal" style:font-weight-complex="normal"/>
    </style:style>
    <style:style style:name="T183" style:family="text">
      <style:text-properties fo:font-style="normal" fo:font-weight="normal" officeooo:rsid="128b30f8" style:font-style-asian="normal" style:font-weight-asian="normal" style:font-style-complex="normal" style:font-weight-complex="normal"/>
    </style:style>
    <style:style style:name="T184" style:family="text">
      <style:text-properties fo:font-style="normal" fo:font-weight="normal" officeooo:rsid="128ce931" style:font-style-asian="normal" style:font-weight-asian="normal" style:font-style-complex="normal" style:font-weight-complex="normal"/>
    </style:style>
    <style:style style:name="T185" style:family="text">
      <style:text-properties fo:font-style="normal" fo:font-weight="normal" officeooo:rsid="128e5b66" style:font-style-asian="normal" style:font-weight-asian="normal" style:font-style-complex="normal" style:font-weight-complex="normal"/>
    </style:style>
    <style:style style:name="T186" style:family="text">
      <style:text-properties fo:font-style="normal" fo:font-weight="normal" officeooo:rsid="128eef81" style:font-style-asian="normal" style:font-weight-asian="normal" style:font-style-complex="normal" style:font-weight-complex="normal"/>
    </style:style>
    <style:style style:name="T187" style:family="text">
      <style:text-properties fo:font-style="normal" fo:font-weight="normal" officeooo:rsid="12ae3dbb" style:font-style-asian="normal" style:font-weight-asian="normal" style:font-style-complex="normal" style:font-weight-complex="normal"/>
    </style:style>
    <style:style style:name="T188" style:family="text">
      <style:text-properties fo:font-style="normal" fo:font-weight="normal" fo:background-color="#fff5ce" loext:char-shading-value="0" style:font-style-asian="normal" style:font-weight-asian="normal" style:font-style-complex="normal" style:font-weight-complex="normal"/>
    </style:style>
    <style:style style:name="T189" style:family="text">
      <style:text-properties fo:font-style="normal" fo:background-color="#fff5ce" loext:char-shading-value="0" style:font-style-asian="normal" style:font-style-complex="normal"/>
    </style:style>
    <style:style style:name="T190" style:family="text">
      <style:text-properties fo:font-style="normal" officeooo:rsid="1104fd1f" fo:background-color="#fff5ce" loext:char-shading-value="0" style:font-style-asian="normal" style:font-style-complex="normal"/>
    </style:style>
    <style:style style:name="T191" style:family="text">
      <style:text-properties fo:font-style="normal" officeooo:rsid="11ba801f" fo:background-color="#fff5ce" loext:char-shading-value="0" style:font-style-asian="normal" style:font-style-complex="normal"/>
    </style:style>
    <style:style style:name="T192" style:family="text">
      <style:text-properties fo:font-style="normal" officeooo:rsid="12c1ceff" fo:background-color="#fff5ce" loext:char-shading-value="0" style:font-style-asian="normal" style:font-style-complex="normal"/>
    </style:style>
    <style:style style:name="T193" style:family="text">
      <style:text-properties officeooo:rsid="10ec2880"/>
    </style:style>
    <style:style style:name="T194" style:family="text">
      <style:text-properties officeooo:rsid="10f2370c"/>
    </style:style>
    <style:style style:name="T195" style:family="text">
      <style:text-properties officeooo:rsid="10f430e1"/>
    </style:style>
    <style:style style:name="T196" style:family="text">
      <style:text-properties officeooo:rsid="10f98ad6"/>
    </style:style>
    <style:style style:name="T197" style:family="text">
      <style:text-properties officeooo:rsid="110e565d"/>
    </style:style>
    <style:style style:name="T198" style:family="text">
      <style:text-properties officeooo:rsid="110ebd03"/>
    </style:style>
    <style:style style:name="T199" style:family="text">
      <style:text-properties officeooo:rsid="110ede8f"/>
    </style:style>
    <style:style style:name="T200" style:family="text">
      <style:text-properties officeooo:rsid="1110c13e"/>
    </style:style>
    <style:style style:name="T201" style:family="text">
      <style:text-properties fo:font-weight="bold" style:font-weight-asian="bold" style:font-weight-complex="bold"/>
    </style:style>
    <style:style style:name="T202" style:family="text">
      <style:text-properties officeooo:rsid="11140ded"/>
    </style:style>
    <style:style style:name="T203" style:family="text">
      <style:text-properties fo:font-style="italic" style:font-style-asian="italic" style:font-style-complex="italic"/>
    </style:style>
    <style:style style:name="T204" style:family="text">
      <style:text-properties fo:font-style="italic" officeooo:rsid="112166ea" style:font-style-asian="italic" style:font-style-complex="italic"/>
    </style:style>
    <style:style style:name="T205" style:family="text">
      <style:text-properties fo:font-style="italic" officeooo:rsid="1121b759" style:font-style-asian="italic" style:font-style-complex="italic"/>
    </style:style>
    <style:style style:name="T206" style:family="text">
      <style:text-properties fo:font-style="italic" officeooo:rsid="11241eb0" style:font-style-asian="italic" style:font-style-complex="italic"/>
    </style:style>
    <style:style style:name="T207" style:family="text">
      <style:text-properties fo:font-style="italic" officeooo:rsid="1189224f" style:font-style-asian="italic" style:font-style-complex="italic"/>
    </style:style>
    <style:style style:name="T208" style:family="text">
      <style:text-properties fo:font-style="italic" officeooo:rsid="118ac798" style:font-style-asian="italic" style:font-style-complex="italic"/>
    </style:style>
    <style:style style:name="T209" style:family="text">
      <style:text-properties fo:font-style="italic" officeooo:rsid="118d4c3e" style:font-style-asian="italic" style:font-style-complex="italic"/>
    </style:style>
    <style:style style:name="T210" style:family="text">
      <style:text-properties fo:font-style="italic" officeooo:rsid="118e9444" style:font-style-asian="italic" style:font-style-complex="italic"/>
    </style:style>
    <style:style style:name="T211" style:family="text">
      <style:text-properties fo:font-style="italic" officeooo:rsid="119e5361" style:font-style-asian="italic" style:font-style-complex="italic"/>
    </style:style>
    <style:style style:name="T212" style:family="text">
      <style:text-properties fo:font-style="italic" officeooo:rsid="11a091f7" style:font-style-asian="italic" style:font-style-complex="italic"/>
    </style:style>
    <style:style style:name="T213" style:family="text">
      <style:text-properties fo:font-style="italic" officeooo:rsid="11a1d033" style:font-style-asian="italic" style:font-style-complex="italic"/>
    </style:style>
    <style:style style:name="T214" style:family="text">
      <style:text-properties fo:font-style="italic" officeooo:rsid="120432a4" style:font-style-asian="italic" style:font-style-complex="italic"/>
    </style:style>
    <style:style style:name="T215" style:family="text">
      <style:text-properties fo:font-style="italic" officeooo:rsid="129383bb" style:font-style-asian="italic" style:font-style-complex="italic"/>
    </style:style>
    <style:style style:name="T216" style:family="text">
      <style:text-properties fo:font-style="italic" officeooo:rsid="1295a5b4" style:font-style-asian="italic" style:font-style-complex="italic"/>
    </style:style>
    <style:style style:name="T217" style:family="text">
      <style:text-properties fo:font-style="italic" officeooo:rsid="12972bb9" style:font-style-asian="italic" style:font-style-complex="italic"/>
    </style:style>
    <style:style style:name="T218" style:family="text">
      <style:text-properties fo:font-style="italic" officeooo:rsid="1297d1a3" style:font-style-asian="italic" style:font-style-complex="italic"/>
    </style:style>
    <style:style style:name="T219" style:family="text">
      <style:text-properties fo:font-style="italic" officeooo:rsid="12984d62" style:font-style-asian="italic" style:font-style-complex="italic"/>
    </style:style>
    <style:style style:name="T220" style:family="text">
      <style:text-properties fo:font-style="italic" officeooo:rsid="129940f9" style:font-style-asian="italic" style:font-style-complex="italic"/>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normal" officeooo:rsid="122dbbcc" style:font-style-asian="italic" style:font-weight-asian="normal" style:font-style-complex="italic" style:font-weight-complex="normal"/>
    </style:style>
    <style:style style:name="T223" style:family="text">
      <style:text-properties fo:font-style="italic" fo:font-weight="normal" officeooo:rsid="123048d0" style:font-style-asian="italic" style:font-weight-asian="normal" style:font-style-complex="italic" style:font-weight-complex="normal"/>
    </style:style>
    <style:style style:name="T224" style:family="text">
      <style:text-properties fo:font-style="italic" fo:font-weight="normal" officeooo:rsid="12318013" style:font-style-asian="italic" style:font-weight-asian="normal" style:font-style-complex="italic" style:font-weight-complex="normal"/>
    </style:style>
    <style:style style:name="T225" style:family="text">
      <style:text-properties fo:font-style="italic" fo:font-weight="normal" officeooo:rsid="1234fade" style:font-style-asian="italic" style:font-weight-asian="normal" style:font-style-complex="italic" style:font-weight-complex="normal"/>
    </style:style>
    <style:style style:name="T226" style:family="text">
      <style:text-properties fo:font-style="italic" fo:font-weight="normal" officeooo:rsid="12358d79" style:font-style-asian="italic" style:font-weight-asian="normal" style:font-style-complex="italic" style:font-weight-complex="normal"/>
    </style:style>
    <style:style style:name="T227" style:family="text">
      <style:text-properties fo:font-style="italic" fo:font-weight="normal" officeooo:rsid="123b0a45" style:font-style-asian="italic" style:font-weight-asian="normal" style:font-style-complex="italic" style:font-weight-complex="normal"/>
    </style:style>
    <style:style style:name="T228" style:family="text">
      <style:text-properties fo:font-style="italic" fo:font-weight="normal" officeooo:rsid="123c7659" style:font-style-asian="italic" style:font-weight-asian="normal" style:font-style-complex="italic" style:font-weight-complex="normal"/>
    </style:style>
    <style:style style:name="T229" style:family="text">
      <style:text-properties fo:font-style="italic" fo:font-weight="normal" officeooo:rsid="1247bcf1" style:font-style-asian="italic" style:font-weight-asian="normal" style:font-style-complex="italic" style:font-weight-complex="normal"/>
    </style:style>
    <style:style style:name="T230" style:family="text">
      <style:text-properties fo:font-style="italic" fo:font-weight="normal" officeooo:rsid="1247c993" style:font-style-asian="italic" style:font-weight-asian="normal" style:font-style-complex="italic" style:font-weight-complex="normal"/>
    </style:style>
    <style:style style:name="T231" style:family="text">
      <style:text-properties fo:font-style="italic" fo:font-weight="normal" fo:background-color="#fff5ce" loext:char-shading-value="0" style:font-style-asian="italic" style:font-weight-asian="normal" style:font-style-complex="italic" style:font-weight-complex="normal"/>
    </style:style>
    <style:style style:name="T232" style:family="text">
      <style:text-properties fo:font-style="italic" officeooo:rsid="11b93915" fo:background-color="#fff5ce" loext:char-shading-value="0" style:font-style-asian="italic" style:font-style-complex="italic"/>
    </style:style>
    <style:style style:name="T233" style:family="text">
      <style:text-properties fo:font-style="italic" officeooo:rsid="11ba801f" fo:background-color="#fff5ce" loext:char-shading-value="0" style:font-style-asian="italic" style:font-style-complex="italic"/>
    </style:style>
    <style:style style:name="T234" style:family="text">
      <style:text-properties fo:font-style="italic" style:text-underline-style="none" officeooo:rsid="113581a5" fo:background-color="#fff5ce" loext:char-shading-value="0" style:font-style-asian="italic" style:font-style-complex="italic"/>
    </style:style>
    <style:style style:name="T235" style:family="text">
      <style:text-properties officeooo:rsid="11203010"/>
    </style:style>
    <style:style style:name="T236" style:family="text">
      <style:text-properties officeooo:rsid="112166ea"/>
    </style:style>
    <style:style style:name="T237" style:family="text">
      <style:text-properties officeooo:rsid="112c3b5a"/>
    </style:style>
    <style:style style:name="T238" style:family="text">
      <style:text-properties officeooo:rsid="112e2f50"/>
    </style:style>
    <style:style style:name="T239" style:family="text">
      <style:text-properties style:text-underline-style="none"/>
    </style:style>
    <style:style style:name="T240" style:family="text">
      <style:text-properties style:text-underline-style="none" officeooo:rsid="112e2f50"/>
    </style:style>
    <style:style style:name="T241" style:family="text">
      <style:text-properties style:text-underline-style="none" officeooo:rsid="112fc514"/>
    </style:style>
    <style:style style:name="T242" style:family="text">
      <style:text-properties style:text-underline-style="none" officeooo:rsid="113d2ac9"/>
    </style:style>
    <style:style style:name="T243" style:family="text">
      <style:text-properties style:text-underline-style="none" officeooo:rsid="11417923"/>
    </style:style>
    <style:style style:name="T244" style:family="text">
      <style:text-properties style:text-underline-style="none" officeooo:rsid="1155faec"/>
    </style:style>
    <style:style style:name="T245" style:family="text">
      <style:text-properties style:text-underline-style="none" officeooo:rsid="1168e076"/>
    </style:style>
    <style:style style:name="T246" style:family="text">
      <style:text-properties style:text-underline-style="none" officeooo:rsid="126c44c4"/>
    </style:style>
    <style:style style:name="T247" style:family="text">
      <style:text-properties officeooo:rsid="11495a8f"/>
    </style:style>
    <style:style style:name="T248" style:family="text">
      <style:text-properties officeooo:rsid="114aecda"/>
    </style:style>
    <style:style style:name="T249" style:family="text">
      <style:text-properties officeooo:rsid="114bdaa2"/>
    </style:style>
    <style:style style:name="T250" style:family="text">
      <style:text-properties officeooo:rsid="114c051c"/>
    </style:style>
    <style:style style:name="T251" style:family="text">
      <style:text-properties officeooo:rsid="116aafd0"/>
    </style:style>
    <style:style style:name="T252" style:family="text">
      <style:text-properties officeooo:rsid="118ac798"/>
    </style:style>
    <style:style style:name="T253" style:family="text">
      <style:text-properties officeooo:rsid="118d4c3e"/>
    </style:style>
    <style:style style:name="T254" style:family="text">
      <style:text-properties officeooo:rsid="118e9444"/>
    </style:style>
    <style:style style:name="T255" style:family="text">
      <style:text-properties officeooo:rsid="1196b432"/>
    </style:style>
    <style:style style:name="T256" style:family="text">
      <style:text-properties officeooo:rsid="119bb7e7"/>
    </style:style>
    <style:style style:name="T257" style:family="text">
      <style:text-properties officeooo:rsid="119d1535"/>
    </style:style>
    <style:style style:name="T258" style:family="text">
      <style:text-properties officeooo:rsid="119dd17a"/>
    </style:style>
    <style:style style:name="T259" style:family="text">
      <style:text-properties officeooo:rsid="119e1269"/>
    </style:style>
    <style:style style:name="T260" style:family="text">
      <style:text-properties officeooo:rsid="119e5361"/>
    </style:style>
    <style:style style:name="T261" style:family="text">
      <style:text-properties officeooo:rsid="119ede37"/>
    </style:style>
    <style:style style:name="T262" style:family="text">
      <style:text-properties officeooo:rsid="11a091f7"/>
    </style:style>
    <style:style style:name="T263" style:family="text">
      <style:text-properties officeooo:rsid="11a1d033"/>
    </style:style>
    <style:style style:name="T264" style:family="text">
      <style:text-properties officeooo:rsid="11a490bd"/>
    </style:style>
    <style:style style:name="T265" style:family="text">
      <style:text-properties officeooo:rsid="11a6419b"/>
    </style:style>
    <style:style style:name="T266" style:family="text">
      <style:text-properties officeooo:rsid="11a86851"/>
    </style:style>
    <style:style style:name="T267" style:family="text">
      <style:text-properties officeooo:rsid="11ac10bb"/>
    </style:style>
    <style:style style:name="T268" style:family="text">
      <style:text-properties officeooo:rsid="11acb93d"/>
    </style:style>
    <style:style style:name="T269" style:family="text">
      <style:text-properties officeooo:rsid="11ae5cda"/>
    </style:style>
    <style:style style:name="T270" style:family="text">
      <style:text-properties officeooo:rsid="11b18f94"/>
    </style:style>
    <style:style style:name="T271" style:family="text">
      <style:text-properties officeooo:rsid="11b256a4"/>
    </style:style>
    <style:style style:name="T272" style:family="text">
      <style:text-properties officeooo:rsid="11b87189"/>
    </style:style>
    <style:style style:name="T273" style:family="text">
      <style:text-properties officeooo:rsid="11c0780c"/>
    </style:style>
    <style:style style:name="T274" style:family="text">
      <style:text-properties officeooo:rsid="11c23001"/>
    </style:style>
    <style:style style:name="T275" style:family="text">
      <style:text-properties officeooo:rsid="11cbb4ae"/>
    </style:style>
    <style:style style:name="T276" style:family="text">
      <style:text-properties officeooo:rsid="11d061c1"/>
    </style:style>
    <style:style style:name="T277" style:family="text">
      <style:text-properties officeooo:rsid="11d0cecf"/>
    </style:style>
    <style:style style:name="T278" style:family="text">
      <style:text-properties officeooo:rsid="11d62a30"/>
    </style:style>
    <style:style style:name="T279" style:family="text">
      <style:text-properties officeooo:rsid="11d70385"/>
    </style:style>
    <style:style style:name="T280" style:family="text">
      <style:text-properties officeooo:rsid="11d96e95"/>
    </style:style>
    <style:style style:name="T281" style:family="text">
      <style:text-properties officeooo:rsid="11dca432"/>
    </style:style>
    <style:style style:name="T282" style:family="text">
      <style:text-properties officeooo:rsid="11dd7061"/>
    </style:style>
    <style:style style:name="T283" style:family="text">
      <style:text-properties officeooo:rsid="11e4e740"/>
    </style:style>
    <style:style style:name="T284" style:family="text">
      <style:text-properties officeooo:rsid="11e7142c"/>
    </style:style>
    <style:style style:name="T285" style:family="text">
      <style:text-properties officeooo:rsid="11f8156a"/>
    </style:style>
    <style:style style:name="T286" style:family="text">
      <style:text-properties officeooo:rsid="11fb0626"/>
    </style:style>
    <style:style style:name="T287" style:family="text">
      <style:text-properties officeooo:rsid="11feb988"/>
    </style:style>
    <style:style style:name="T288" style:family="text">
      <style:text-properties officeooo:rsid="11ff6a29"/>
    </style:style>
    <style:style style:name="T289" style:family="text">
      <style:text-properties officeooo:rsid="12001073"/>
    </style:style>
    <style:style style:name="T290" style:family="text">
      <style:text-properties officeooo:rsid="12015efb"/>
    </style:style>
    <style:style style:name="T291" style:family="text">
      <style:text-properties officeooo:rsid="12029713"/>
    </style:style>
    <style:style style:name="T292" style:family="text">
      <style:text-properties officeooo:rsid="1202ba41"/>
    </style:style>
    <style:style style:name="T293" style:family="text">
      <style:text-properties officeooo:rsid="1203b392"/>
    </style:style>
    <style:style style:name="T294" style:family="text">
      <style:text-properties officeooo:rsid="120432a4"/>
    </style:style>
    <style:style style:name="T295" style:family="text">
      <style:text-properties fo:font-weight="normal" style:font-weight-asian="normal" style:font-weight-complex="normal"/>
    </style:style>
    <style:style style:name="T296" style:family="text">
      <style:text-properties fo:font-weight="normal" officeooo:rsid="1213b925" style:font-weight-asian="normal" style:font-weight-complex="normal"/>
    </style:style>
    <style:style style:name="T297" style:family="text">
      <style:text-properties fo:font-weight="normal" officeooo:rsid="12245814" style:font-weight-asian="normal" style:font-weight-complex="normal"/>
    </style:style>
    <style:style style:name="T298" style:family="text">
      <style:text-properties fo:font-weight="normal" officeooo:rsid="12262941" style:font-weight-asian="normal" style:font-weight-complex="normal"/>
    </style:style>
    <style:style style:name="T299" style:family="text">
      <style:text-properties fo:font-weight="normal" officeooo:rsid="12299ecb" style:font-weight-asian="normal" style:font-weight-complex="normal"/>
    </style:style>
    <style:style style:name="T300" style:family="text">
      <style:text-properties fo:font-weight="normal" officeooo:rsid="122b1705" style:font-weight-asian="normal" style:font-weight-complex="normal"/>
    </style:style>
    <style:style style:name="T301" style:family="text">
      <style:text-properties fo:font-weight="normal" officeooo:rsid="122d4577" style:font-weight-asian="normal" style:font-weight-complex="normal"/>
    </style:style>
    <style:style style:name="T302" style:family="text">
      <style:text-properties fo:font-weight="normal" officeooo:rsid="122dbbcc" style:font-weight-asian="normal" style:font-weight-complex="normal"/>
    </style:style>
    <style:style style:name="T303" style:family="text">
      <style:text-properties fo:font-weight="normal" officeooo:rsid="122e7c5d" style:font-weight-asian="normal" style:font-weight-complex="normal"/>
    </style:style>
    <style:style style:name="T304" style:family="text">
      <style:text-properties fo:font-weight="normal" officeooo:rsid="122edf2b" style:font-weight-asian="normal" style:font-weight-complex="normal"/>
    </style:style>
    <style:style style:name="T305" style:family="text">
      <style:text-properties fo:font-weight="normal" officeooo:rsid="123048d0" style:font-weight-asian="normal" style:font-weight-complex="normal"/>
    </style:style>
    <style:style style:name="T306" style:family="text">
      <style:text-properties fo:font-weight="normal" officeooo:rsid="12318013" style:font-weight-asian="normal" style:font-weight-complex="normal"/>
    </style:style>
    <style:style style:name="T307" style:family="text">
      <style:text-properties fo:font-weight="normal" officeooo:rsid="1234fade" style:font-weight-asian="normal" style:font-weight-complex="normal"/>
    </style:style>
    <style:style style:name="T308" style:family="text">
      <style:text-properties fo:font-weight="normal" officeooo:rsid="12358d79" style:font-weight-asian="normal" style:font-weight-complex="normal"/>
    </style:style>
    <style:style style:name="T309" style:family="text">
      <style:text-properties fo:font-weight="normal" officeooo:rsid="12369602" style:font-weight-asian="normal" style:font-weight-complex="normal"/>
    </style:style>
    <style:style style:name="T310" style:family="text">
      <style:text-properties fo:font-weight="normal" officeooo:rsid="123728b7" style:font-weight-asian="normal" style:font-weight-complex="normal"/>
    </style:style>
    <style:style style:name="T311" style:family="text">
      <style:text-properties fo:font-weight="normal" officeooo:rsid="123972d5" style:font-weight-asian="normal" style:font-weight-complex="normal"/>
    </style:style>
    <style:style style:name="T312" style:family="text">
      <style:text-properties fo:font-weight="normal" officeooo:rsid="123b0a45" style:font-weight-asian="normal" style:font-weight-complex="normal"/>
    </style:style>
    <style:style style:name="T313" style:family="text">
      <style:text-properties fo:font-weight="normal" officeooo:rsid="123c7659" style:font-weight-asian="normal" style:font-weight-complex="normal"/>
    </style:style>
    <style:style style:name="T314" style:family="text">
      <style:text-properties fo:font-weight="normal" officeooo:rsid="12483543" style:font-weight-asian="normal" style:font-weight-complex="normal"/>
    </style:style>
    <style:style style:name="T315" style:family="text">
      <style:text-properties fo:font-weight="normal" officeooo:rsid="12497f77" style:font-weight-asian="normal" style:font-weight-complex="normal"/>
    </style:style>
    <style:style style:name="T316" style:family="text">
      <style:text-properties fo:font-weight="normal" officeooo:rsid="128b30f8" style:font-weight-asian="normal" style:font-weight-complex="normal"/>
    </style:style>
    <style:style style:name="T317" style:family="text">
      <style:text-properties fo:font-weight="normal" officeooo:rsid="128e69fc" style:font-weight-asian="normal" style:font-weight-complex="normal"/>
    </style:style>
    <style:style style:name="T318" style:family="text">
      <style:text-properties fo:font-weight="normal" officeooo:rsid="128eef81" style:font-weight-asian="normal" style:font-weight-complex="normal"/>
    </style:style>
    <style:style style:name="T319" style:family="text">
      <style:text-properties fo:font-weight="normal" officeooo:rsid="129caa46" style:font-weight-asian="normal" style:font-weight-complex="normal"/>
    </style:style>
    <style:style style:name="T320" style:family="text">
      <style:text-properties fo:font-weight="normal" officeooo:rsid="129d836d" style:font-weight-asian="normal" style:font-weight-complex="normal"/>
    </style:style>
    <style:style style:name="T321" style:family="text">
      <style:text-properties fo:font-weight="normal" officeooo:rsid="12ae3dbb" style:font-weight-asian="normal" style:font-weight-complex="normal"/>
    </style:style>
    <style:style style:name="T322" style:family="text">
      <style:text-properties fo:font-weight="normal" fo:background-color="#fff5ce" loext:char-shading-value="0" style:font-weight-asian="normal" style:font-weight-complex="normal"/>
    </style:style>
    <style:style style:name="T323" style:family="text">
      <style:text-properties fo:font-weight="normal" officeooo:rsid="122b1705" fo:background-color="#fff5ce" loext:char-shading-value="0" style:font-weight-asian="normal" style:font-weight-complex="normal"/>
    </style:style>
    <style:style style:name="T324" style:family="text">
      <style:text-properties officeooo:rsid="120a25e0"/>
    </style:style>
    <style:style style:name="T325" style:family="text">
      <style:text-properties officeooo:rsid="124de588"/>
    </style:style>
    <style:style style:name="T326" style:family="text">
      <style:text-properties officeooo:rsid="12503d02"/>
    </style:style>
    <style:style style:name="T327" style:family="text">
      <style:text-properties officeooo:rsid="12512ade"/>
    </style:style>
    <style:style style:name="T328" style:family="text">
      <style:text-properties fo:background-color="#fff5ce" loext:char-shading-value="0"/>
    </style:style>
    <style:style style:name="T329" style:family="text">
      <style:text-properties officeooo:rsid="125b7e6f" fo:background-color="#fff5ce" loext:char-shading-value="0"/>
    </style:style>
    <style:style style:name="T330" style:family="text">
      <style:text-properties officeooo:rsid="125f1332" fo:background-color="#fff5ce" loext:char-shading-value="0"/>
    </style:style>
    <style:style style:name="T331" style:family="text">
      <style:text-properties officeooo:rsid="11140ded" fo:background-color="#fff5ce" loext:char-shading-value="0"/>
    </style:style>
    <style:style style:name="T332" style:family="text">
      <style:text-properties officeooo:rsid="11ae5cda" fo:background-color="#fff5ce" loext:char-shading-value="0"/>
    </style:style>
    <style:style style:name="T333" style:family="text">
      <style:text-properties officeooo:rsid="11b87189" fo:background-color="#fff5ce" loext:char-shading-value="0"/>
    </style:style>
    <style:style style:name="T334" style:family="text">
      <style:text-properties officeooo:rsid="1203b392" fo:background-color="#fff5ce" loext:char-shading-value="0"/>
    </style:style>
    <style:style style:name="T335" style:family="text">
      <style:text-properties officeooo:rsid="12b1466a" fo:background-color="#fff5ce" loext:char-shading-value="0"/>
    </style:style>
    <style:style style:name="T336" style:family="text">
      <style:text-properties officeooo:rsid="125a66c7"/>
    </style:style>
    <style:style style:name="T337" style:family="text">
      <style:text-properties officeooo:rsid="125cce45"/>
    </style:style>
    <style:style style:name="T338" style:family="text">
      <style:text-properties officeooo:rsid="125e54e5"/>
    </style:style>
    <style:style style:name="T339" style:family="text">
      <style:text-properties officeooo:rsid="125f1332"/>
    </style:style>
    <style:style style:name="T340" style:family="text">
      <style:text-properties officeooo:rsid="12603812"/>
    </style:style>
    <style:style style:name="T341" style:family="text">
      <style:text-properties officeooo:rsid="1261539e"/>
    </style:style>
    <style:style style:name="T342" style:family="text">
      <style:text-properties officeooo:rsid="1262440f"/>
    </style:style>
    <style:style style:name="T343" style:family="text">
      <style:text-properties officeooo:rsid="126de6a2"/>
    </style:style>
    <style:style style:name="T344" style:family="text">
      <style:text-properties officeooo:rsid="127055c9"/>
    </style:style>
    <style:style style:name="T345" style:family="text">
      <style:text-properties officeooo:rsid="12758bcf"/>
    </style:style>
    <style:style style:name="T346" style:family="text">
      <style:text-properties officeooo:rsid="12780c7a"/>
    </style:style>
    <style:style style:name="T347" style:family="text">
      <style:text-properties officeooo:rsid="127866b2"/>
    </style:style>
    <style:style style:name="T348" style:family="text">
      <style:text-properties officeooo:rsid="127a6517"/>
    </style:style>
    <style:style style:name="T349" style:family="text">
      <style:text-properties officeooo:rsid="127ce9c0"/>
    </style:style>
    <style:style style:name="T350" style:family="text">
      <style:text-properties officeooo:rsid="127d42bf"/>
    </style:style>
    <style:style style:name="T351" style:family="text">
      <style:text-properties officeooo:rsid="128344d2"/>
    </style:style>
    <style:style style:name="T352" style:family="text">
      <style:text-properties officeooo:rsid="12838151"/>
    </style:style>
    <style:style style:name="T353" style:family="text">
      <style:text-properties fo:background-color="#ffffd7" loext:char-shading-value="0"/>
    </style:style>
    <style:style style:name="T354" style:family="text">
      <style:text-properties officeooo:rsid="12859b54"/>
    </style:style>
    <style:style style:name="T355" style:family="text">
      <style:text-properties officeooo:rsid="12896fad"/>
    </style:style>
    <style:style style:name="T356" style:family="text">
      <style:text-properties officeooo:rsid="128b30f8"/>
    </style:style>
    <style:style style:name="T357" style:family="text">
      <style:text-properties officeooo:rsid="128ce931"/>
    </style:style>
    <style:style style:name="T358" style:family="text">
      <style:text-properties officeooo:rsid="128e69fc"/>
    </style:style>
    <style:style style:name="T359" style:family="text">
      <style:text-properties officeooo:rsid="12903001"/>
    </style:style>
    <style:style style:name="T360" style:family="text">
      <style:text-properties officeooo:rsid="129070e7"/>
    </style:style>
    <style:style style:name="T361" style:family="text">
      <style:text-properties officeooo:rsid="129383bb"/>
    </style:style>
    <style:style style:name="T362" style:family="text">
      <style:text-properties officeooo:rsid="1295a5b4"/>
    </style:style>
    <style:style style:name="T363" style:family="text">
      <style:text-properties officeooo:rsid="12972bb9"/>
    </style:style>
    <style:style style:name="T364" style:family="text">
      <style:text-properties officeooo:rsid="1297d1a3"/>
    </style:style>
    <style:style style:name="T365" style:family="text">
      <style:text-properties officeooo:rsid="12984d62"/>
    </style:style>
    <style:style style:name="T366" style:family="text">
      <style:text-properties officeooo:rsid="129940f9"/>
    </style:style>
    <style:style style:name="T367" style:family="text">
      <style:text-properties style:font-name="Liberation Serif" fo:font-size="12pt" fo:font-style="normal" style:text-underline-style="none" fo:font-weight="normal" officeooo:rsid="12a07ccf" style:font-size-asian="12pt" style:font-style-asian="normal" style:font-weight-asian="normal" style:font-size-complex="12pt" style:font-style-complex="normal" style:font-weight-complex="normal"/>
    </style:style>
    <style:style style:name="T368" style:family="text">
      <style:text-properties style:font-name="Liberation Serif" fo:font-size="12pt" fo:font-style="normal" style:text-underline-style="none" fo:font-weight="normal" officeooo:rsid="12a07ccf" fo:background-color="#fff5ce" loext:char-shading-value="0" style:font-size-asian="12pt" style:font-style-asian="normal" style:font-weight-asian="normal" style:font-size-complex="12pt" style:font-style-complex="normal" style:font-weight-complex="normal"/>
    </style:style>
    <style:style style:name="T369" style:family="text">
      <style:text-properties officeooo:rsid="12a6ca8d"/>
    </style:style>
    <style:style style:name="T370" style:family="text">
      <style:text-properties officeooo:rsid="12ae3dbb"/>
    </style:style>
    <style:style style:name="T371" style:family="text">
      <style:text-properties officeooo:rsid="12bdf928"/>
    </style:style>
    <style:style style:name="T372" style:family="text">
      <style:text-properties officeooo:rsid="12beaa0a"/>
    </style:style>
    <style:style style:name="T373" style:family="text">
      <style:text-properties officeooo:rsid="12c05654"/>
    </style:style>
    <style:style style:name="T374" style:family="text">
      <style:text-properties officeooo:rsid="12c0d499"/>
    </style:style>
    <style:style style:name="T375" style:family="text">
      <style:text-properties officeooo:rsid="12c0e98b"/>
    </style:style>
    <text:list-style style:name="L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BAB <text:span text:style-name="T3">3</text:span></text:p>
      <text:h text:style-name="P171" text:outline-level="1">Ket<text:span text:style-name="T325">et</text:span>apan Allah dan Takdir dan <text:span text:style-name="T251">Akal</text:span> Manusia</text:h>
      <text:p text:style-name="P15">Kosakata bahasa Arab yang diterjemahkan menjadi takdir adalah qadar. Dalam penurunannya, kata ini <text:s/>bisa juga berarti ketetapan, memberikan ukuran tertentu dan bentuk, pembagian, dan keputusan. Ulama muslim dalam kajian Islam <text:span text:style-name="T4">menyebut itu sebagai ketetapan dan ketentuan </text:span><text:span text:style-name="T326">Allah</text:span><text:span text:style-name="T4"> dan keputusan dalam menciptakan sesuatu. </text:span></text:p>
      <text:p text:style-name="P16">Sebelum membahas ketetapan <text:span text:style-name="T326">Allah</text:span> dan takdir lebih jauh, mari kita lihat beberapa ayat yang terkait berikut ini: </text:p>
      <text:p text:style-name="P17">Dan pada sisi Allah-lah kunci-kunci semua yang gaib; tak ada yang mengetahui kecuali Dia sendiri, dan Dia mengetahui apa yang di daratan dan yang di lautan, dan tiada sehelai daun pun <text:span text:style-name="T5">yang gugur melainkan Dia mengetahuinya (pula), dan tidak jatuh sebutir bijih pun dalam kegelapan bumi dan tidak se</text:span><text:span text:style-name="T327">s</text:span><text:span text:style-name="T5">uatu </text:span><text:span text:style-name="T327">pun </text:span><text:span text:style-name="T5">yang basah dan yang kering, melainkan telah tertulis dalam kitab yang nyata (Lauh Mahfuzh). </text:span><text:span text:style-name="T7">(</text:span><text:span text:style-name="T68">Al-Quran </text:span><text:span text:style-name="T7">6:59)</text:span></text:p>
      <text:p text:style-name="P18">Tiada sesuatu pun yang gaib di langit dan di bumi, melainkan terdapat di dalam kitab yang nyata (Lauh Mahfuzh<text:note text:id="ftn1" text:note-class="footnote"><text:note-citation>1</text:note-citation><text:note-body><text:p text:style-name="P12">Dalam pelafalan ayatnya disebut sebagai Kitabu<text:span text:style-name="T369">n</text:span> Mubin (Pen.)</text:p></text:note-body></text:note>). <text:span text:style-name="T6">(</text:span><text:span text:style-name="T68">Al-Quran </text:span><text:span text:style-name="T6">27:75) <text:s/></text:span></text:p>
      <text:p text:style-name="P19">Sesungguhnya kami yang menghidupkan orang-orang mati <text:span text:style-name="T193">dan Kami menuliskan apa yang mereka kerjakan dan bekas-bekas yang mereka tinggalkan. Dan segala sesuatu Kami kumpulkan dalam kitab </text:span><text:span text:style-name="T327">i</text:span><text:span text:style-name="T193">nduk yang nyata (Lauh Mahfuz</text:span><text:span text:style-name="T193"><text:note text:id="ftn2" text:note-class="footnote"><text:note-citation>2</text:note-citation><text:note-body><text:p text:style-name="P13">Dalam pelafalan ayatnya disebut sebagai Imam<text:span text:style-name="T369">un</text:span> Mubin (Pen.)</text:p></text:note-body></text:note></text:span><text:span text:style-name="T193">). </text:span><text:span text:style-name="T8">(</text:span><text:span text:style-name="T68">Al-Quran </text:span><text:span text:style-name="T9">36:12</text:span><text:span text:style-name="T8">)</text:span></text:p>
      <text:p text:style-name="P20">Dan mereka berkata: <text:span text:style-name="T6">“</text:span>Kapankah datangnya ancaman itu jika kamu adalah orang-orang yang benar?<text:span text:style-name="T6">” </text:span><text:span text:style-name="T194">Katakanlah: “</text:span><text:span text:style-name="T195">sesungguhnya (ilmu tentang hari kiamat itu) hanya pada sisi Allah. Dan sesungguhnya aku hanyalah pemberi peringatan yang menjelaskan.</text:span><text:span text:style-name="T194">” </text:span><text:span text:style-name="T10">(</text:span><text:span text:style-name="T68">Al-Quran </text:span><text:span text:style-name="T10">67:25-26)</text:span></text:p>
      <text:p text:style-name="P21">Bahkan yang didustakan itu adalah Al-Quran yang mulia. Yang tersimpan dalam Lauh Mahfuzh<text:note text:id="ftn3" text:note-class="footnote"><text:note-citation>3</text:note-citation><text:note-body><text:p text:style-name="P14">Dalam pelafalan ayatnya disebut sebagai Lauh Mahfuz (Pen.)</text:p></text:note-body></text:note> <text:span text:style-name="T6">(</text:span><text:span text:style-name="T68">Al-Quran </text:span><text:span text:style-name="T6">85:21-22) </text:span></text:p>
      <text:p text:style-name="P21"><text:span text:style-name="T51">Pada satu makna</text:span><text:span text:style-name="T6">, ketetapan dan takdir </text:span><text:span text:style-name="T50">bermakna pada hal </text:span><text:span text:style-name="T6">yang sama. Dalam makna lain, akan tetapi, takdir artinya sesuatu yang sudah ditetapkan atau sudah diputuskan sebelumnya, sementara ketetapan berarti penerapan atau membuatnya terjadi. </text:span><text:span text:style-name="T11">Untuk lebih jelasnya, takdir berarti segala sesuatu yang telah hadir, mulai dari partikel sub-atomik hingga pada alam </text:span><text:soft-page-break/><text:span text:style-name="T11">semesta secara keseluruhan, telah diketahui oleh Allah yang maha kuasa. </text:span><text:span text:style-name="T12">Pengetahuannya meliputi seluruh ruang dan waktu, sementara </text:span><text:span text:style-name="T51">D</text:span><text:span text:style-name="T12">ia sendiri sama sekali bebas dari keduanya. Semuanya telah hadir dalam pengetahuannya, dan </text:span><text:span text:style-name="T51">D</text:span><text:span text:style-name="T12">ia menetapkannya pada masing-masing bentuk tertentu, rentang hidup, fungsi atau misi, dan karakteristik tertentu. </text:span></text:p>
      <text:p text:style-name="P22"><text:span text:style-name="T6">Tinjau analogi berikut ini: sang pengarang memiliki pengetahuan yang lengkap dan tepat mengenai buku yang akan ditulisnya, dan mengatur isinya sebelum menulis</text:span><text:span text:style-name="T51">kan</text:span><text:span text:style-name="T6">nya. Dalam makna ini, takdir sama saja dengan pengetahuan </text:span><text:span text:style-name="T52">Allah</text:span><text:span text:style-name="T6">, atau merupakan sebutan bagi pengetahuan </text:span><text:span text:style-name="T52">Allah</text:span><text:span text:style-name="T6">. Dengan demikian itu juga bisa disebut </text:span><text:span text:style-name="T52">sebagai C</text:span><text:span text:style-name="T13">atatan </text:span><text:span text:style-name="T52">T</text:span><text:span text:style-name="T13">ersimpan </text:span><text:span text:style-name="T52">Y</text:span><text:span text:style-name="T13">ang </text:span><text:span text:style-name="T52">P</text:span><text:span text:style-name="T13">aling </text:span><text:span text:style-name="T52">A</text:span><text:span text:style-name="T13">gung (Lauh Mahfuz). Takdir bisa juga berarti bahwa Allah membuat segala </text:span><text:span text:style-name="T52">sesuatu</text:span><text:span text:style-name="T13"> berdasarkan </text:span><text:span text:style-name="T14">ukuran yang tepat dan seimbang. </text:span></text:p>
      <text:p text:style-name="P91">Allah mengetahui apa yang dikandung oleh setiap perempuan, dan kandungan rahim yang kurang sempurna dan yang bertambah. Dan segala sesuatu pada sisi-Nya ada ukurannya. <text:span text:style-name="T6">(</text:span><text:span text:style-name="T69">Al-Quran </text:span><text:span text:style-name="T6">13:8)</text:span></text:p>
      <text:p text:style-name="P69">Matahari dan bulan beredar menurut perhitungan. Dan tumbuh-tumbuhan dan pohon-pohonan keduanya tunduk kepada-Nya. Dan Allah telah meninggikan langit dan Allah meletakkan neraca (keadilan). Supaya kamu jangan melampaui batas tentang neraca itu. Dan tegakkanlah timbangan itu dengan adil dan janganlah kamu <text:span text:style-name="T196">mengurangi neraca itu.</text:span><text:span text:style-name="T15"> (</text:span><text:span text:style-name="T70">Al-Quran </text:span><text:span text:style-name="T15">55:5-9)</text:span></text:p>
      <text:p text:style-name="P70"><text:span text:style-name="T6">Timbangan dan ukuran di alam semesta, keteraturan dan harmoni, demikian pula semua yang terkandung di dalamnya, dengan jelas menunjukkan bahwa segala sesuatu telah ditentukan dan telah diukur, diciptakan dan dikendalikan oleh Allah </text:span><text:span text:style-name="T52">Y</text:span><text:span text:style-name="T6">ang </text:span><text:span text:style-name="T52">M</text:span><text:span text:style-name="T6">aha </text:span><text:span text:style-name="T52">K</text:span><text:span text:style-name="T6">uasa. Dengan demikian, takdir </text:span><text:span text:style-name="T53">Allah</text:span><text:span text:style-name="T6"> haruslah ada. Semua </text:span><text:span text:style-name="T53">pernyataan</text:span><text:span text:style-name="T6"> semacam determinisme, yang dipegang oleh banyak orang </text:span><text:span text:style-name="T16">dan bahkan oleh sebagian Marxis, untuk menjelaskan </text:span><text:span text:style-name="T17">cara kerja dan keteraturan pada alam semesta yang begitu nyata </text:span><text:span text:style-name="T53">ini </text:span><text:span text:style-name="T17">adalah cara kerja diam-diam dari </text:span><text:span text:style-name="T54">t</text:span><text:span text:style-name="T53">akdir Allah</text:span><text:span text:style-name="T17">. </text:span><text:span text:style-name="T18">Namun kita harus memperjelas satu </text:span><text:span text:style-name="T53">hal </text:span><text:span text:style-name="T18">di sini: berdasarkan Islam, determinisme mutlak </text:span><text:span text:style-name="T19">tidak dapat digunakan </text:span><text:span text:style-name="T20">dalam konteks tindakan manusia. </text:span></text:p>
      <text:p text:style-name="P71"><text:span text:style-name="T20">S</text:span><text:span text:style-name="T6">emua benih, </text:span><text:span text:style-name="T21">telah diukur dan ditakar bentuknya, dan keteraturan <text:s/>serta harmoni dalam alam semesta <text:s/></text:span><text:span text:style-name="T22">(yang telah berlangsung selama miliaran tahun tanpa diinterupsi atau mengalami penyimpangan) menunjukkan bahwa segala </text:span><text:span text:style-name="T55">sesuatu</text:span><text:span text:style-name="T22"> telah berlangsung berdasarkan ketentuan mutlak dari Allah yang Maha Kuasa. Setiap benih atau sel telur adalah seperti cangkang yang dibentuk oleh kekuasaan </text:span><text:span text:style-name="T55">Allah </text:span><text:span text:style-name="T22">pada mana takdir-Nya mema</text:span><text:soft-page-break/><text:span text:style-name="T22">sukkan sejarah masa depan dari tanaman tersebut atau makhluk hidup tersebut. Kekuasaan Allah menggunakan atom-atom dan partikel-partikel, berdasarkan ukuran yang telah ditetapkan oleh takdir <text:s/></text:span><text:span text:style-name="T55">Allah</text:span><text:span text:style-name="T22">, untuk mengubah setiap benih menjadi tanaman tertentu, dan setiap telur yang telah dibuahi menjadi makhluk hidup tertentu. </text:span><text:span text:style-name="T190">Ini berarti bahwa sejarah masa depan dari entitas-entitas ini, sebagaimana prinsip-prinsip yang mengatur kehidupan mereka, telah direkam sebelumnya pada benihnya atau pada telur yang telah dibuahi sebagai faktor dan proses penentu. </text:span></text:p>
      <text:p text:style-name="P72"><text:span text:style-name="T22">T</text:span><text:span text:style-name="T6">anaman dan <text:s/>makhluk hidup telah dibentuk dari materi dasar yang sama. Akan tetapi, terdapat tak terhingga banyaknya variasi antar spesies dan individu. Tanaman dan makhluk hidup telah tumbuh dari unsur penyusun yang sama, dan menunjukkan harmoni dan takaran yang luar biasa. Namun terdapat begitu banyak diversitas yang akan memaksa kita untuk </text:span><text:span text:style-name="T56">menerima</text:span><text:span text:style-name="T6"> bahwa setiap entitas </text:span><text:span text:style-name="T56">akan </text:span><text:span text:style-name="T6">menerima ukuran dan <text:s/>bentuk tertentu. Bentuk dan ukuran ini telah ditentukan oleh takdir </text:span><text:span text:style-name="T56">Allah</text:span><text:span text:style-name="T6">. </text:span></text:p>
      <text:h text:style-name="P172" text:outline-level="2">Catatan Yang Nyata dan Kitab yang Nyata</text:h>
      <text:p text:style-name="P93">Sebagai contoh, sebuah benih akan menunjukkan takdir dalam dua cara: menunjukkan Catatan <text:span text:style-name="T336">Y</text:span>ang <text:span text:style-name="T336">N</text:span>yata (Imamun Mubin) dan menunjukkan <text:span text:style-name="T336">K</text:span>itab <text:span text:style-name="T336">Y</text:span>ang <text:span text:style-name="T336">N</text:span>yata (Kitabun Mubin). </text:p>
      <text:p text:style-name="P94"><text:span text:style-name="T328">Catatan </text:span><text:span text:style-name="T329">Y</text:span><text:span text:style-name="T328">ang </text:span><text:span text:style-name="T329">N</text:span><text:span text:style-name="T328">yata, adalah sebutan lain untuk pengetahuan Allah dan perintah-Nya, termasuk segala hal dan kejadian di alam semesta. Yakni, segala hal dan kejadian yang telah hadir sebelumnya dalam pengetahuan Allah</text:span>. Ketika tiba masanya bagi mereka untuk hadir ke dalam dunia ini atau ketika Allah berkehendak untuk membawa mereka ke dalam dunia ini, <text:span text:style-name="T197">maka Dia akan memakaikan padanya dengan </text:span><text:span text:style-name="T337">keberadaan</text:span><text:span text:style-name="T197"> material. Catatan yang nyata merujuk pada ini. Sebuah bibit berisi </text:span><text:span text:style-name="T198">masa depan dari sang tanaman yang akan tumbuh darinya. Kehidupan tanaman juga akan berakhir pada bibit itu, yang mana masing-masing dapat dipandang sebagai ingatan dari tanaman. </text:span><text:span text:style-name="T199">Tanaman baru yang akan tumbuh dari benih itu akan sama persis dengan tanaman asal, karena tidak satupun dari mereka yang akan memiliki ruh yang sadar yang dibekali dengan akal. Jadi, di samping berperan sebagai analogi bagi </text:span><text:span text:style-name="T337">C</text:span><text:span text:style-name="T199">atatan </text:span><text:span text:style-name="T337">Y</text:span><text:span text:style-name="T199">ang </text:span><text:span text:style-name="T337">N</text:span><text:span text:style-name="T199">yata </text:span><text:span text:style-name="T338">dan kemudian </text:span><text:span text:style-name="T199">takdir dan pengetahuan Allah, sebuah bibit juga menandakan adanya </text:span><text:span text:style-name="T338">C</text:span><text:span text:style-name="T199">atatan </text:span><text:span text:style-name="T338">Y</text:span><text:span text:style-name="T199">ang </text:span><text:span text:style-name="T338">M</text:span><text:span text:style-name="T199">aha </text:span><text:span text:style-name="T338">A</text:span><text:span text:style-name="T199">gung dan </text:span><text:span text:style-name="T338">T</text:span><text:span text:style-name="T199">erjaga (Lawhun Mahfuz) dan </text:span><text:span text:style-name="T339">bersesuaian </text:span><text:span text:style-name="T199"><text:s/>dengan ingatan manusia pada kerajaan manusia. Sebagai tambahan, karena bibit menandakan bahwa sejarah kehidupan dari </text:span><text:span text:style-name="T339">makhluk </text:span><text:span text:style-name="T341">hidup</text:span><text:span text:style-name="T339"> </text:span><text:span text:style-name="T199">telah di</text:span><text:soft-page-break/><text:span text:style-name="T199">catat, maka itu juga akan merujuk pada kehidupan sesudah kematian. </text:span></text:p>
      <text:p text:style-name="P95"><text:span text:style-name="T328">Kitab </text:span><text:span text:style-name="T330">Y</text:span><text:span text:style-name="T328">ang </text:span><text:span text:style-name="T330">N</text:span><text:span text:style-name="T328">yata merupakan sebutan lain bagi kehendak Allah dan huku</text:span><text:span text:style-name="T330">m-hukum</text:span><text:span text:style-name="T328"> penciptaan dan cara kerja bagi alam semesta.</text:span> <text:span text:style-name="T200">Jika kita merujuk pada Catatan </text:span><text:span text:style-name="T339">Y</text:span><text:span text:style-name="T200">ang </text:span><text:span text:style-name="T339">N</text:span><text:span text:style-name="T200">yata sebagai bentuk formal atau teoritis dari takdir, maka </text:span><text:span text:style-name="T340">K</text:span><text:span text:style-name="T200">itab </text:span><text:span text:style-name="T340">Y</text:span><text:span text:style-name="T200">ang </text:span><text:span text:style-name="T340">N</text:span><text:span text:style-name="T200">yata dapat dipandang sebagai takdir yang sesungguhnya. Bentuk pertumbuhan yang seutuhnya dari tanaman atau makhluk hidup di masa yang akan datang, yang menunjukkan semua isi dari bibit atau telur yang dibuahi, dapat dipahami sebagai takdir yang sesungguhnya. </text:span></text:p>
      <text:p text:style-name="P96">Secara singkat, seperti bibit atau tanaman atau telur yang telah dibuahi dan makhluk hidup, segala sesuatu yang hadir secara jelas merujuk pada adanya takdir Allah, yang menentukan dan memutuskan, juga mengukur, memilah-milah, dan membeda-bedakan. <text:span text:style-name="T328">Mimpi yang nyata yang memberikan kita kabar mengenai kejadian tertentu di masa yang akan datang adalah hal lain yang tidak terbantahkan yang menandakan adanya takdir atau ketentuan dari Allah. </text:span></text:p>
      <text:p text:style-name="P97"><text:span text:style-name="T201">Pertanyaan</text:span>: Mengapa percaya kepada takdir adalah salah satu dari rukun Iman? </text:p>
      <text:p text:style-name="P97"><text:span text:style-name="T201">Jawab</text:span>: <text:s/><text:span text:style-name="T202">Keangkuhan kita serta iman yang lemah akan menggiring kita untuk menghubungkan pencapaian kita dan perbuatan baik kita semata dengan kita sendiri dan akan merasa bangga dengan diri kita sendiri. Akan tetapi Al-Quran secara jelas menyatakan: </text:span><text:span text:style-name="T331">Allah menciptakan kamu dan apa yang kamu lakukan (</text:span><text:span text:style-name="T335">Al-Quran </text:span><text:span text:style-name="T331">37:96), yang berarti bahwa kemurahan Allah menghendaki perbuatan baik dan kekuasaan-Nya lah yang kemudian mewujudkannya.</text:span><text:span text:style-name="T202"> Jika kita mencoba mencermati jalan hidup kita, pada akhirnya kita akan menyadari dan mengakui bahwa Allah akan mengarahkan kita kepada perbuatan yang baik dan biasanya akan mencegah kita dalam menjalankan perbuatan yang tercela. </text:span></text:p>
      <text:p text:style-name="P98">Sebagi tambahan, dengan membekali kita dengan kapasitas yang mumpuni, serta kekuatan dan daya upaya untuk mencapai banyak hal, Dia mengizinkan kita untuk menyadari banyaknya pencapaian dan perbuatan baik yang kita lakukan. Ketika Allah membimbing kita kepada perbuatan baik dan menyebabkan kita untuk meniatkan dan kemudian mewujudkannya, maka yang menjadi sebab sesungguhnya bagi perbuatan baik kita adalah kehendak Allah. Kita hanya bisa “<text:span text:style-name="T203">mengklaim</text:span><text:span text:style-name="T6">” perbuatan baik kita hanya dengan melalui iman, ibadah yang taat, dan berdoa untuk dipantaskan melakukannya, secara sadar beriman kepada kebutuhan untuk melaku</text:span><text:soft-page-break/><text:span text:style-name="T6">kannya, dan merasa puas dengan apa yang <text:s/>Allah berikan. Dengan semua ini, maka tidak ada alasan bagi kita untuk sombong dan angkuh; melainkan, kita harus tetap rendah hati dan berterima kasih kepada Allah. </text:span></text:p>
      <text:p text:style-name="P98"><text:span text:style-name="T6">Di sisi lain, kita sering menolak untuk bertanggung jawab terhadap dosa dan perbuatan tercela yang kita lakukan dengan menghubungkannya terhadap takdir. Namun karena Allah tidak pernah menyukai atau menerima perbuatan semacam itu, maka semuanya akan menjadi bagian dari diri kita dan dilakukan atas dasar akal kita. Allah membolehkan terjadinya dosa dan memberinya bentuk luar, sebab jika tidak maka akal kita sama sekali tidak berarti. Dosa merupakan hasil dari keputusan kita, melalui akal kita, untuk melakukan dosa. Allah memanggil dan membimbing kita kepada perbuatan baik, bahkan mengilhami hal tersebut </text:span><text:span text:style-name="T57">di </text:span><text:span text:style-name="T6">dalam diri kita, namun akal kita memungkinkan kita untuk tidak patuh </text:span><text:span text:style-name="T30">kepada </text:span><text:span text:style-name="T6">Sang Pencipta kita. Dengan demikian, kita “</text:span><text:span text:style-name="T203">bertanggung jawab</text:span><text:span text:style-name="T6">” </text:span><text:span text:style-name="T203"><text:s/></text:span><text:span text:style-name="T6">terhadap dosa dan perbuatan salah yang kita kerjakan. Untuk melindungi diri kita dari dosa dan godaan setan serta hawa nafsu kita, dan jiwa kita yang dipengaruhi kejahatan, maka kita harus berjuang untuk menghilangkan atau mendisiplinkan kecenderungan kita kepada dosa dengan melakukan tobat dan meminta pengampunan terhadapnya. Sebagai tambahan, kita harus mengarahkan dan mendorong diri kita untuk melakukan perbuatan baik melalui doa, ibadah, dan iman kepada Allah. </text:span></text:p>
      <text:p text:style-name="P99"><text:span text:style-name="T6">Secara singkat, karena kita memiliki akal dan </text:span><text:span text:style-name="T23">dilarang untuk melakukan perbuatan jahat dan menjauhkan diri kita dari perbuatan dosa dan yang tercela, maka kita tidak bisa menghubungkan dosa-dosa yang kita lakukan kepada Allah. Takdir Allah </text:span><text:span text:style-name="T24">hadir agar orang-orang beriman tidak merasa bangga dengan perbuatan baik yang mereka lakukan namun berterima kasih kepada Allah atasnya. Kita memiliki akal sehingga nafsu kita yang </text:span><text:span text:style-name="T57">tidak</text:span><text:span text:style-name="T24"> terkendali tidak akan bisa lari dar</text:span><text:span text:style-name="T25">i</text:span><text:span text:style-name="T24"> ganjaran dosa yang harus ditanggungnya. </text:span></text:p>
      <text:p text:style-name="P100"><text:span text:style-name="T24">K</text:span><text:span text:style-name="T6">edua, poin penting yang harus disebutkan adalah biasanya kita akan menyalahkan tentang kejadian di masa lalu dan kemalangan yang kita alami. Bahkan lebih parah lagi, kita terkadang merasa putus asa dan menyia-nyiakan diri kita dalam gaya hidup yang lupa diri, dan bahkan mulai menyalahkan Allah. Akan tetapi, takdir memungkinkan kita untuk mengaitkan masa lalu dan kemalangan kita padanya sehingga kita bisa menerima pertolongan, perlindungan, dan penghiburan. </text:span></text:p>
      <text:p text:style-name="P101">Jadi, apapun yang terjadi di masa lampau harus dilihat dari sudut pan<text:soft-page-break/>dang takdir; apa yang akan datang, demikian pula dengan dosa dan ganjaran yang kita terima, haruslah dihubungkan dengan akal manusia. Dalam cara ini, maka faksi ekstrim fatalisme (jabar) dan penolakan terhadap peran manusia dalam tindakan (i’tizal, yakni pandangan <text:s/>kaum Mu’tazila) bisa dipertemukan. </text:p>
      <text:h text:style-name="P174" text:outline-level="2">Takdir dan Ketetapan Allah</text:h>
      <text:p text:style-name="P154">Dalam hubungannya dengan pengetahuan Allah. Allah sepenuhnya di luar dari kemampuan kita untuk membandingkan dan membayangkan, sehingga kita hanya bisa mendapatkan sebagian <text:span text:style-name="T342">dari </text:span>pengetahuan mengenai sifat-sifat dan nama-nama Allah, bukan tentang hakikat-Nya, dengan <text:span text:style-name="T235">bertafakur dan mempelajari tentang tindakan dan ciptaan-Nya. Untuk memahami tindakan Allah, terkadang </text:span><text:span text:style-name="T236">kita harus menggunakan perbandingan, seperti yang dibolehkan dalam ayat Al-Quran: </text:span><text:span text:style-name="T204">Allah adalah </text:span><text:span text:style-name="T205">yang Maha tinggi </text:span><text:span text:style-name="T26">(</text:span><text:span text:style-name="T71">Al-Quran </text:span><text:span text:style-name="T26">30:27). Kita bisa saja mendapatkan pandangan sekilas tentang hubungan antara takdir dan ketetapan Allah dengan pengetahuan Allah dengan merenungi perbandingan berikut ini: </text:span></text:p>
      <text:p text:style-name="P102">Anggap terdapat seorang yang sangat ahli, yang bisa saja dia seorang insinyur atau arsitek atau seorang ahli bangunan, yang ingin membuat sebuah rumah yang sangat mewah. <text:span text:style-name="T328">Pertama, dia harus menentukan apa jenis rumah yang akan dia bangun (rumah sudah hadir dalam pikirannya). Kemudian, dia menggambar cetak birunya (rumah sudah hadir dalam desain atau rencana yang nyata). Sesudah ini, dia kemudian membangun rumah sesuai dengan cetak birunya <text:s/>(rumah sudah mengambil bentuk dalam eksistensi material).</text:span> Ketika orang-orang melihat rumah ini, maka bentuknya akan terekam dalam ingatan banyak orang. Bahkan jika rumah itu kemudian rusak dan hancur, maka ia akan tetap hadir dalam ingatan orang-orang juga dalam pikiran dan rancangan sang pembuatnya (bentuk akhir dari keberadaan rumah itu, yang telah mengambil bentuk keabadian). </text:p>
      <text:p text:style-name="P155"><text:span text:style-name="T6">Sebelum menulis sebuah buku, seorang pengarang harus memiliki pengetahuan yang menyeluruh tentangnya serta maknanya dalam pikirannya (buku hadir dalam bentuk pengetahuan atau makna). </text:span><text:span text:style-name="T27">Untuk membuat pengetahuan atau makna ini bisa nampak dan diketahui, maka dia harus mewujudkannya dalam kata-kata. Sebelum melakukan <text:s/>ini dia harus merancang dan mengaturnya (membuat “</text:span><text:span text:style-name="T206">cetak birunya”</text:span><text:span text:style-name="T27">), dan kemudian menuliskannya (ke dalam eksistensi material). Bahkan jika buku tersebut kemudian hancur dan musnah, maka ia akan tetap hadir dalam ingatan siapapun </text:span><text:soft-page-break/><text:span text:style-name="T27">yang membaca atau pernah mendengarnya, juga dalam pikiran sang pengarang. </text:span></text:p>
      <text:p text:style-name="P156"><text:span text:style-name="T27">K</text:span><text:span text:style-name="T6">eberadaan semacam itu—keberadaan dalam pikiran—adalah keberadaan yang </text:span><text:span text:style-name="T58">paling mendasar</text:span><text:span text:style-name="T6"> dari sesuatu. </text:span><text:span text:style-name="T189">Bahkan jika sesuatu yang dimaksud belum diwujudkan dalam kata-kata atau tindakan yang nyata, namun pengetahuan tentangnya dan maknanya telah hadir dalam pikiran. </text:span><text:span text:style-name="T6">Dengan demikian, meskipun pengetahuan atau makna membutuhkan materi untuk bisa dilihat dan diketahui di dunia ini, namun keduanya adalah hakikat dari keberadaan, pada mana keberadaan material bergantung. </text:span></text:p>
      <text:p text:style-name="P103">Demikian juga, Allah memiliki pengetahuan yang menyeluruh dan pasti tentang <text:s/>alam semesta dan segala yang terkandung di dalamnya. Ini telah dinyatakan banyak kali <text:s/>di dalam Al-Quran, sebagai contoh pada: </text:p>
      <text:p text:style-name="P157"><text:span text:style-name="T6">Bisa saja kamu tidak menyukai sesuatu meskipun itu baik bagimu, dan menyukai sesuatu meskipun itu buruk bagimu. </text:span><text:span text:style-name="T203">Allah mengetahui apa yang kamu tidak ketahui. </text:span><text:span text:style-name="T6">(</text:span><text:span text:style-name="T71">Al-Quran </text:span><text:span text:style-name="T6">2:216)</text:span></text:p>
      <text:p text:style-name="P23">Katakanlah: “jika kamu menyembunyikan apa yang ada di dalam hatimu atau <text:span text:style-name="T342">tidak </text:span>menyembunyikannya, pasti Allah mengetahui. Allah mengetahui apa-apa yang ada di langit dan apa-apa yang ada di bumi. Dan Allah Maha Kuasa atas segala sesuatu.”<text:span text:style-name="T6"> (</text:span><text:span text:style-name="T71">Al-Quran </text:span><text:span text:style-name="T6">3:29) </text:span></text:p>
      <text:p text:style-name="P24">Dan pada sisi Allah-lah kunci-kunci semua yang gaib; tak ada yang mengetahuinya kecuali Dia sendiri, dan Dia mengetahui apa yang di daratan dan yang di lautan, dan tiada sehelai daunpun yang gugur melainkan Dia mengetahuinya (pula), dan tidak jatuh sebutir bijihpun dalam kegelapan bumi dan tidak sesuatu yang basah atau yang kering, melainkan tertulis dalam kitab yang nyata (Kitabun Mubin). <text:span text:style-name="T6">(</text:span><text:span text:style-name="T72">Al-Quran </text:span><text:span text:style-name="T6">6:59)</text:span></text:p>
      <text:p text:style-name="P25">Katakanlah: “kalau sekiranya lautan menjadi tinta untuk (menulis) kalimat-kalimat Tuhanku, sungguh habislah lautan itu sebelum habis (ditulis) kalimat-kalimat Tuhanku, meskipun kami datangkan tambahan sebanyak itu (pula).” <text:span text:style-name="T6">(</text:span><text:span text:style-name="T72">Al-Quran </text:span><text:span text:style-name="T6">18:109) </text:span></text:p>
      <text:p text:style-name="P26"><text:span text:style-name="T6">Bahkan jika </text:span><text:span text:style-name="T58">Allah tidak </text:span><text:span text:style-name="T6">menciptakan alam semesta, itu tetap hadir </text:span><text:span text:style-name="T58">di </text:span><text:span text:style-name="T6">dalam pengetahuannya. Karena Allah berada di luar ruang dan waktu, keduanya bersatu dalam pengetahuannya sebagai satu titik, dan karena Dia abadi, maka </text:span><text:span text:style-name="T58">pengetahuan-Nya yang mencakup </text:span><text:span text:style-name="T6">segala sesuatu tidak bergantung padanya, waktu disatukan secara keseluruhan. Dengan semua ini, lebih dahulu atau </text:span><text:span text:style-name="T58">belakangan</text:span><text:span text:style-name="T6">, urutan atau pembagian waktu, dan semua hal-hal yang berhubungan dengan waktu sama sekali tidak berarti bagi-</text:span><text:soft-page-break/><text:span text:style-name="T6">Nya. </text:span><text:span text:style-name="T189">Kita harus selalu mengingat bahwa pembagian kita terhadap masa lampau, sekarang, dan masa depan adalah sebuah pembagian yang artifisial yang dirancang untuk membuat hidup kita lebih bisa teratur</text:span><text:span text:style-name="T6">. Ruang dan waktu juga merupakan hanyalah dua dimensi dari penciptaan. </text:span></text:p>
      <text:p text:style-name="P27"><text:span text:style-name="T6">Segala sesuatu hadir dalam pengetahuan Allah selama-lamanya, dan dia secara jelas mengetahui segala hal tentang segala sesuatu. Kekuasaan Allah memakaikan sesuatu dalam eksistensi materialnya berdasarkan kehendak Allah, dan pemindahan ini dari pengetahuannya ke dalam dunia kita mengambil tempat dalam batasan ruang dan waktu. Pengetahuan dan kehendak adalah dua sifat-sifat yang hakiki dari Allah: Allah mengetahui sesuatu, dan sesuatu hadir dalam pengetahuannya, kehendak-Nya menentukan semua sifat-sifat yang khusus maupun yang umum, dan kekuasaan-Nya memberinya bentuk keberadaan material. <text:s/>Hubungan</text:span><text:span text:style-name="T28"> keseluruhan antara pengetahuan Allah dan takdir, lebih pantas untuk dinyatakan dalam kalimat:</text:span><text:span text:style-name="T237"> Dan tidak ada sesuatupun melainkan pada sisi Kami-lah khazanahnya. Dan kami tidak menurunkannya melainkan dengan ukuran tertentu</text:span><text:span text:style-name="T28"> (</text:span><text:span text:style-name="T73">Al-Quran </text:span><text:span text:style-name="T28">15:21). <text:s text:c="2"/></text:span></text:p>
      <text:p text:style-name="P28"><text:span text:style-name="T28">D</text:span><text:span text:style-name="T6">alam hubungannya dengan catatan dan penggandaan. Segala sesuatu yang hadir dalam pengetahuan Allah memiliki bentuk individu dan memiliki ukuran tertentu, atau, jika kita bisa mengatakannya, sebagai rancangan atau proyek, terdapat dalam sebuah catatan. Catatan ini disebut, dalam satu penamaan, sebagai Catatan </text:span><text:span text:style-name="T59">Y</text:span><text:span text:style-name="T29">ang </text:span><text:span text:style-name="T59">A</text:span><text:span text:style-name="T29">gung dan </text:span><text:span text:style-name="T59">T</text:span><text:span text:style-name="T29">erjaga atau Lauh Mahfuz (</text:span><text:span text:style-name="T74">Al-Quran </text:span><text:span text:style-name="T29">85:22) dan, </text:span><text:span text:style-name="T60">di</text:span><text:span text:style-name="T29"> tempat lain, sebagai </text:span><text:span text:style-name="T60">C</text:span><text:span text:style-name="T29">atatan </text:span><text:span text:style-name="T60">Y</text:span><text:span text:style-name="T29">ang </text:span><text:span text:style-name="T60">N</text:span><text:span text:style-name="T29">yata (</text:span><text:span text:style-name="T75">Al-Quran </text:span><text:span text:style-name="T29">36:12). Al-Quran menyatakan bahwa </text:span><text:span text:style-name="T238">tidak ada yang menimpa kami melainkan apa yang telah ditetapkan oleh Allah bagi kami </text:span><text:span text:style-name="T29">(</text:span><text:span text:style-name="T76">Al-Quran </text:span><text:span text:style-name="T29">9:51) dan </text:span><text:span text:style-name="T240">tidak ada binatang-binatang yang ada di bumi dan burung-burung yang terbang dengan kedua sayapnya, melainkan umat-umat juga seperti (kamu). </text:span><text:span text:style-name="T241">Tiadalah kami alpakan sesuatupun di dalam catatannya </text:span><text:span text:style-name="T87">(</text:span><text:span text:style-name="T150">Al-Quran </text:span><text:span text:style-name="T87">6:38). <text:s/></text:span></text:p>
      <text:p text:style-name="P161"><text:span text:style-name="T87">C</text:span><text:span text:style-name="T147">atatan ini (atau catatan yang asli) adalah sebutan bagi pengetahuan Allah dalam kaitannya dengan penciptaan. Dalam proses penciptaan, catatan ini kemudian digandakan. Yang pertama, itu adalah proses penggandaan yang paling lengkap—semua dari ciptaan—</text:span><text:span text:style-name="T88">yakni </text:span><text:span text:style-name="T163">Kitab</text:span><text:span text:style-name="T368"> Penghapusan dan Pemastian </text:span><text:span text:style-name="T367">(Pen. Lihat Al-Quran 13:39) atau </text:span><text:span text:style-name="T123">Kitab</text:span><text:span text:style-name="T88"> </text:span><text:span text:style-name="T123">Y</text:span><text:span text:style-name="T88">ang </text:span><text:span text:style-name="T123">N</text:span><text:span text:style-name="T88">yata. Sementara </text:span><text:span text:style-name="T124">C</text:span><text:span text:style-name="T88">atatan </text:span><text:span text:style-name="T124">Y</text:span><text:span text:style-name="T88">ang </text:span><text:span text:style-name="T124">P</text:span><text:span text:style-name="T88">aling </text:span><text:span text:style-name="T124">A</text:span><text:span text:style-name="T88">gung dan </text:span><text:span text:style-name="T124">T</text:span><text:span text:style-name="T88">erjaga (Lauh Mahfuz atau </text:span><text:span text:style-name="T125">C</text:span><text:span text:style-name="T88">atatan </text:span><text:span text:style-name="T125">Y</text:span><text:span text:style-name="T88">ang </text:span><text:span text:style-name="T125">N</text:span><text:span text:style-name="T88">yata) mengandung asal mula segala sesuatu dalam pengetahuan Allah, demikian pula hukum-hukum dan prinsip-prinsip penciptaan, </text:span><text:span text:style-name="T148">Ki</text:span><text:soft-page-break/><text:span text:style-name="T148">tab Penghapusan dan Penetapan</text:span><text:span text:style-name="T88"> adalah kenyataannya dan, secara metaforis, adalah </text:span><text:span text:style-name="T148">halaman-</text:span><text:span text:style-name="T88">halaman dari aliran waktu. </text:span><text:span text:style-name="T89">Kekuasaan Allah mentransfer segala sesuatu dari </text:span><text:span text:style-name="T126">C</text:span><text:span text:style-name="T89">atatan </text:span><text:span text:style-name="T126">Y</text:span><text:span text:style-name="T89">ang </text:span><text:span text:style-name="T126">A</text:span><text:span text:style-name="T89">gung dan </text:span><text:span text:style-name="T126">T</text:span><text:span text:style-name="T89">erjaga <text:s/>ke dalam </text:span><text:span text:style-name="T149">Kitab Penghapusan dan Pemastian</text:span><text:span text:style-name="T89">, dan mengaturnya dalam halaman waktu, dan pada gilirannya, menggandengkannya ke dalam untaian waktu. Tidak ada yang berubah dalam </text:span><text:span text:style-name="T127">C</text:span><text:span text:style-name="T89">atatan </text:span><text:span text:style-name="T127">Y</text:span><text:span text:style-name="T89">ang </text:span><text:span text:style-name="T127">A</text:span><text:span text:style-name="T89">gung dan </text:span><text:span text:style-name="T127">T</text:span><text:span text:style-name="T89">erjaga (Lauh Mahfuz), karena segala hal di dalamnya sudah ditetapkan. </text:span><text:span text:style-name="T156">Namun </text:span><text:span text:style-name="T234">selama proses penciptaan, Allah menghapus apa yang Dia kehendaki, dan menetapkan (apa yang Dia kehendaki) <text:s/></text:span><text:span text:style-name="T156">(</text:span><text:span text:style-name="T164">Al-Quran </text:span><text:span text:style-name="T156">13:39)</text:span><text:span text:style-name="T234">. </text:span></text:p>
      <text:p text:style-name="P110">Sesudah dilahirkan, setiap orang didaftarkan pada catatan kelahiran. Kemudian, berdasarkan informasi ini, setiap orang akan menerima sebuah dokumen identitas. Dengan cara yang sama, karakter dari masing-masing orang, keunikannya, dan cerita masa depannya didaftarkan pada Catatan Yang Agung dan Terjaga (Lauh Mahfuz), yang kemudian disalin oleh para malaikat. Mereka mencatat segala informasi yang berhubungan dengan tubuh seseorang, dan menyandikannya ke dalam sel-sel sebagai informasi atau hukum-hukum. Agar informasi ini bisa bekerja dan bisa menjadi hidup, bagaimanapun juga, ruh harus ditiupkan ke dalam tubuh. </text:p>
      <text:p text:style-name="P29"><text:span text:style-name="T239">Bagian lainnya dari salinan ini dilingkarkan di leher kita sebagai kitab yang tersembunyi </text:span><text:span text:style-name="T86">(</text:span><text:span text:style-name="T151">Al-Quran </text:span><text:span text:style-name="T86">17:13). Kita akan mengeluarkan apapun yang terkandung di dalam kitab itu sepanjang kita masih hidup. Ini tidak berarti bahwa takdir atau ketetapan Allah memaksakan kita untuk berbuat dalam cara tertentu, karena takdir tidak lebih dari sekedar sebuah pengetahuan. Sebagai contoh, kamu mengirimkan seseorang untuk melakukan sebuah pekerjaan. Telah dibekali dengan perbekalan yang cukup, kamu kemudian memberikan arahan kepada orang itu dan kemudian mengirimkannya pada <text:s/>jalan yang akan ditempuhnya. Karena kamu sudah mengetahui sebelumnya bagaimana nantinya dia akan bertindak, kamu kemudian mencatat rincian perjalanannya dalam sebuah buku catatan dan kemudian menyembunyikannya pada kantong rahasia di jaketnya. Karena tidak peduli dengan buku catatan itu, maka rekan mu ini akan berkelakuan sebagaimana yang dia kehendaki selama perjalanan. Kamu kemudian juga mengutus dua orang kepercayaanmu untuk mengikutinya dalam rangka untuk memantau dan merekam videonya secara sembunyi-sembunyi apapun yang dia katakan dan lakukan. Ketika dia kembali, kamu kemudian membandingkan apa yang direkam <text:s/>pada video </text:span><text:span text:style-name="T90">dengan apa yang tertulis di buku catatan dan kemudian mendapati bahwa keduanya begitu sama persis. Se</text:span><text:soft-page-break/><text:span text:style-name="T90">sudahnya, kamu kemudian mewawancarainya untuk melihat apakah dia mengikuti apa yang kamu perintahkan, dan kemudian untuk menentukan apakah memberikan ganjaran atau hukuman, atau memaafkannya sesudahnya. </text:span></text:p>
      <text:p text:style-name="P30"><text:span text:style-name="T86">Seperti yang diberikan pada contoh di atas, Allah, yang tentu saja di luar batas ruang dan waktu yang dengan demikian memiliki pengetahuan yang menyeluruh, mencatat cerita kehidupan kita dalam catatan </text:span><text:span text:style-name="T146">yang asli</text:span><text:span text:style-name="T86">. <text:s/></text:span><text:span text:style-name="T91">Para malaikat kemudian menyalin informasi ini dan mengikat catatan masing-masing individu, yang kita sebut sebagai takdir, di sekitar leher dari masing-masing orang. Pengetahuan Allah tentang masa depan serta pencatatan amal perbuatan dan perkataan kita tidak memaksakan kita untuk melakukannya, karena apapun yang kita katakan atau lakukan adalah akibat dari penggunaan akal kita.</text:span><text:span text:style-name="T91"><text:note text:id="ftn4" text:note-class="footnote"><text:note-citation>4</text:note-citation><text:note-body><text:p text:style-name="P8">Pengetahuan atau ramalan semacam itu serta pencatatannya begitu nampak, karena masa lampau dan masa depan hanya berlaku bagi umat manusia saja. Mereka tidak dapat diterapkan kepada Allah. Karena dia “<text:span text:style-name="T203">melihat</text:span>” <text:span text:style-name="T6">segala sesuatu secara bersamaan, tidak ada istilah semacam “</text:span><text:span text:style-name="T203">sebelum</text:span><text:span text:style-name="T6">” dan “</text:span><text:span text:style-name="T203">sesudah</text:span><text:span text:style-name="T6">” ketika berbicara tentang-Nya. </text:span></text:p></text:note-body></text:note></text:span><text:span text:style-name="T91"> </text:span><text:span text:style-name="T92">Seluruh hidup kita dicatat oleh dua malaikat, yang disebut sebagai Kiramun Katibun (</text:span><text:span text:style-name="T145">juru tulis yang mulia</text:span><text:span text:style-name="T92">). Pada hari kiamat, catatan kita akan ditayangkan kepada kita, dan kita akan diperintah</text:span><text:span text:style-name="T128">kan</text:span><text:span text:style-name="T92"> untuk membacanya: </text:span></text:p>
      <text:p text:style-name="P31"><text:span text:style-name="T242">S</text:span><text:span text:style-name="T239">etiap kitab buku catatan kehidupan manusia (takdirnya) akan Kami ikatkan di sekitar lehernya, dan Kami akan membawanya kepada mereka di hari kemudian <text:s/>sebuah kitab yang akan dijumpainya dalam keadaan terbuka. (Akan dikatakan kepada mereka): “Bacalah kitabmu. </text:span><text:span text:style-name="T243">Cukuplah dirimu sendiri pada waktu itu sebagai penghisap terhadapmu di hari itu.</text:span><text:span text:style-name="T239">” </text:span><text:span text:style-name="T93">(</text:span><text:span text:style-name="T152">Al-Quran </text:span><text:span text:style-name="T93">17:13-14)</text:span></text:p>
      <text:p text:style-name="P32"><text:span text:style-name="T93">D</text:span><text:span text:style-name="T86">alam hubungannya dengan kehendak Allah. Allah mencatatkan segala </text:span><text:span text:style-name="T128">sesuatu</text:span><text:span text:style-name="T86"> dalam pengetahuan-Nya dalam sebuah catatan yang berisi karakter tersendiri dari masing-masing orang, umurnya, perjanjiannya, waktu dan tempat bagi kelahiran dan kematian, dan semua kata-kata dan tindakannya. Semua ini mengambil tempat dalam kehendak Allah, karena hanya dengan melalui kehendak Allah maka semua hal dan kejadian, entah itu dalam domain pengetahuan Allah atau dalam dunia ini, bisa diketahui dan diberikan arah dan haluan tertentu. Tidak ada sesuatu pun bisa hadir di luar batas kehendak Allah. </text:span></text:p>
      <text:p text:style-name="P33"><text:span text:style-name="T86">Sebagai contoh, wajah dari embrio atau jabang bayi akan memiliki ba</text:span><text:soft-page-break/><text:span text:style-name="T86">nyak sekali alternatif, apakah </text:span><text:span text:style-name="T128">ia</text:span><text:span text:style-name="T86"> adalah sebuah makhluk yang hidup, apakah </text:span><text:span text:style-name="T128">ia</text:span><text:span text:style-name="T86"> bisa ada atau tidak, kapan dan di mana </text:span><text:span text:style-name="T128">ia </text:span><text:span text:style-name="T86">bisa lahir dan kemudian mati, dan seberapa lama ia akan hidup, dan beberapa hal lainnya. Semua makhluk seutuhnya akan berbeda dalam hal raut dan paras wajah, karakter, suka atau tidak suka, dan seterusnya, meskipun mereka dibentuk dari unsur penyusun yang sama. </text:span><text:span text:style-name="T157">Sebuah partikel makanan masuk ke dalam tubuh, entah itu embrio atau yang sudah tumbuh, akan menghadapi begitu banyak alternatif dalam mencapai tujuannya. </text:span><text:span text:style-name="T94">Jika sebuah partikel yang dirancang untuk tiba di pupil mata sebelah kanan tiba-tiba sampai di telinga kanan, maka ini akan menghasilkan anomali. </text:span></text:p>
      <text:p text:style-name="P34"><text:span text:style-name="T94">J</text:span><text:span text:style-name="T86">adi, kehendak Allah yang meliputi segala hal memerintahkan segala sesuatu berdasarkan rencana yang penuh keajaiban dan perhitungan, dan berperan dalam harmoni dan keteraturan di alam semesta. Tidak satu daun pun dan tidak satu bibit pun yang berkecambah melainkan Allah menghendaki hal tersebut terjadi. </text:span></text:p>
      <text:p text:style-name="P35"><text:span text:style-name="T122">A</text:span><text:span text:style-name="T86">kal kita sudah termasuk </text:span><text:span text:style-name="T128">di </text:span><text:span text:style-name="T86">dalam kehendak Allah. Akan tetapi, hubungan kita dengan kehendak <text:s/>Allah </text:span><text:span text:style-name="T95">berbeda dari makhluk gaib lainnya, karena hanya kita (dan golongan jin) yang bisa memilih, dan merupakan konsekuensi dari akal yang kita miliki. Berdasarkan pengetahuannya tentang bagaimana kita harus bertindak dan berbicara, <text:s/>Allah yang maha kuasa telah mencatatkan </text:span><text:span text:style-name="T96">segala rincian kehidupan kita. Karena dia tidak dibatasi oleh manusia, dan juga segala hal yang artifisial, misalnya pembagian waktu ke dalam masa lampau, sekarang, dan masa </text:span><text:span text:style-name="T128">yang </text:span><text:span text:style-name="T96">akan datang, maka apa yang kita anggap sebagai ketetapan Allah hadir dalam kaitannya dengan diri kita, bukan pada Allah itu sendiri. Baginya, ketetapan-Nya berarti pengetahuan-Nya yang abadi tentang tindakan kita.</text:span><text:span text:style-name="T96"><text:note text:id="ftn5" text:note-class="footnote"><text:note-citation>5</text:note-citation><text:note-body><text:p text:style-name="P9">Islam tidak menerima konsep teistik tentang Allah, bahwa Dia menciptakan alam semesta dan membiarkannya berjalan dengan <text:s/>sendirinya. Kita terkandung dalam ruang dan waktu, dengan demikian dibatasi dalam cara-cara berikut: <text:span text:style-name="T247">kita tidak bisa menggambarkan dengan persis </text:span><text:s/><text:span text:style-name="T247">kesimpulan yang benar tentang hubungan antara Pencipta dan ciptaannya, kita tidak merasakan keabadian, dan kita juga memiliki sedikit informasi mengenai dunia ini. </text:span><text:span text:style-name="T248">Allah berada di luar ruang dan waktu, tak terhingga dan abadi. Dia menggenggam alam semesta dalam “genggamannya” </text:span><text:span text:style-name="T249">dan mengatur dan mengendalikannya sesuai dengan yang dikehendakinya. Akan tetapi, kita akan kita bisa mendapatkan sekilas tentang tindakan-Nya dan memperoleh beberapa pengetahuan mengenai Dia dan sifat-sifat-Nya, Dia mengizinkan perwujudan-Nya yang berkaitan dengan ciptaan-Nya agar dibatasi oleh ruang dan waktu. Sebab jika tidak, kehidupan tidak bisa hadir dan kita tidak bisa memperoleh pengetahuan tentang Dia dan alam semesta. Dengan demikian, apa yang kita katakan tentang kehendak-Nya dan takdir-Nya haruslah ditinjau dengan anggapan </text:span><text:span text:style-name="T250">tentang </text:span><text:span text:style-name="T249">fakta </text:span><text:span text:style-name="T250">bahwa kita bisa berbicara tentang masalah ini hanya dalam batasan kehidupan ini (dibatasi oleh ruang, waktu, dan materi) dan oleh keberadaan kita. </text:span></text:p></text:note-body></text:note></text:span></text:p>
      <text:p text:style-name="P36"><text:soft-page-break/><text:span text:style-name="T86">Kesimpulannya: </text:span><text:span text:style-name="T97">kehendak Allah menguasai penciptaan, dan tidak ada yang bisa hadir atau terjadi di luar batasannya. Itu juga berperan bagi adanya keteraturan dan harmoni yang terdapat di alam semesta, dan memberikan segala hal dan kejadian arah dan karakteristik tertentu. Keberadaan kehendak Allah tidak bisa meniadakan akal manusia. </text:span></text:p>
      <text:p text:style-name="P37"><text:span text:style-name="T97">D</text:span><text:span text:style-name="T86">alam hubungannya dengan penciptaan. Terdapat dua segi tentang hubungan antara ketetapan Allah dan takdir dan penciptaan. Pertama, sebagai faktor pendorong dan penentu, takdir sudah pasti sangat menentukan di mana saja, kecuali pada domain di mana akal kita mengambil tempat. Segala sesuatu terjadi berdasarkan pada ukuran dan ketentuannya, keputusan dan arahnya. Allah adalah pemilik mutlak dari kekuasaan, sehingga melakukan apapun yang dikehendaki-Nya. Tidak ada satupun yang bisa memanggil dia untuk bertanggung jawab terhadap setiap tindakan-Nya. Menjadi adil dan bijaksana secara mutlak, dan sekaligus pemurah dan pengasih </text:span><text:span text:style-name="T128">secara mutlak</text:span><text:span text:style-name="T86">, Dia hanya bisa melakukan kebaikan dan tidak akan pernah melakukan kejahatan pada ciptaan-Nya. </text:span></text:p>
      <text:p text:style-name="P111">Kita tidak bisa mengganggu cara kerja alam semesta. Matahari akan selalu mengirimkan panas dan cahayanya tidak bergantung pada kita, bumi akan berotasi pada sumbunya dan di sekelilingi matahari, hari-hari dan bulan-bulan terlewati, musim-musim dan tahun-tahun datang dan pergi, <text:s/>dan kita sama sekali tidak memiliki kendali terhadap alam. Terdapat begitu banyak kebijaksanaan Allah dalam setiap tindakan-Nya, semuanya menguntungkan kita. Jadi, kita harus mempelajari dan bercermin pada tindakan-Nya untuk menemukan kebijaksanaan pada hal-hal tersebut: </text:p>
      <text:p text:style-name="P38"><text:span text:style-name="T239">Dalam penciptaan langit dan bumi, dan dalam pergantian siang dan malam, terdapat </text:span><text:span text:style-name="T244">tanda-tanda bagi orang yang berakal. Yakni orang-orang yang mengingat Allah sambil berdiri atau duduk atau dalam keadaan berbaring dan mereka memikirkan tentang penciptaan langit dan bumi seraya berkata: “Ya Tuhan kami, tiada lah </text:span><text:span text:style-name="T246">K</text:span><text:span text:style-name="T244">amu menciptakan semua ini dengan sia-sia. Maha suci Engkau, maka peliharalah kami dari api neraka.” </text:span><text:span text:style-name="T98">(</text:span><text:span text:style-name="T153">Al-Quran </text:span><text:span text:style-name="T98">3:190-91) </text:span></text:p>
      <text:p text:style-name="P39"><text:span text:style-name="T98">K</text:span><text:span text:style-name="T86">ita harus bercermin terhadap apa yang terjadi pada </text:span><text:span text:style-name="T129">diri </text:span><text:span text:style-name="T86">kita. </text:span><text:span text:style-name="T239">Allah tidak pernah melakukan kejahatan pada ciptaan-Nya, karena apapun musibah yang menimpamu adalah karena kesalahan dirimu sendiri </text:span><text:span text:style-name="T86">(</text:span><text:span text:style-name="T154">Al-Quran </text:span><text:soft-page-break/><text:span text:style-name="T86">4:79). Dengan kata lain, </text:span><text:span text:style-name="T99">dosa-dosa kita adalah sumber bagi kemalangan yang kita alami. Allah mengizinkan kemalangan untuk menimpa kita sehingga dosa-dosa kita bisa diampuni atau </text:span><text:span text:style-name="T100">agar kita bisa dinaikkan ke derajat yang lebih tinggi. Namun ini tidak berarti bahwa Allah, untuk alasan yang hanya diketahui oleh-Nya, terkadang harus mengabaikan dosa kita dan tidak menghukum kita. </text:span></text:p>
      <text:p text:style-name="P40"><text:span text:style-name="T100">S</text:span><text:span text:style-name="T86">egi kedua </text:span><text:span text:style-name="T101">tentang </text:span><text:span text:style-name="T86">hubungan </text:span><text:span text:style-name="T101">ini adalah menyangkut perintah dan larangan agama, yang berhubungan dengan akal manusia. Jika takdir Allah adalah dominan secara mutlak pada area tersebut pada mana akal kita sama sekali tidak mengambil tempat (misalnya, menciptakan dan mengendalikan segala hal dan makhluk, demikian pula benda-benda yang hidup dan yang mati, pergerakan planet-planet, <text:s/>dan semua kejadian dan fenomena di alam), maka kedua hal tersebut membutuhkan akal manusia dalam peninjauannya. Allah menciptakan segala hal dan kejadian, termasuk perbuatan baik kita, karena Dia telah menganugerahkan <text:s/>kita dengan akal dan mempersiapkan kita dengan kediaman yang abadi. Meskipun Dia menginginkan bahwa kita harus selalu melakukan apa saja yang baik dan secara tegas mendorong kita untuk melakukannya, Dia sama sekali tidak berlepas diri dalam memberikan keberadaan yang abadi dan fisis bagi pilihan kita yang salah dan kejahatan yang kita lakukan, </text:span><text:span text:style-name="T102">betapa pun tidak menyenangkan hal tersebut baginya. </text:span></text:p>
      <text:h text:style-name="P172" text:outline-level="2">Takdir dan <text:span text:style-name="T343">A</text:span>kal Manusia</text:h>
      <text:p text:style-name="P41"><text:span text:style-name="T102">A</text:span><text:span text:style-name="T86">danya akal manusia dipastikan dengan dasar sebagai berikut: </text:span></text:p>
      <text:list xml:id="list2640414545" text:style-name="L1">
        <text:list-item>
          <text:p text:style-name="P175">Kita merasa menyesal ketika kita melakukan sesuatu yang salah. Kita memohon permohonan maaf dari Allah terhadap dosa yang kita lakukan. Jika kita melakukan kesalahan dan membahayakan seseorang, maka kita meminta orang tersebut untuk memaafkan kita. Tindakan ini menunjukkan bahwa kita bisa memilih <text:s/>untuk bertindak dengan cara tertentu. Jika kita tidak bisa memilih tindakan kita, dan terdorong untuk melakukannya akibat kekuasaan yang lebih superior, mengapa kita harus merasa menyesal dan memohon maaf untuk sesuatu yang kita lakukan?</text:p>
        </text:list-item>
        <text:list-item>
          <text:p text:style-name="P176">Kita bisa memilih untuk menggerakkan tangan kita, berbicara, atau berdiri <text:span text:style-name="T344">di</text:span> suatu tempat. Kita memilih untuk membaca buku, menonton televisi, atau berdoa kepada Allah. Kita tidak dipaksa untuk melakukan apapun, tidak juga kita dikendalikan dari jauh oleh sebuah kekuatan yang lebih superior yang tak kasat mata.</text:p>
        </text:list-item>
        <text:list-item>
          <text:p text:style-name="P185"><text:soft-page-break/><text:span text:style-name="T103">Kita ragu, bernalar, membandingkan, </text:span><text:span text:style-name="T104">berkumpul, memilih, dan kemudian memutuskan untuk melakukan sesuatu. Sebagai contoh, jika teman kita mengundang kita untuk pergi ke suatu tempat atau melakukan sesuatu, pertama-tama kita akan melalui proses mental ini dan kemudian memutuskan apakah kita akan pergi atau tidak. Kita mengulangi proses ini bahkan hingga 100 kali setiap hari.</text:span></text:p>
        </text:list-item>
        <text:list-item>
          <text:p text:style-name="P186"><text:span text:style-name="T105">Ketika kita mengalami tindakan kejahatan, kita terkadang menuntut orang yang melakukan tindakan kejahatan kepada kita. Pengadilan tidak pernah menganggap kejahatan terjadi karena adanya dorongan dari </text:span><text:span text:style-name="T106">kekuatan</text:span><text:span text:style-name="T105"> yang superior seperti takdir, demikian pula kita. Orang yang dituduh </text:span><text:span text:style-name="T106">tidak pernah meminta maaf atas kesalahannya dengan menyalahkan kekuatan tersebut. Orang yang bermoral dan yang jahat, mereka yang </text:span><text:span text:style-name="T107">dipromosikan ke dalam status sosial yang lebih tinggi dan mereka yang </text:span><text:span text:style-name="T108">menyia-nyiakan </text:span><text:span text:style-name="T107">waktu mereka, mereka yang diberi ganjaran atas </text:span><text:span text:style-name="T108">perbuatan baik mereka atau kesuksesan mereka dan mereka yang dihukum untuk tindakan kriminal yang mereka lakukan—semua ini membuktikan bahwa </text:span><text:span text:style-name="T130">setiap </text:span><text:span text:style-name="T108"><text:s/></text:span><text:span text:style-name="T130">dari </text:span><text:span text:style-name="T108">kita memiliki akal.</text:span></text:p>
        </text:list-item>
        <text:list-item>
          <text:p text:style-name="P177">Hanya orang gila yang tidak bertanggung jawab terhadap tindakan yang mereka lakukan. Akal manusia dan kemampuan mental lainnya menghendaki kita untuk memutuskan dan bertindak secara bebas; hasil yang terlihat dalam kehidupan kita membuktikan kebenaran dari pernyataan ini. Tanpa akal, <text:span text:style-name="T344">nalar</text:span> manusia dan kemampuan lainnya sama sekali tidak <text:s/>memiliki makna.</text:p>
        </text:list-item>
        <text:list-item>
          <text:p text:style-name="P187"><text:span text:style-name="T109">Binatang sama sekali tidak memiliki keinginan, sehingga bertindak di bawah panduan Allah (“</text:span><text:span text:style-name="T245">instink,</text:span><text:span text:style-name="T109">” berdasarkan pandangan </text:span><text:span text:style-name="T110">sains materialis</text:span><text:span text:style-name="T109">). </text:span><text:span text:style-name="T158">Sebagai contoh, lebah selalu membangun sarang yang heksagonal. Karena mereka tidak memiliki akal, </text:span><text:span text:style-name="T159">mereka tidak akan pernah berusaha membangun sarang yang berbentuk segitiga.</text:span><text:span text:style-name="T111"> Namun kita </text:span><text:span text:style-name="T130">meninjau </text:span><text:span text:style-name="T111">banyak sekali kemungkinan sebelum bertindak atau berbicara. Kita juga dengan bebas dalam mengubah pikiran kita, yang kita lakukan </text:span><text:span text:style-name="T130">ketika</text:span><text:span text:style-name="T111"> kita dihadapkan pada keadaan darurat atau <text:s/></text:span><text:span text:style-name="T131">tawaran</text:span><text:span text:style-name="T111"> yang bagus. Ini juga menandakan adanya akal kita.</text:span></text:p>
        </text:list-item>
      </text:list>
      <text:p text:style-name="P42"><text:span text:style-name="T131">Sifat-sifat</text:span><text:span text:style-name="T86"> akal manusia. Akal kita tidak nampak dan tidak memiliki bentuk material. Akan tetapi, faktor tersebut tidak membuat keberadaannya menjadi tidak mungkin. Setiap orang memiliki dua buah mata (fisis), namun kita juga bisa melihat dengan mata ketiga kita yakni mata spiritual. Kita menggunakan yang pertama untuk melihat hal-hal</text:span><text:span text:style-name="T132"> di</text:span><text:span text:style-name="T86"> dalam dunia ini; </text:span><text:soft-page-break/><text:span text:style-name="T86">kita menggunakan yang berikutnya </text:span><text:span text:style-name="T112">untuk melihat hal-hal di luar kejadian di dunia ini. Akal kita adalah seperti mata ketiga kita, yang bisa saja kamu katakan sebagai intuisi. </text:span><text:span text:style-name="T132">Itu</text:span><text:span text:style-name="T112"> merupakan kecenderungan atau kekuatan dari dalam pada mana kita merujuk dan memutuskan. </text:span></text:p>
      <text:p text:style-name="P43"><text:span text:style-name="T112">K</text:span><text:span text:style-name="T86">ita berkehendak dan Allah menciptakan. Seorang yang merancang sebuah proyek atau bangunan tidak akan memiliki nilai atau manfaat kecuali jika kamu mulai membentuk bangunan sesuai dengan rancangannya, sehingga dia menjadi nampak dan melayani banyak tujuan. </text:span><text:span text:style-name="T113">Akal kita menyerupai rancangan tersebut, karena kita memutuskan dan bertindak berdasarkan itu, dan Allah menciptakan tindakan kita sebagai hasil dari keputusan kita. Menciptakan dan bertindak adalah hal yang berbeda. </text:span><text:span text:style-name="T114">Allah menciptakan berarti </text:span><text:span text:style-name="T115">dia memberikan bentuk yang aktual terhadap pilihan kita dan tindakan-tindakan kita di dunia ini. Tanpa penciptaan Allah, maka kita tidak bisa bertindak. </text:span></text:p>
      <text:p text:style-name="P44"><text:span text:style-name="T115">U</text:span><text:span text:style-name="T86">ntuk menerangi istana yang megah, maka kita harus memasang sistem pencahayaan. Akan tetapi, istana tersebut tidak dapat diterangi hingga kita menaikkan sakelar yang akan menyalakan lampunya. Hingga kita melakukannya, maka istana itu akan tetap gelap. Dengan cara yang sama, setiap laki-laki dan perempuan adalah istana yang megah bagi Allah. Kita diterangi dengan beriman kepada Allah, yang membekali kita dengan sistem penerangan yang memadai: intelektual, nalar, perasaan, dan kemampuan untuk belajar, membandingkan, dan memilih. </text:span></text:p>
      <text:p text:style-name="P44"><text:span text:style-name="T86">Alam dan kejadian, demikian pula agama yang diturunkan oleh Allah, adalah seperti sumber listrik yang akan menerangi istana </text:span><text:span text:style-name="T132">Allah</text:span><text:span text:style-name="T86"> dari individu manusia. Jika kita tidak menggunakan akal kita </text:span><text:span text:style-name="T116">untuk menekan sakelar, bagaimanapun juga, kita akan tetap dalam kegelapan. Menyalakan lampu berarti meminta kepada Allah untuk menerangi kita dengan iman. </text:span><text:span text:style-name="T117">Dalam rangka untuk memantaskan hamba dalam pintu </text:span><text:span text:style-name="T133">Allah</text:span><text:span text:style-name="T117">, kita harus meminta kepada Sang Penguasa Alam Semesta untuk menerangi kita dan membuat kita sebagai “raja” atau “ratu” di alam semesta. Ketika kita melakukan hal ini, maka Sang <text:s/>Penguasa Alam semesta akan memperlakukan kita dalam cara yang layak bagi-Nya, dan mengangkat kita ke derajat pemimpin bagi makhluk lainnya. </text:span></text:p>
      <text:p text:style-name="P45"><text:span text:style-name="T117">A</text:span><text:span text:style-name="T86">llah memasukkan akal kita dalam perhitungannya ketika menangani kita dan tindakan kita, dan kemudian menggunakannya untuk menciptakan perbuatan kita. Jadi kita tidak akan pernah menjadi korban bagi takdir atau dikhianati oleh nasib kita. Bagaimanapun tidak pentingnya akal kita jika </text:span><text:soft-page-break/><text:span text:style-name="T86">dibandingkan dengan tindakan Allah, namun itu tetap menjadi sebab bagi perbuatan kita. </text:span><text:span text:style-name="T118">Allah membuat hal-hal yang besar dari partikel-partikel yang kecil, dan menciptakan banyak hasil-hasil yang penting dari upaya yang sederhana. Sebagai contoh, Dia membuat pohon pinus yang besar dari bibit yang kecil, dan menggunakan kecenderungan kita atau pilihan kita untuk menyiapkan kebahagiaan atau kesengsaraan kita yang abadi. </text:span></text:p>
      <text:p text:style-name="P46"><text:span text:style-name="T118">U</text:span><text:span text:style-name="T86">ntuk memahami bagian kita, dan juga kehendak kita, dalam setiap tindakan dan pencapaian kita, coba tinjau makanan yang kita makan. Tanpa tanah dan air, udara dan panas matahari, <text:s/>tidak ada satupun yang bisa kita buat atau ciptakan meskipun begitu majunya teknologi yang digunakan, kita tetap tidak akan mendapatkan makanan. Kita bahkan tidak bisa untuk menghasilkan sebuah bibit jagung. <text:s/></text:span><text:span text:style-name="T119">Kita tidak menciptakan tubuh kita, yang mana tidak bisa mengendalikan satu bagian saja, atau menjalin hubungan dengan makanan yang dimakan. Sebagai contoh, jika </text:span><text:span text:style-name="T120">kita </text:span><text:span text:style-name="T119">mempercepat denyut jantung kita seperti detik jarum jam dalam tempo yang tetap setiap pagi, seberapa lama kita akan bertahan hidup? </text:span></text:p>
      <text:p text:style-name="P47"><text:span text:style-name="T119">T</text:span><text:span text:style-name="T86">entu saja, hampir semua bagian dari kompleksitas dan keharmonisan pada alam semesta, yang merupakan organisme paling berkembang, akan bekerja bersama-sama berdasarkan pada pengukuran yang paling halus untuk menghasilkan cemilan yang dimakan.</text:span><text:span text:style-name="T155"> Jadi, harga dari cemilan itu hampir sama dengan harga seluruh alam semesta. Bagaimana mungkin kita bisa membayar harga tersebut, sementara peran kita dalam menciptakan cemilan itu sangat bisa diabaikan, yang tidak lebih dari sekedar usaha kita sendiri? </text:span></text:p>
      <text:p text:style-name="P112">Pernahkah kita berterima kasih kepada Allah bahkan untuk makanan cemilan <text:s/>yang dimakan? Jika hanya gambar dari anggur yang diperlihatkan kepada kita, bisakah kita semua bekerja bersama-sama untuk menghasilkan itu? Tentu tidak. Allah memelihara kita dengan <text:span text:style-name="T345">rahmat</text:span>nya, dan hanya meminta balasan yang kecil. Jika Dia mengatakan kepada kita untuk melaksanakan 1000 rakaat salat untuk setiap liter gandu<text:span text:style-name="T345">m</text:span> yang kita makan, maka kita tentu akan melakukannya. Jika Dia mengirimkan sebutir tetes air hujan sebagai balasan satu rakaat yang kita kerjakan, maka tentu kita akan menghabiskan seluruh hidup kita untuk salat.<text:span text:style-name="T328"> Jika kamu tertinggal pada panasnya gurun yang menghanguskan, apakah kamu tidak akan memberikan semuanya untuk segelas air? </text:span></text:p>
      <text:p text:style-name="P48"><text:span text:style-name="T86">Bagaimana kita berterima kasih pada-Nya untuk setiap anggota tubuh yang kita miliki? Ketika kita kecelakaan dan menjadi orang yang pincang </text:span><text:soft-page-break/><text:span text:style-name="T86">di rumah sakit, atau ketika kita menderita suatu penyakit, maka kita akan <text:s/>memahami seberapa berharga kesehatan yang kita miliki. </text:span><text:span text:style-name="T121">Tapi apakah kita pernah berterima kasih kepada-Nya untuk semua anugerah ini? Beribadah kepada Allah yang maha kuasa memerintahkan kita untuk melaksanakan, sesuatu yang </text:span><text:span text:style-name="T134">pada kenyataannya </text:span><text:span text:style-name="T121">menguntungkan bagi kita sendiri dan menciptakan akhlak yang baik, demikian juga bagi </text:span><text:span text:style-name="T134">kehidupan </text:span><text:span text:style-name="T121">pribadi yang baik dan dalam </text:span><text:span text:style-name="T134">bermasyarakat</text:span><text:span text:style-name="T121">. Lebih lanjut lagi, jika kita beriman dan beribadah kepada Allah, Dia akan memberi ganjaran kita dengan kebahagiaan yang abadi dan kenikmatan di surga. </text:span></text:p>
      <text:p text:style-name="P49"><text:span text:style-name="T121">K</text:span><text:span text:style-name="T86">esimpulannya: Hampir semua hal yang kita miliki adalah pemberian kepada kita tanpa bayaran sepeserpun, dan peran kita dalam kenikmatan yang kita nikmati di sini adalah sangat kecil. Demikian pula, akal kita sungguhlah kecil jika dibandingkan dengan apa yang Allah ciptakan dari manfaat yang kita dapatkan </text:span><text:span text:style-name="T134">darinya</text:span><text:span text:style-name="T86">. Meskipun kelemahan akal kita dan ketidakmampuan kita untuk begitu memahami hakikat yang sesungguhnya, Allah menciptakan tindakan kita berdasarkan pilihan dan keputusan yang kita buat dalam menempuhnya. </text:span></text:p>
      <text:p text:style-name="P113">Takdir Allah setara dengan akal manusia. Sepanjang sejarah, orang-orang berusaha membedakan atau mempertemukan kehendak Allah dengan akal atau kehendak manusia. Beberapa orang mencoba meniadakan peran akal, sementara yang lainnya mengklaim bahwa kita menciptakan perbuatan baik kita dan dengan demikian mengabaikan <text:span text:style-name="T346">p</text:span>eran takdir. Akan tetapi, karena Islam adalah jalan tengah dalam segala hal, ia menyatakan bahwa tadir Allah mendominasi keberadaan, termasuk kemanusiaan, namun kita tetap bisa menggunakan akal kita dalam mengarahkan kehidupan kita. </text:p>
      <text:p text:style-name="P114">Al-Quran menyatakan hakikat dari hubungan ini dalam kalimat berikut: <text:span text:style-name="T207">[Al-Quran] </text:span><text:span text:style-name="T208">tiada lain merupakan peringatan bagi alam semesta, (yaitu) bagi siapa di antara kamu yang menempuh jalan yang lurus. Dan kamu tidak dapat menghendaki (menempuh jalan itu) kecuali apabila dikehendaki oleh Allah, Tuhan semesta alam </text:span><text:span text:style-name="T252">(</text:span><text:span text:style-name="T371">Al-Quran </text:span><text:span text:style-name="T252">81:27-29)</text:span><text:span text:style-name="T208">.</text:span><text:span text:style-name="T252"> Ayat ini berhubungan dengan kehendak mutlak dari Allah yang maha kuasa, namun tidak pernah meniadakan adanya akal manusia. Dalam ayat lain,</text:span><text:span text:style-name="T208"> padahal Allah-lah yang menciptakan kamu dan apa yang kamu perbuat </text:span><text:span text:style-name="T252">(</text:span><text:span text:style-name="T372">Al-Quran </text:span><text:span text:style-name="T252">37:96)</text:span><text:span text:style-name="T208">. </text:span></text:p>
      <text:p text:style-name="P114"><text:span text:style-name="T252">Ayat lain berbicara tentang perjanjian antara kita dengan Allah, dan secara terbuka menyatakan kitalah yang mengarahkan sejarah:</text:span><text:span text:style-name="T208"> </text:span><text:span text:style-name="T209">dan penuh</text:span><text:soft-page-break/><text:span text:style-name="T209">ilah janjimu kepada-Ku, niscaya akan Ku penuhi janji-Ku kepadamu</text:span><text:span text:style-name="T253"> (</text:span><text:span text:style-name="T373">Al-Quran </text:span><text:span text:style-name="T253">2:40)</text:span><text:span text:style-name="T209">; </text:span><text:span text:style-name="T210">jika kamu menolong (agama Allah), niscaya Dia akan menolongmu </text:span><text:span text:style-name="T252"><text:s/></text:span><text:span text:style-name="T210">dan meneguhkan kedudukanmu </text:span><text:span text:style-name="T254">(</text:span><text:span text:style-name="T374">Al-Quran </text:span><text:span text:style-name="T254">47:7); dan</text:span><text:span text:style-name="T210"> Allah tidak akan merubah keadaan suatu kaum hingga mereka merubah keadaan yang ada pada diri mereka sendiri </text:span><text:span text:style-name="T254">(</text:span><text:span text:style-name="T375">Al-Quran </text:span><text:span text:style-name="T254">13:11). </text:span></text:p>
      <text:p text:style-name="P115">Kecuali bagi manusia dan jin, yang mana keduanya memiliki akal dan pilihan dan harus menanggung perbuatannya, maka takdir dan kehendak Allah adalah faktor yang mutlak dan dominan dalam keberadaan. Untuk mempertemukan takdir dan akal manusia, tinjau hal-hal berikut: </text:p>
      <text:list xml:id="list2802123641" text:style-name="L2">
        <text:list-item>
          <text:p text:style-name="P190"><text:span text:style-name="T135">Takdir adalah judul bagi </text:span><text:span text:style-name="T136">pengetahuan Allah. Pengetahuan Allah meliputi segala sesuatu </text:span><text:span text:style-name="T137">dalam batasan ruang dan waktu atau di luarnya. Jika </text:span><text:span text:style-name="T138">pengetahuanmu memungkinkan kamu untuk meramalkan bahwa sesuatu akan terjadi pada masa yang akan datang, maka ramalanmu akan mungkin terjadi. Namun ini tidak berarti bahwa ramalanmu akan membuat itu bisa terjadi. </text:span><text:span text:style-name="T139">Karena segala hal dan kejadian bisa </text:span><text:span text:style-name="T141">di</text:span><text:span text:style-name="T139">mengerti dalam pengetahuan Allah, Dia akan menuliskan apa yang akan terjadi pada waktu dan tempat tertentu, dan itu akan terjadi seperti itu. Apa yang Allah tuliskan dan apa yang kita lakukan adalah sama sifatnya; </text:span><text:span text:style-name="T140">bukan karena Allah menuliskannya dan memaksa kita untuk melakukannya, namun karena kita menginginkannya dan kemudian melakukannya.</text:span></text:p>
        </text:list-item>
      </text:list>
      <text:p text:style-name="P116">Sebagai <text:s/>contoh: Sebuah kereta melakukan perjalanan antara Angkara dan Istambul. Tinjau kecepatan dan karakteristiknya, keadaan di rel, jarak antara kedua kota, demikian pula jumlah stasiun sepanjang perjalanan dan berapa banyak waktu yang dihabiskan di setiap stasiun, maka daftar waktu perjalanan bisa disiapkan. Namun apakah daftar waktu ini yang mengakibatkan kereta untuk berjalan?</text:p>
      <text:p text:style-name="P117"><text:span text:style-name="T328">Waktu dan durasi dari gerhana bulan dan matahari telah diketahui dan telah ditulis sebelumnya berdasarkan perhitungan astronomi. Apakah ramalan dan pencatatan semacam itu yang akan menyebabkan terjadi gerhana? Tentu saja tidak.</text:span> Karena para astronom sudah mengetahui sebelumnya kapan gerhana akan terjadi, mereka kemudian mencatatnya. Maka hubungan yang sama juga terjadi antara takdir dan <text:span text:style-name="T255">akal</text:span> manusia. </text:p>
      <text:list xml:id="list4257431661" text:style-name="L3">
        <text:list-item>
          <text:p text:style-name="P191"><text:span text:style-name="T142">Akal kita sudah termasuk </text:span><text:span text:style-name="T141">di </text:span><text:span text:style-name="T142">dalam takdir. Sebagai contoh, seseorang bertanya kepadamu, apakah <text:s/>jam di ruangan sebelah masih berjalan. Kamu mendengarnya dan kemudian menjawab untuk mengiakan. Si penanya tidak akan menanyakan apakah jarum jamnya bergerak atau tidak, sebab <text:s/>jika jamnya masih berjalan, maka roda-roda di dalamnya akan bekerja dan </text:span><text:soft-page-break/><text:span text:style-name="T142">jarum jamnya akan bergerak. Dalam cara yang sama, takdir dan akal manusia tidak saling terlepas. Kita <text:s/>sama sekali tidak akan kering </text:span><text:span text:style-name="T141">karena </text:span><text:span text:style-name="T142">dihempaskan oleh angin takdir namun </text:span><text:span text:style-name="T141">juga </text:span><text:span text:style-name="T142">tidak bisa berlepas sepenuhnya darinya. Karena Islam selalu mengikuti jalan tengah, </text:span><text:span text:style-name="T141">ia</text:span><text:span text:style-name="T142"> akan menjelaskan hubungan yang benar antara takdir dan akal kita: </text:span><text:span text:style-name="T160">kita berkehendak dan kemudian melakukannya, maka Allah akan mewujudkannya.</text:span></text:p>
        </text:list-item>
      </text:list>
      <text:list xml:id="list2750518369" text:style-name="L4">
        <text:list-item>
          <text:p text:style-name="P192"><text:span text:style-name="T143">Dalam sudut pandang takdir, sebab dan akibat tidak akan bisa dipisahkan. Yakni, telah digariskan bahwa sebab ini akan menghasilkan akibat tersebut. </text:span><text:span text:style-name="T161">Namun kita tidak bisa berdali</text:span><text:span text:style-name="T162">h</text:span><text:span text:style-name="T161"> bahwa membunuh seseorang adalah tindakan yang benar karena korban sudah ditakdirkan untuk mati dalam waktu dan tempat tertentu, dan akan tetap mati bagaimanapun juga bahkan jika tidak ditembak atau dibunuh. Dalil semacam itu sama sekali tidak berdasar, karena si korban memang sudah ditakdirkan untuk mati dalam keadaan tertembak.</text:span><text:span text:style-name="T161"><text:note text:id="ftn6" text:note-class="footnote"><text:note-citation>6</text:note-citation><text:note-body><text:p text:style-name="P11">Orang kemudian membunuh dengan mengatakan bahwa tanpa di bunuh pun ia akan mati <text:s/>pada saat itu (Pen). <text:s/></text:p></text:note-body></text:note></text:span><text:span text:style-name="T143"> Dalil bahwa <text:s/>si korban akan tetap mati bahkan jika tidak ditembak akan berarti bahwa kematian ini sama sekali tidak beralasan. Bagaimana menjelaskan kematian </text:span><text:span text:style-name="T144">semacam itu? Ingat takdir tidak bisa dipisahkan menjadi dua, satu yang jadi sebab dan yang lain jadi akibat. Takdir adalah satu kesatuan.</text:span></text:p>
        </text:list-item>
      </text:list>
      <text:p text:style-name="P118">Banyak pemikir barat yang mengatakan Islam menggunakan prinsip fatalistik, meskipun itu hanya sebagian sekte kecil—yakni Jabariah—yang menggunakan prinsip fatalistik. Berlawanan dengan <text:span text:style-name="T347">ini</text:span>, <text:span text:style-name="T256">hampir semua filsuf sejarah barat dan hingga pada tahap tertentu, </text:span><text:span text:style-name="T257">umat </text:span><text:span text:style-name="T347">Nasrani</text:span><text:span text:style-name="T257">, juga fatalistik yang mendasarkan pandangannya pada dalil sejarah yang tidak terbantahkan. Pandangan dari kaum filsuf sejarah tersebut bisa diringkaskan sebagai berikut: </text:span></text:p>
      <text:list xml:id="list716260148" text:style-name="L5">
        <text:list-item>
          <text:p text:style-name="P178">Umat manusia secara perlahan bergerak maju menuju akhir yang bahagia.</text:p>
        </text:list-item>
        <text:list-item>
          <text:p text:style-name="P178">Kemajuan ini bergantung pada fatalistik, dalil-dalil sejarah yang tidak terbantahkan, yang sepenuhnya tidak bergantung <text:span text:style-name="T258">pada umat manusia. Dengan demikian, kita harus menaati hukum ini jika kita tidak ingin tereliminasi.</text:span></text:p>
        </text:list-item>
        <text:list-item>
          <text:p text:style-name="P179">Kita tidak bisa mengkritisi <text:span text:style-name="T348">tahap-tahapnya</text:span><text:span text:style-name="T259"> (misalnya primitif, feodal, atau kapitalistik) yang mana pasti akan terlewati, karena tidak ada yang bisa kita lakukan selain melewatinya.</text:span></text:p>
        </text:list-item>
      </text:list>
      <text:p text:style-name="P119"><text:soft-page-break/>Pandangan semacam itu akan mengakibatkan hal berikut: keadaan sosio-ekonomi saat ini juga kondisi politik adalah hal yang tidak bisa terelakkan, karena semuanya telah ditentukan oleh alam, yang menegaskan bahwa hanya yang paling mampu dan paling kuat lah yang bisa bertahan. Jika hukum ini menguntungkan orang barat, maka komunitas yang dipilih untuk bertahan haruslah tunduk pada dominasi barat. </text:p>
      <text:p text:style-name="P119">Apa yang membedakan konsep Al-Quran tentang sejarah dengan pandangan filsafat lainnya adalah sebagai berikut: </text:p>
      <text:list xml:id="list1478955941" text:style-name="L6">
        <text:list-item>
          <text:p text:style-name="P180">Jika para filsuf kesejarahan atau para sosiologis membangun pandangan mereka <text:span text:style-name="T348">berdasarkan </text:span>penafsiran masa lalu dan situasi saat ini, Al-Quran akan menangani masalah tersebut dari sudut pandang prinsip-prinsip yang tetap.</text:p>
        </text:list-item>
        <text:list-item>
          <text:p text:style-name="P180">Al-Quran memberi penekanan kepada pilihan yang diambil oleh individu atau <text:span text:style-name="T348">masyarakat</text:span> juga perilaku moralnya. <text:span text:style-name="T260">Meskipun kehendak Allah hingga tahap tertentu dapat dipandang sebagai pasangan dari </text:span><text:span text:style-name="T211">Geist </text:span><text:span text:style-name="T359">(Pen. roh atau pikiran)</text:span><text:span text:style-name="T211"> </text:span><text:span text:style-name="T261">dalam filsuf Hegel dan sebagai hukum sejarah yang mutlak dan </text:span><text:span text:style-name="T348">tidak</text:span><text:span text:style-name="T261"> terbantahkan dalam filsafat lainnya, Al-Quran tidak pernah mengingkari adanya akal pada manusia. Allah menguji umat manusia di sini sehingga bisa </text:span><text:span text:style-name="T262">menebarkan benih di “</text:span><text:span text:style-name="T212">ladang</text:span><text:span text:style-name="T262">” dunia ini untuk kemudian dipetik pada kehidupan yang berikutnya, yakni kehidupan yang abadi. </text:span><text:span text:style-name="T263">Untuk alasan ini, semua yang terjadi di sini adalah </text:span><text:span text:style-name="T348">peristiwa</text:span><text:span text:style-name="T263"> yang Allah izinkan untuk </text:span><text:span text:style-name="T348">saling mengikuti</text:span><text:span text:style-name="T263"> satu sama lain sehingga orang-orang yang baik dan yang jahat bisa dibedakan. Jadi, berdasarkan Al-Quran, kita adalah yang membuat sejarah, bukan kehendak Allah yang memaksa. Allah yang menggunakan akal kita untuk membuat kehendak-</text:span><text:span text:style-name="T348">N</text:span><text:span text:style-name="T263">ya yang universal bisa terwujud. Jika hal ini bisa dipahami, maka sudut pandang para filsuf <text:s/>kesejarahan barat dan konsep mereka tentang “</text:span><text:span text:style-name="T213">akhir yang tidak bisa terhindarkan</text:span><text:span text:style-name="T263">” akan terlihat tidak berdasar.</text:span></text:p>
        </text:list-item>
        <text:list-item>
          <text:p text:style-name="P181">Orang-orang cenderung membayangkan, mengeluarkan diri mereka dari perjalanan waktu, sebuah batas untuk masa lalu akan bertambah melalui rentetan beberapa hal. Mereka menyebut ini sebagai azal (keabadian yang lampau). Tapi untuk bernalar <text:span text:style-name="T264">berdasarkan ide semacam itu adalah tidak bisa diterima. Untuk lebih bisa memahami hal yang pelik ini, tinjau hal-hal berikut:</text:span></text:p>
        </text:list-item>
      </text:list>
      <text:p text:style-name="P120">Anggap kamu memegang cermin di tanganmu. Segala sesuatu yang dipantulkan di sebelah kanan menyatakan masa lalu, sementara segala sesuatu yang dipantulkan di sebelah kiri menyatakan masa depan. Cermin <text:soft-page-break/>hanya bisa memantulkan dalam satu arah, karena itu tidak bisa menunjukkan kedua sisi dalam waktu yang bersamaan ketika kamu memegangnya. <text:span text:style-name="T265">Jika kamu ingin melihat ke kedua arah tersebut secara bersamaan, kamu harus naik lebih tinggi dari posisimu semula sehingga kiri dan kanan bisa menyatu ke dalam satu arah dan tidak ada yang bisa disebut sebagai pertama atau terakhir, mula-mula atau akhir. </text:span></text:p>
      <text:p text:style-name="P121">Takdir Allah, dalam batasan tertentu sama persis dengan pengetahuan Allah, yang telah disebutkan dalam banyak hadis sebagai meliputi segala masa dan kejadian <text:s/>sebagai satu titik, di mana pertama dan terakhir, permulaan dan akhir, apa yang telah terjadi dan apa yang akan terjadi akan terkumpul menjadi satu. Karena kita tidak terbebas dari itu, pemahaman kita tentang waktu dan kejadian bisa saja seperti sebuah cermin ke masa lalu. </text:p>
      <text:list xml:id="list1910009771" text:style-name="L7">
        <text:list-item>
          <text:p text:style-name="P182">Kita tidak menciptakan tindakan kita. Jika kita menciptakannya, maka kita juga yang akan menjadi <text:span text:style-name="T349">sebab </text:span>utamanya. Jika itu yang terjadi, maka sama saja kita tidak memiliki akal atau pilihan, karena berdasarkan logika, suatu hal bisa ada jika keberadaannya adalah suatu kemestian dan segala syarat yang dibutuhkan sudah dipersiapkan bagi keberadaannya. <text:s/>Jadi apapun yang hadir menjadi ada haruslah memiliki sebab yang sempurna dan nyata. Namun sebab yang sempurna akan membuat <text:span text:style-name="T266">keberadaan sesuatu menjadi suatu keharusan, yang berarti sama sekali tidak ada tempat bagi pilihan kita.</text:span></text:p>
        </text:list-item>
        <text:list-item>
          <text:p text:style-name="P183"><text:span text:style-name="T267">Meskipun akal kita tidak bisa menyebabkan sesuatu untuk terjadi, Allah yang maha kuasa telah membuat </text:span><text:span text:style-name="T268">cara kerjanya menjadi syarat yang sederhana untuk menjadikan kehendak-Nya yang universal menjadi terwujud. Dia menggunakan akal kita untuk membimbing kita dalam arah yang kita pilih, sehingga dengan demikian kita bertanggung jawab terhadap tindakan kita. </text:span><text:span text:style-name="T269">Jika kamu menempatkan anakmu di atas bahumu, dan atas permintaannya membawanya jalan-jalan keluar, maka dia bisa saja kedinginan. Bisakah dia menyalahkanmu atas kedinginan yang dia alami? Malahan, kamu akan menghukumnya atas permintaannya. </text:span><text:span text:style-name="T332">Dalam cara yang serupa, Allah yang maha kuasa, hakim yang paling adil, tidak pernah memaksa <text:s/>hamba-Nya untuk melakukan sesuatu, jadi dia membuat keinginan-Nya terkadang bergantung kehendak manusia.</text:span></text:p>
        </text:list-item>
      </text:list>
      <text:p text:style-name="P122">Kita bisa merangkum bahasan ini ke dalam tujuh poin: </text:p>
      <text:p text:style-name="P122">1. Takdir Allah, juga disebut sebagai ketentuan dan peraturan Allah, meliputi <text:s/>segala alam semesta <text:s/>namun tidak akan bisa meniadakan peran <text:soft-page-break/>akal kita.</text:p>
      <text:p text:style-name="P123">2. Karena Allah berada di luar batasan ruang dan waktu dan segala sesuatu telah termasuk <text:span text:style-name="T350">di </text:span>dalam pengetahuan Allah, Dia meliputi masa lalu, saat ini, dan masa yang akan datang sebagai suatu titik yang menyatu dan tidak terbagi. Sebagai contoh: jika kamu berada di dalam ruangan, maka pandanganmu akan di batasi oleh ruang itu. Jika kamu melihat dari titik yang lebih tinggi, maka kamu akan melihat seluruh kota. Jika kamu naik lebih tinggi lagi dan lebih tinggi lagi, maka pandanganmu juga akan terus meluas. Bumi ini, jika dilihat dari bulan, akan nampak sebagai bola biru yang kecil. Maka hal yang sama berlaku juga dengan waktu.</text:p>
      <text:p text:style-name="P126">3. Karena waktu dan ruang telah tercakup dalam pengetahuan Allah sebagai satu titik, Allah telah mencatat segala sesuatu yang akan terjadi hingga hari kiamat. Para malaikat kemudian menggunakan catatan ini <text:s/>untuk menyiapkan <text:s/>catatan yang lebih kecil untuk setiap individu.</text:p>
      <text:p text:style-name="P123">4. Kita tidak akan melakukan sesuatu karena Allah mencatat itu; Allah telah mengetahui sebelumnya apa yang akan kita lakukan dan kemudian mencatatnya.</text:p>
      <text:p text:style-name="P124">5. Takdir tidak dibagi ke dalam dua bagian: satu sebagai sebab, dan yang lainnya sebagai akibatnya. Takdir adalah satu kesatuan dan berhubungan secara bersamaan <text:s/>dengan sebab dan akibatnya. Akal kita, yang menjadi sebab tindakan kita, telah termasuk ke dalam takdir Allah.</text:p>
      <text:p text:style-name="P124">6. <text:span text:style-name="T270">Allah membimbing kita untuk melakukan hal-hal dan tindakan-tindakan yang baik, dan mengizinkan dan memberi petunjuk kepada kita untuk menggunakan kekuatan akal kita untuk kebaikan. Sebagai ganjarannya, Dia menjanjikan kita kebahagiaan yang abadi di surga.</text:span></text:p>
      <text:p text:style-name="P125">7. <text:span text:style-name="T271">Kita memiliki akal, meskipun kita sama sekali tidak berperan terhadap perbuatan baik yang kita lakukan. Akal kita, jika tidak digunakan dengan baik, bisa menghancurkan kita. Dengan demikian kita harus menggunakannya untuk manfaat bagi diri kita dengan berdoa kepada Allah. Ini membuat hal yang mungkin bagi kita untuk menikmati keberkahan di surga, yang merupakan buah dari rantai perbuatan baik, dan kemudian mendapatkan kebahagiaan yang abadi. Lebih lanjut lagi, kita selalu memohon pengampunan dari Allah sehingga kita berlepas diri dari setan dan diselamatkan dari siksaan api neraka, yang merupakan buah dari rantai perbuatan buruk yang dikutuk. Beribadah dan beriman kepada Allah akan menguatkan kecenderungan kita kepada perbuatan baik, sementara tobat dan memohon pengampunan dari Allah akan melemahkan bahkan menghancur</text:span><text:soft-page-break/><text:span text:style-name="T271">kan kecenderungan kita kepada perbuatan jahat dan dosa.</text:span></text:p>
      <text:h text:style-name="P172" text:outline-level="2">Takdir dan Ketentuan Allah, serta Kemurahan Allah</text:h>
      <text:p text:style-name="P158">Ketentuan Allah artinya menerapkan ketetapan dan keputusan Allah. <text:span text:style-name="T328">Ini meliputi tindakan kita juga kekuasaan Allah dalam menciptakan tindakan tersebut, karena Allah mengizinkan kita untuk melakukan apa yang ingin kita lakukan dengan membuatnya terwujud menjadi ada.</text:span> Kosakata bahasa Arab yang diterjemahkan di sini sebagai kemurahan Allah adalah ‘ata’, yang berarti memberi tanpa pamrih atau memberi tanpa paksaan. </text:p>
      <text:p text:style-name="P158">Terdapat dua catatan yang ada pada Allah, Catatan Yang Agung dan Terjaga (yang berhubungan dengan pengetahuan dan takdir Allah) dan Catatan <text:span text:style-name="T272">Yang Nyata (yang berhubungan dengan hakikat waktu). Catatan Yang Agung dan Terjaga tidak pernah berubah, karena Allah juga memiliki kehendak yang tidak terbatas dan dengan demikian tidak dibatasi oleh takdir yang Dia ciptakan terhadap hamba-Nya.</text:span><text:span text:style-name="T333"> Akan tetapi, Dia bisa merubah apa yang telah Dia catat pada Kitab Yang Nyata: </text:span><text:span text:style-name="T232">Allah </text:span><text:span text:style-name="T233">menghapuskan apa yang Dia kehendaki dan menetapkan (apa yang Dia kehendaki), dan di sisi-Nya-lah terdapat Ummul Kitab (Lauh Mahfuz) </text:span><text:span text:style-name="T191">(</text:span><text:span text:style-name="T192">Al-Quran </text:span><text:span text:style-name="T191">13:39). </text:span></text:p>
      <text:p text:style-name="P159"><text:span text:style-name="T31">M</text:span><text:span text:style-name="T6">asalah yang pelik ini begitu sulit untuk dipahami. Meskipun kita tidak dapat memahami sepenuhnya kenyataan tentang penghapusan dan pemastian ini, namun kita bisa menyaksikannya dalam kehidupan kita. Sebagai contoh, suatu hari kita berangkat dari rumah kita dengan niat mengunjungi sebuah tempat di mana dosa dengan bebas dilakukan. Akan tetapi, karena </text:span><text:span text:style-name="T61">rahmat dan karunia-Nya</text:span><text:span text:style-name="T6">, Allah mengatur kita untuk bertemu dengan seorang teman yang baik yang membujuk kita untuk pergi ke tempat yang baik. Demikian pula, kita melakukan dosa dengan semau kita dan dengan demikian besar kemungkinan</text:span><text:span text:style-name="T61">nya akan </text:span><text:span text:style-name="T6">mengalami kemalangan. Namun bukannya memperlakukan kita dengan segala keadilan-Nya, Allah, dengan kemurahan-Nya, memperlakukan kita dengan penuh kasih sayang, sehingga dengan demikian menyelamatkan kita dari kemalangan. </text:span></text:p>
      <text:p text:style-name="P159"><text:span text:style-name="T6">Kemurahan Allah hadir agar kita tidak berputus asa untuk menerima pengampunan, sehingga kita tetap mengarahkan wajah </text:span><text:span text:style-name="T32">ke</text:span><text:span text:style-name="T6">pada-Nya meskipun betapa besar dosa kita, dan agar kita tidak melihat diri kita secara mutlak dibatasi oleh konsekuensi dari takdir dan ketetapan Allah yang telah ditentukan untuk perbuatan kita. Ini dinyatakan secara jelas pada ayat berikut: </text:span></text:p>
      <text:p text:style-name="P92"><text:soft-page-break/>Dan apa saja musibah yang menimpa kamu maka disebabkan oleh perbuatan tanganmu sendiri, dan Allah memaafkan sebagian besar (dari kesalahan-kesalahanmu). <text:span text:style-name="T6">(</text:span><text:span text:style-name="T77">Al-Quran </text:span><text:span text:style-name="T6">42:30) </text:span></text:p>
      <text:p text:style-name="P50">Jikalau Allah mau menghukum manusia karena kezalimannya, niscaya tidak akan ditinggalkan-Nya di muka bumi suatupun dari makhluk-Nya yang melata, tetapi Allah menangguhkan mereka sampai <text:span text:style-name="T273">kepada </text:span>waktu yang telah ditentukan.<text:span text:style-name="T6"> </text:span><text:span text:style-name="T33">(</text:span><text:span text:style-name="T78">Al-Quran </text:span><text:span text:style-name="T33">16:61) </text:span></text:p>
      <text:p text:style-name="P51"><text:span text:style-name="T274">Katakanlah: “Hai hamba-hambaku yang melampaui batas terhadap diri mereka sendiri, janganlah kamu berputus asa dari rahmat Allah. Sesungguhnya Allah mengampuni dosa-dosa semuanya. Sesungguhnya Dia-lah yang Maha pengampun lagi Maha penyayang.”</text:span><text:span text:style-name="T34"> </text:span><text:span text:style-name="T35">(</text:span><text:span text:style-name="T79">Al-Quran </text:span><text:span text:style-name="T35">39:53) </text:span></text:p>
      <text:p text:style-name="P52"><text:span text:style-name="T35">K</text:span><text:span text:style-name="T6">emurahan Allah </text:span><text:span text:style-name="T36">dan kasih sayang-Nya terwujud secara lebih jelas dalam sejarah manusia. Karena kita bertanggung jawab dan akan diberi ganjaran akibat tindakan kita, maka kita mengarahkan cerita hidup kita sendiri. Filsafat sejarah semacam historisisme kadang sering keliru, karena tidak ada kepastian dalam sejarah atau catatan peristiwa. </text:span></text:p>
      <text:p text:style-name="P53"><text:span text:style-name="T6">Banyak kaum dalam sejarah </text:span><text:span text:style-name="T37">manusia semacam kaum ‘Ad, Tsamud, dan Firaun, pantas untuk dimusnahkan karena gaya hidup mereka </text:span><text:span text:style-name="T39">yang</text:span><text:span text:style-name="T37"> bermegah-megahan, ketidakadilan dan kekejaman yang mereka lakukan. Dengan demikian Allah menghapuskan </text:span><text:span text:style-name="T38">mereka. Akan tetapi, </text:span><text:span text:style-name="T40">kaum Nabi Yunus, </text:span><text:span text:style-name="T62">keselamatan atasnya</text:span><text:span text:style-name="T40">, menghadapkan wajahnya kepada Allah dengan penuh kerendahan dan pertobatan, dan merubah cara hidup dan moral mereka setelah mereka melihat akan datangnya bencana yang tidak terelakkan. Sebagai hasilnya, Allah menyelamatkan mereka dari hukuman atas dosa mereka dalam kehidupan di dunia ini, dan memberikan ketenangan untuk sesaat (</text:span><text:span text:style-name="T80">Al-Quran </text:span><text:span text:style-name="T40">10:98). Untuk menekankan hal ini, Rasulullah, salawat dan salam </text:span><text:span text:style-name="T62">kepadanya</text:span><text:span text:style-name="T40">, berkata: “</text:span><text:span text:style-name="T275">ketakutan sama sekali tidak mencegah akan datangnya kemalangan, namun salat dan zakat lah yang akan mencegahnya.</text:span><text:span text:style-name="T40">”</text:span><text:span text:style-name="T40"><text:note text:id="ftn7" text:note-class="footnote"><text:note-citation>7</text:note-citation><text:note-body><text:p text:style-name="P10">Muttaqi al-Hindi, Kanz al-Ummal, Hadis No. 3123; Ibn ‘Asakir, Tarikh al-Dimashq, 5:168</text:p></text:note-body></text:note></text:span></text:p>
      <text:p text:style-name="P54"><text:span text:style-name="T40">D</text:span><text:span text:style-name="T6">engan demikian, seorang muslim tidak boleh meninggalkan salat dan memberikan zakat atau bersedekah. Ketika mereka merasakan kemalangan akan datang, mereka segera harus menghadapkan diri kepada Allah dalam salat, bertobat, bersedekah, atau melakukan pelayanan terhadap Islam. </text:span></text:p>
      <text:h text:style-name="P172" text:outline-level="2"><text:soft-page-break/>Kebijaksanaan Allah dalam Menciptakan Orang-orang Secara Berbeda</text:h>
      <text:p text:style-name="P160">Mengapa Allah menciptakan kita dengan <text:span text:style-name="T276">tingkat kemampuan dan kecerdasan yang berbeda, juga gaya hidup dan fisiologi </text:span><text:span text:style-name="T351">yang berbeda</text:span><text:span text:style-name="T276">? </text:span><text:span text:style-name="T277">Mengapa dia memberikan kesusahan dan kemiskinan di antara kemudahan dan kemewahan? Pertanyaan semacam itu, di samping berhubungan dengan takdir, juga memberikan haluan dalam memahami cara Allah dalam <text:s/>bertindak (Pen. Memperlakukan makhluk-Nya). </text:span></text:p>
      <text:p text:style-name="P162">Kita harus berusaha untuk mengenal <text:s/>Allah. Sebelum membahas masalah ini, kita harus menekankan bahwa semua pertanyaan semacam itu berangkat dari ketidaktahuan tentang hakikat Allah. Jika kita memiliki keinginan yang sama dalam memahami segala hal tentang <text:s/>Allah seperti halnya yang kita lakukan terhadap film yang ditonton atau tokoh olahraga, jika kita memiliki akses terhadap sumber-sumber yang diperlukan dari mana kita bisa memahami sesuatu tentang Sang Pencipta kita, jika kita mempelajari tentang kitab alam semesta berdasarkan kriteria yang telah ditentukan oleh Al-Quran, dan jika kita mengikuti prinsip-prinsip yang diajarkan oleh Rasulullah, salawat dan salam <text:span text:style-name="T351">ke</text:span>padanya, untuk menegakkan kehidupan yang benar—jika kita melakukan semua ini, kita akan dapat melihat dimensi non-material <text:s/>dari segala hal dan kejadian melalui prisma kesadaran kita. Jika kita dapat mencapai tingkatan tersebut, maka kita tidak akan mungkin menanyakan pertanyaan semacam itu. Namun selama ilmu pengetahuan menutupi dirinya dari agama dan zikir yang benar telah digantikan oleh kehidupan yang mekanis dan dipenuhi oleh pesatnya informasi, maka kita akan terus menanyakan pertanyaan semacam itu dan akan mendapati kesulitan dalam mengetahui Sang Pencipta kita. </text:p>
      <text:p text:style-name="P163">Allah mengendalikan segala hal dan melakukan apa yang Dia kehendaki. Tinjau klaim kita tentang kepemilikan dan kendali kita terhadap <text:s/>apa yang kita anggap sebagai kekayaan kita. <text:span text:style-name="T328">Apa bagian kita dalam menghasilkan makanan yang kita makan? Setiap cicipan makanan membutuhkan keberadaan seluruh alam semesta. Dengan hal ini, dan jika kita bisa mengklaim tentang kepemilikan dan <text:s/>kendali terhadap kekayaan pribadi kita di mana kita hanya memiliki peran begitu kecil di dalamnya, lantas mengapa Allah, Sang Pencipta dan pemilik tunggal dari alam semesta dan segala isinya, tidak memiliki kendali sepenuhnya terhadap segala kekayaan-Nya. </text:span></text:p>
      <text:p text:style-name="P163">Nama-nama Allah <text:span text:style-name="T360">Y</text:span>ang <text:span text:style-name="T360">M</text:span>aha <text:span text:style-name="T361">Kuasa (</text:span><text:span text:style-name="T216">al</text:span><text:span text:style-name="T215">-Aziiz</text:span><text:span text:style-name="T361">)</text:span> memiliki perwujudan <text:soft-page-break/>yang berbeda-beda. <text:span text:style-name="T278">Nama Yang Maha </text:span><text:span text:style-name="T351">M</text:span><text:span text:style-name="T278">emberi </text:span><text:span text:style-name="T362">(</text:span><text:span text:style-name="T216">al-Muqit</text:span><text:span text:style-name="T362">) </text:span><text:span text:style-name="T278">memberikan makhluk-Nya dengan apa yang mereka butuhkan untuk hidup, nama Yang Maha </text:span><text:span text:style-name="T351">M</text:span><text:span text:style-name="T278">emelihara </text:span><text:span text:style-name="T363">(</text:span><text:span text:style-name="T217">al-Hafiz</text:span><text:span text:style-name="T363">) </text:span><text:span text:style-name="T279">memungkinkan si pasien untuk bisa sembuh, dan nama Yang Maha Menjawab </text:span><text:span text:style-name="T364">(</text:span><text:span text:style-name="T218">al-Mujib</text:span><text:span text:style-name="T364">) </text:span><text:span text:style-name="T279">akan datang untuk menolong yang membutuhkan. Dia memperingati mereka yang bermasa bodoh dengan nama-Nya Yang Memberi Kemalangan </text:span><text:span text:style-name="T365">(</text:span><text:span text:style-name="T219">adh-Dharr</text:span><text:span text:style-name="T365">)</text:span><text:span text:style-name="T279">, dan menghibur mereka yang malang dengan nama-Nya Yang Maha </text:span><text:span text:style-name="T366">Mengasihi (</text:span><text:span text:style-name="T220">al-Wadud</text:span><text:span text:style-name="T66">)</text:span><text:span text:style-name="T279">. </text:span><text:span text:style-name="T280">Jika kita mempelajari perwujudan dari nama-nama Allah, kita akan bisa melihat keindahan dalam perbedaan yang dibawanya tentang alam semesta, dan memahami kebijaksanaan </text:span><text:span text:style-name="T279"><text:s/></text:span><text:span text:style-name="T280">yang mendasari adanya perbedaan dalam ciptaan-Nya. Allah membuat diri-Nya dikenal dengan mewujudkan nama-nama-Nya. Sebagai contoh, bunga-bunga tersenyum kepada kita sebagai hasil dari perwujudan nama-nama-Nya yang bermula dari kemurahan-Nya, sementara bencana alam mengingatkan kita tentang kemarahan-Nya yang merupakan perwujudan nama-nama-Nya yang bermula dari kemuliaan-Nya. </text:span></text:p>
      <text:p text:style-name="P164">Segala sesuatu adalah berkah dari Allah. Kita tidak boleh mempertanyakan Allah terhadap apa yang Dia beri atau yang tidak diberikan-Nya. Ingatlah bahwa Allah tidak pernah menciptakanmu sebagai unsur yang tidak hidup, sebuah tanaman atau binatang, namun sebagai manusia. <text:span text:style-name="T328">Juga, seperti halnya di sana selalu ada orang yang lebih kaya lebih sehat dari kamu, maka ada juga orang yang lebih miskin dan lebih sakit dari kamu. Jadi, dalam hubungannya dengan kesehatan dan kekayaan, maka lihatlah mereka yang lebih miskin dan lebih sakit daripada dirimu. Dalam hubungannya dengan kebaikan dan moral yang baik, belajar dan mau berkorban, berbuat yang benar dan dermawan, dan seterusnya, ikutilah mereka yang lebih baik daripada dirimu. </text:span></text:p>
      <text:p text:style-name="P165">Coba tinjau seorang yang kaya raya yang memberikan tiga orang yang miskin <text:span text:style-name="T281">masing-masing </text:span>sebuah apartemen, <text:span text:style-name="T281">sebuah rumah susun, dan kemudian sebuah istana. Apakah si miskin yang diberikan apartemen memiliki hak untuk bertanya kepada si orang kaya tersebut mengapa dia tidak diberikan rumah susun atau sebuah istana? Bukankah tidak seperti itu, melainkan berterima kasih kepada sang penderma untuk apartemen yang diberikan? </text:span><text:span text:style-name="T282">Dengan cara yang sama, semua yang kita miliki berasal dari Allah. Jadi, entah kita seorang yang kaya atau miskin, bugar atau cacat, sehat atau sakit, kita diwajibkan untuk berterima kasih kepada Allah. </text:span></text:p>
      <text:p text:style-name="P166">Kita menanam di sini dan menuainya di hari kemudian. Dunia ini ada<text:soft-page-break/>lah ajang untuk ujian, sebuah tempat di mana kita mencari cara agar memperoleh keadaan yang pantas di kehidupan berikutnya. Ini bukanlah hal yang mudah. Seperti seorang penjahit yang merancang pakaian yang tepat untuk si pemesan dengan memotong dan menjahit kain yang dibutuhkan dan kemudian memanggil si pemesan untuk mencobanya, Allah Yang Maha Kuasa akan membuat kita berada dalam keadaan yang berbeda-beda untuk membentuk kita bagi kehidupan berikutnya. </text:p>
      <text:p text:style-name="P167">Kita adalah seperti bahan tambang atau mineral yang harus dihaluskan. Seperti halnya di sana ada begitu banyak jenis mineral, kehidupan sosial kita <text:span text:style-name="T352">menghendaki </text:span>agar kita memiliki tingkat kecerdasan yang berbeda-beda, kekuatan fisik, juga kepekaan. Bergantung pada produk akhir yang diinginkan, entah itu emas atau permata, batu bara atau tembaga, proses dan metode yang berbeda-beda (yang lebih rumit dan sulit) harus diterapkan pada mineral yang bersangkutan. Demikian pula, setiap dari kita harus menempuh ujian yang berbeda, cobaan, atau latihan agar bisa di bentuk dan mencapai tingkatan akhir yang menjadi tujuan kita dalam pencapaian hidup. Ini berarti bahwa Allah akan menguji masing-masing kita dengan penderitaan yang berbeda-beda serta kemalangan untuk mengangkat kita ke keadaan yang pantas bagi kehidupan berikutnya. </text:p>
      <text:p text:style-name="P168">Dunia ini adalah alam bagi masalah. Ketika Allah memperingatkan Adam untuk tidak memakan buah khuldi, Dia mengatakan padanya: </text:p>
      <text:p text:style-name="P55">Hai Adam, sesungguhnya ini (iblis) adalah musuh bagimu dan bagi istrimu, maka sekali-kali janganlah sampai ia mengeluarkan kamu berdua dari surga, yang menyebabkan kamu menjadi celak<text:span text:style-name="T352">a</text:span>. Sesungguhnya kamu tidak akan kelaparan di dalamnya dan tidak akan telanjang, dan sesungguhnya kamu tidak akan merasa dahaga dan tidak (pula) akan ditimpa panas matahari di dalamnya. <text:span text:style-name="T6">(</text:span><text:span text:style-name="T81">Al-Quran </text:span><text:span text:style-name="T6">20:117-19) </text:span></text:p>
      <text:p text:style-name="P104">Itu artinya bahwa kita akan lapar, ha<text:span text:style-name="T352">us</text:span> dan lelah, dan akan mendapati penderitaan di dunia ini. Ini harus demikian, karena di dunia ini kita harus menabur benih yang akan kemudian dituai di hari kemudian. Mereka yang hanya berusaha untuk memuaskan nafsu mereka kemungkinan besar adalah mereka yang <text:s/>Allah katakan di hari kemudian dengan kalimat berikut: </text:p>
      <text:p text:style-name="P56">Kamu telah menghabiskan rezeki mu yang baik dalam kehidupan duniawimu (saja) dan kamu telah bersenang-senang dengannya; maka pada hari ini kamu dibalasi dengan azab yang menghinakan karena kamu telah menyombongkan diri di muka bumi tanpa hak dan karena kamu telah fasik. <text:span text:style-name="T6">(</text:span><text:span text:style-name="T82">Al-Quran </text:span><text:span text:style-name="T6">46:20) </text:span></text:p>
      <text:p text:style-name="P57"><text:soft-page-break/><text:span text:style-name="T6">Di sisi lain, mereka yang menderita kelaparan, haus, dan penderitaan lainnya di sini untuk mendapatkan keredaan Allah akan dimasukkan ke surga dan dikatakan oleh malaikat dengan kalimat: </text:span>Kesejahteraan (dilimpahkan) atasmu, berbahagialah kamu! Maka masukilah surga ini, sedang kamu kekal di dalamnya <text:span text:style-name="T6">(</text:span><text:span text:style-name="T83">Al-Quran </text:span><text:span text:style-name="T6">39:73); </text:span><text:span text:style-name="T41">dan </text:span><text:span text:style-name="T283">makan dan minumlah dengan sedap disebabkan amal yang telah kamu kerjakan di hari-hari yang telah lalu </text:span><text:span text:style-name="T41">(</text:span><text:span text:style-name="T84">Al-Quran </text:span><text:span text:style-name="T41">69:24). </text:span></text:p>
      <text:p text:style-name="P58"><text:span text:style-name="T41">B</text:span><text:span text:style-name="T6">anyaknya berkah yang kita terima berarti banyak tanggung jawab yang harus diemban. Ketika Allah memberikan kamu banyak anugerah dan </text:span><text:span text:style-name="T42">berkah, maka tanggung jawabmu juga akan bertambah. Sebagai contoh, menunaikan zakat adalah hal yang wajib bagi orang yang mampu, sementara yang cacat, buta, dan sakit tidak harus mengulurkan tangannya di jalan Allah. Untuk menyatakan tingkat kesalehan yang tinggi, Nabi Isa mengatakan: </text:span></text:p>
      <text:p text:style-name="P59">Kamu telah mendengar bahwa telah dikatakan: “jangan melakukan perbuatan zina.” <text:span text:style-name="T284">Tapi saya katakan padamu bahwa siapa saja yang melihat kepada wanita dengan nafsunya telah melakukan perzinahan dengan hatinya. Jika mata kananmu akan mengakibatkan kamu berbuat dosa maka cungkilah dan kemudian buang. Adalah lebih baik bagimu untuk kehilangan satu anggota tubuhmu ketimbang seluruh tubuhmu akan dibuang ke api neraka. Dan jika tangan kananmu akan menyebabkan kamu berbuat dosa, maka potonglah dan buang. Adalah lebih baik bagimu kehilangan satu anggota tubuhmu ketimbang seluruh tubuhmu dibuang di api neraka. </text:span><text:span text:style-name="T43">(Injil Matius 5:27-30) </text:span></text:p>
      <text:p text:style-name="P59"><text:span text:style-name="T43">Jadi, kita tidak bisa mengetahui jika menjadi kaya atau miskin, sehat atau sakit, adalah </text:span><text:span text:style-name="T44">bagus bagi diri kita. Dan, Al-Quran telah mengatakan kepada kita bahwa: bisa saja kamu tidak menyukai sesuatu meskipun itu baik bagimu, dan menyukai sesuatu meskipun itu buruk bagimu. Allah mengetahui apa yang kamu tidak ketahui (</text:span><text:span text:style-name="T85">Al-Quran </text:span><text:span text:style-name="T44">2:216). </text:span></text:p>
      <text:p text:style-name="P60"><text:span text:style-name="T44">L</text:span><text:span text:style-name="T6">ebih lanjut, banyak orang yang kaya tidak bisa menikmati makanan dan minuman dan kenikmatan hidup seperti halnya yang dilakukan oleh orang miskin, <text:s/>mungkin disebabkan oleh hilangnya nafsu makan atau kesehatan yang tidak baik. Meskipun kemiskinan bukanlah suatu </text:span><text:span text:style-name="T63">hal </text:span><text:span text:style-name="T6">yang kita inginkan, bahkan seperti yang dinyatakan oleh Rasulullah, salawat dan salam </text:span><text:span text:style-name="T63">ke</text:span><text:span text:style-name="T6">padanya, dapat menyebabkan kekafiran, adalah sulit untuk mengatakan bahwa orang kaya selalu lebih bahagia dari orang yang miskin. Tidak satupun yang bisa memastikan bahwa orang-orang yang hidup </text:span><text:soft-page-break/><text:span text:style-name="T6">di abad pertengahan, ketika taraf hidup begitu rendah, kurang bahagia dibandingkan orang-orang kaya di masa saat ini. Kebahagiaan terletak pada kepuasan spiritual, bukan pada kepemilikan fasilitas materi untuk </text:span><text:span text:style-name="T63">memuaskan hawa nafsu semata</text:span><text:span text:style-name="T6">.</text:span></text:p>
      <text:p text:style-name="P61"><text:span text:style-name="T64">Hal </text:span><text:span text:style-name="T6">lain yang harus ditekankan adalah tidak seorang pun yang boleh menyalahkan penderitaan yang dialaminya. Ketika dibandingkan dengan masa-masa masih sehat, senang, dan bahagia, masa-masa sakit dan menderita seringkali tidak pernah disebutkan. Juga, kita biasanya tidak sadar akan banyaknya nikmat yang kita terima. Sebagai <text:s/>contoh, matahari terbit setiap hari dan mengirimkan kita panas dan cahayanya dengan cuma-cuma. Kita juga tidak pernah kehabisan udara, yang tanpanya kita akan mati seketika, meskipun kita tidak pernah membayar sepeser pun akan hal itu. </text:span><text:span text:style-name="T45">Semua kejadian di alam yang diperlukan dalam pembentukan hujan terjadi tanpa adanya campur tangan kita. Apa yang kita harus lakukan adalah berterima kasih kepada Allah untuk semua ini juga semua anugerah lainnya (yang tidak satupun kita bisa sediakan untuk diri kita), untuk sebagian besar dari hidup kita (dihabiskan dalam keadaan sehat dan senang) dan tidak boleh menyalahkan Allah atas sakit, derita, atau adanya </text:span><text:span text:style-name="T64">anugerah</text:span><text:span text:style-name="T45"> yang tidak kita terima. </text:span></text:p>
      <text:p text:style-name="P62"><text:span text:style-name="T6">Kesetaraan dalam kekayaan materi, demikian pula dalam hal kemampuan intelektual dan fisik, tidaklah perlu dipandang sebagai tujuan sosial yang utama, karena hal tersebut sama sekali tidak cocok dengan syarat hidup dalam kehidupan sosial. Perbedaan-perbedaan ini, demikian pula yang terdapat pada temperamen tiap individu, pembawaan dan kecenderungan, </text:span><text:span text:style-name="T46">memelihara keberagaman dalam pekerjaan manusia, sebuah unsur yang paling fundamental dalam kehidupan sosial umat manusia. Keberagaman ini akan membuat orang-orang saling membutuhkan satu sama lain dan untuk membentuk hubungan yang saling menguntungkan di antara mereka. </text:span></text:p>
      <text:p text:style-name="P63"><text:span text:style-name="T6">Akan tetapi, hubungan ini haruslah didasari oleh keadaan saling mencintai, menghargai, memahami, dan mempedulikan. Hubungan ini tidak boleh menggiring orang untuk saling menindas, saling berebut kekuasaan, dan saling mengkhianati, atau membentuk permusuhan dan pertengkaran atas dasar perbedaan kelas. Berdasarkan pandangan </text:span>Said Nursi <text:span text:style-name="T6">(wafat 1960 </text:span><text:span text:style-name="T64">Masehi</text:span><text:span text:style-name="T6">), yang merupakan seorang </text:span><text:span text:style-name="T67">cendekiawan</text:span><text:span text:style-name="T6"> muslim, pemikir, dan aktivis yang memulai pembaharuan Islam skala besar di Turki pada paruh pertama dari abad ke-20 </text:span><text:span text:style-name="T64">Masehi</text:span><text:span text:style-name="T6">, terdapat dua alasan utama bagi se</text:span><text:soft-page-break/><text:span text:style-name="T6">mua revolusi dan pemberontakan dalam beberapa abad terakhir </text:span><text:span text:style-name="T48">yakni</text:span><text:span text:style-name="T6"> </text:span><text:span text:style-name="T47">kebiasaan</text:span><text:span text:style-name="T6">: “</text:span><text:span text:style-name="T353">saya tidak peduli orang lain mati karena kelaparan selama saya masih kenyang,</text:span><text:span text:style-name="T6">” </text:span><text:span text:style-name="T48">dan</text:span><text:span text:style-name="T6"> “</text:span><text:span text:style-name="T328">kamu harus bekerja agar saya bisa makan</text:span>.<text:span text:style-name="T6">” </text:span></text:p>
      <text:p text:style-name="P105">Islam mencoba menangani kebiasaan pertama dengan zakat, yang merupakan sebuah pungutan wajib bagi umat muslim yang berada, yang tujuannya untuk membagikannya kepada orang-orang yang miskin dan membutuhkan. Islam menangani kebiasaan yang kedua dengan melarang segala bentuk transaksi yang berdasarkan <text:span text:style-name="T285">bunga</text:span>. Lebih jauh, Islam menyanjung kebiasaan menolong orang miskin dan yang membutuhkan dan memuji gaya hidup sederhana, dan penuh disiplin. Cara hidup Rasulullah, salawat dan salam <text:span text:style-name="T354">ke</text:span>padanya, dan empat orang khalifah sesudahnya (yang dikenal dengan sebutan khalifah Rasyidin) merupakan contoh yang baik <text:span text:style-name="T285">bagi </text:span>tokoh-tokoh Islam untuk diikuti. </text:p>
      <text:p text:style-name="P105">Tujuan penderitaan. Sebelum menutupnya, kita harus menekankan bahwa bagaimanapun tidak menyenangkan <text:s/>dan bahkan mengerikan dalam tampilannya, kemalangan dan kesakitan biasanya mendatangkan hasil yang baik. Seperti halnya menghukum anak-anak kita untuk melatih mereka, memotong organ yang membusuk, atau membuat obat-obatan dari bisa ular, kebanyakan kemalangan dan kesakitan biasanya akan memberikan hasil yang baik. </text:p>
      <text:p text:style-name="P64"><text:span text:style-name="T6">Elang yang menyambar burung pipit mengakibatkan si burung pipit untuk selalu waspada dan mengembangkan kemampuannya untuk melarikan diri. Orang-orang bisa saja merasakan sakit akibat hujan, sengatan listrik, atau api, namun </text:span><text:span text:style-name="T65">tidak satu pun yang menyalahkan hal tersebut</text:span><text:span text:style-name="T6">. Puasa bisa saja adalah hal yang sulit, namun itu akan memberikan tubuh kita energi, aktivitas, dan kekebalan. Kekebalan tubuh pada anak-anak biasanya akan meningkat setelah mendapatkan sebuah penyakit. Olahraga bukanlah hal yang mudah, namun itu adalah hal yang penting <text:s/>bagi kekuatan dan kesehatan tubuh kita. Ruh kita akan dibentuk dan akan mendapatkan derajat yang pantas </text:span><text:span text:style-name="T65">untuk </text:span><text:span text:style-name="T6">ditempatkan di surga melalui salat dan zikir (</text:span>tafakkur<text:span text:style-name="T6">), demikian pula kesakitan, kesusahan dan kemalangan. Allah memberikan imbalan yang besar untuk pengorbanan yang kecil. Kemalangan dan penderitaan akan menaikkan kita ke derajat keimanan yang lebih tinggi dan akan diberi ganjaran di hari kemudian dengan kenikmatan yang tidak bisa kita bayangkan. Untuk alasan ini, para Nabi mengalami penderitaan dan kesusahan yang teramat sangat, dan mereka diikuti oleh para wali dan orang-orang yang beriman, semuanya tergantung pada tingkatan kei</text:span><text:soft-page-break/><text:span text:style-name="T6">manan mereka. </text:span></text:p>
      <text:p text:style-name="P65"><text:span text:style-name="T6">Penderitaan, penyakit, malapetaka akan mengakibatkan dosa-dosa orang yang beriman dimaafkan dan mengingatkan mereka untuk mewaspadai dosa-dosa mereka serta godaan yang datang dari setan dan hawa nafsu mereka. Hal tersebut juga akan membantu kita dalam mensyukuri nikmat dari Allah, menunjukkan rasa berterima kasih, dan mendorong orang-orang yang kaya dan sehat untuk menolong orang-orang yang miskin dan sakit. Orang yang tidak pernah merasakan lapar tidak akan pernah benar-benar merasakan situasi orang-orang yang kelaparan. Demikian pula orang yang tidak pernah merasakan </text:span><text:span text:style-name="T49">sakit akan menyadari bagaimana sulitnya menjadi orang-orang yang sakit. Jadi, penderitaan, penyakit, dan musibah bisa jadi akan membentuk hubungan yang dekat antara berbagai kelompok dan kelas di masyarakat. </text:span></text:p>
      <text:p text:style-name="P66"><text:span text:style-name="T49">M</text:span><text:span text:style-name="T6">alapetaka dan kesusahan meningkatkan ketahanan kita melawan kesulitan hidup dan melatih kita untuk bersabar. Hal tersebut juga memisahkan alasan yang didasari oleh kekuatan dan ketulusan dengan alasan-alasan lain yang tidak perlu <text:s/>dan alasan-alasan pribadi yang tidak pantas.</text:span></text:p>
      <text:h text:style-name="P173" text:outline-level="2">Pertanyaan-pertanyaan Menge<text:span text:style-name="T286">nai Takdir dan Akal Manusia</text:span></text:h>
      <text:p text:style-name="P67"><text:span text:style-name="T201">Pertanyaan</text:span>: Apakah kita merupakan korban dari takdir? Apakah kita memiliki peran dalam kemalangan yang kita alami?</text:p>
      <text:p text:style-name="P67"><text:span text:style-name="T201">Jawaban</text:span>:Karena pertanyaan ini telah kita bahas sebelumnya, saya akan memberikan catatan ringkasnya. </text:p>
      <text:p text:style-name="P106">Tidak seorangpun yang menjadi korban takdir. Allah tidak pernah menakdirkan tindakan kita; melainkan, Dia menciptakan apapun yang ingin kita lakukan. Takdir menetapkan <text:s/><text:span text:style-name="T287">atau memutuskan semuanya didasarkan pada pertimbangannya mengenai kehendak akal kita. </text:span></text:p>
      <text:p text:style-name="P107">Kita semuanya bertanggung jawab terhadap apapun yang menimpa kita. Jika kita mengalami ketidakberuntungan, itu mungkin saja karena kita menyalahgunakan akal kita atau karena, seperti halnya yang terjadi dengan para Nabi, Allah ingin menaikkan derajat kita ke tingkatan yang lebih tinggi. Sebagai contoh, matahari adalah hal yang mutlak dibutuhkan dan tidak tergantikan bagi kehidupan. Jika kita berada di luar rumah terlalu lama dan kemudian mati oleh terik matahari, apakah kita harus menyalakan matahari tersebut? Tentu saja tidak, karena kita kita bisa saja berdi<text:soft-page-break/>am di dalam rumah atau mengambil pencegahan tertentu. Demikian pula, akal kita (bukan takdir) bertanggung jawab terhadap setiap kemalangan yang menerpa jalan hidup kita. Menyalahkan takdir sama saja membuat kemalangan tersebut menjadi lebih buruk. </text:p>
      <text:p text:style-name="P107">Mengutip contoh lainnya: Allah yang maha kuasa, menciptakan dan membekali kita dengan beberapa kemampuan atau kekuasaan, salah satunya adalah nafsu birahi. Jika kita menggunakan kemampuan ini tidak pada tempatnya dan kemudian membahayakan kita, maka itu semata-mata karena kesalahan kita. Allah memberikan kemampuan ini agar kita bisa menghasilkan keturunan kita dengan cara yang tepat dan kemudian menaikkan keimanan kita ke derajat yang lebih tinggi dengan menahan godaan hawa nafsu kita <text:span text:style-name="T288">terhadap perbuatan dosa. </text:span><text:span text:style-name="T289">Hal tersebut berlaku juga dengan rasa marah. Allah yang maha kuasa menganugerahkan kita dengan hal tersebut <text:s/>sehingga kita bisa membela diri kita serta agama kita juga normal-normal sosial, bukan untuk melukai orang lain. Dengan demikian, jika nafsu atau amarah yang tidak terkendali membuat kita untuk membunuh seseorang, maka itu adalah kesalahan kita, bukan karena takdir. </text:span></text:p>
      <text:p text:style-name="P108">Takdir berhubungan dengan sebab dan akibat secara bersamaan. Jika kita menilai semata-mata berdasarkan akibat saja, maka biasanya kita akan membuat kesalahan. Sebagai contoh, jika kita menyalahkan seorang ayah <text:span text:style-name="T290">karena memarahi putrinya sementara tujuannya untuk mendisiplinkan dirinya karena rasa sayangnya atau untuk membuat putrinya merubah perilakunya dan belajar untuk berperilaku yang baik, maka kita hanya akan </text:span><text:span text:style-name="T291">membodohi sang ayah tersebut. Kita harus </text:span><text:span text:style-name="T292">meninjau semua informasi yang terkait </text:span><text:span text:style-name="T293">dalam memutuskan segala masalah.</text:span><text:span text:style-name="T334"> Jika kita tidak pernah bisa melihat hal yang baik di dalamnya, maka kita harus mengatakan pada diri kita bahwa apapun yang Allah <text:s/>perbuat adalah baik hakikatnya baik pada hal itu sendiri atau pada hal yang ditimbulkannya, dan tidak boleh menyalahkan takdir. </text:span><text:span text:style-name="T293">Inilah yang dimaksud oleh: </text:span><text:span text:style-name="T214">Bisa jadi kamu membenci sesuatu meskipun itu baik bagimu, dan mencintai sesuatu meskipun itu buruk bagimu. Allah mengetahui apa yang kamu tidak ketahui </text:span><text:span text:style-name="T294">(</text:span><text:span text:style-name="T370">Al-Quran </text:span><text:span text:style-name="T294">2:216). </text:span></text:p>
      <text:p text:style-name="P109">Dalam suatu musibah semacam gempa bumi atau banjir, Allah tidak pernah memilih antara yang baik <text:span text:style-name="T355">dengan </text:span>yang jahat atau yang tidak bersalah <text:span text:style-name="T355">dengan yang bersalah</text:span>. Musibah semacam itu bisa menimpa semua orang, karena hal tersebut merupakan bagian dari ujian dan cobaan yang disiapkan bagi kita dan untuk melayani tujuan Allah. Akan tetapi, balasan <text:soft-page-break/>dalam melewati musibah tersebut, orang-orang yang baik dan tidak berdosa akan menerima ganjaran yang besar di hari kemudian. Juga, harus ditekankan bahwa terkadang Allah menggunakan musibah untuk menghukum orang-orang tertentu, karena mereka tidak pernah berusaha mendorong perbuatan yang baik dan mencegah perbuatan tercela. </text:p>
      <text:p text:style-name="P109">Apapun yang Allah lakukan adalah <text:span text:style-name="T324">paling </text:span>baik dan paling pantas. Jadi, kita harus berusaha melihat kebijaksanaan-Nya di balik hal-hal baik yang dikaruniakan kepada kita dan segala penderitaan yang diujikan kepada kita. </text:p>
      <text:p text:style-name="P68"><text:span text:style-name="T201">Pertanyaan</text:span>: Mengapa hal sepele semacam akal manusia akan menyebabkan seseorang untuk pantas mendapatkan surga atau neraka yang abadi?</text:p>
      <text:p text:style-name="P73"><text:span text:style-name="T6">Jawab</text:span><text:span text:style-name="T295">:</text:span><text:span text:style-name="T165"> </text:span><text:span text:style-name="T166">Ketika kita membandingkan tindakan dan ciptaan Allah dengan fungsi kita dalam keberadaan, kita dapat melihat bahwa peran dari akal manusia sama sekali tidak seberapa. Sebagai akibatnya, beberapa kalangan kemudian </text:span><text:span text:style-name="T182">meniadakannya</text:span><text:span text:style-name="T166">. Orang yang mengikuti jalan tengah dalam masalah ini telah menyimpulkan </text:span><text:span text:style-name="T167">bahwa akal manusia adalah sebuah kecenderungan, s</text:span><text:span text:style-name="T168">esuatu yang menyerupai kecenderungan, atau lebih dari sekedar pilihan untuk satu atau </text:span><text:span text:style-name="T182">lebih dari kecenderungan </text:span><text:span text:style-name="T168">yang ada di dalam diri kita, dan kemudian bertindak berdasarkan pilihan itu. Itu seperti memencet sakelar untuk menyalakan lampu pada rumah atau kota. </text:span></text:p>
      <text:p text:style-name="P74"><text:span text:style-name="T168">S</text:span><text:span text:style-name="T165">ebelum menanyakan mengapa Allah menghukum kita ke dalam neraka yang abadi jika kita sala</text:span><text:span text:style-name="T183">h</text:span><text:span text:style-name="T165"> dalam menggunakan akal kita dalam jangka waktu hidup kita yang begitu singkat, kita harus memikirkan tentang apakah kita benar-benar pantas mendapatkan surga yang abadi dengan menggunakan akal kita dengan tepat. Apakah kita tidak meninjau pernahkah kita bersyukur kepada Allah untuk segala nikmat yang dilimpahkannya kepada kita? Jika kita beribadah kepadanya sepanjang hayat kita tanpa pernah putus, maka itu belum cukup <text:s/>untuk menyatakan rasa syukur kita bahkan untuk </text:span><text:span text:style-name="T169">mata yang kita miliki</text:span><text:span text:style-name="T165">. </text:span></text:p>
      <text:p text:style-name="P127">Seperti yang sudah ditekankan sebelumnya, buah delima atau ceri memiliki ongkos yang sama dengan seluruh alam semesta, karena untuk pertumbuhan atau pembuahannya membutuhkan adanya kerja sama antara udara, air, tanah, dan matahari, yang mana tidak satupun bisa kita hasilkan. Lebih lanjut, Allah yang maha kuasa memerintahkan kita untuk menyisihkan sedikit waktu untuk beribadah. Kita jarang sekali menghabiskan lebih dari satu jam untuk melaksanakan perintah salat lima waktu. Jumlah <text:soft-page-break/>kekayaan yang kita berikan untuk zakat dan sedekah, pada banyak kasus, hanya seperempat puluh dari yang kita miliki. Kita harus berangkat melaksanakan ibadah haji sekali seumur hidup, dan hanya <text:span text:style-name="T356">jika</text:span> kita mampu untuk melaksanakannya. Sisa hidup kita juga kekayaan kita digunakan untuk hal-hal duniawi. Meskipun demikian, Allah, yang maha pengasih, menjanjikan kita surga yang abadi, yang mana nikmat dan keindahannya di luar kemampuan kita untuk membayangkan. Jadi pertama dari semuanya, kita harus memikirkan tentang nikmat Allah yang tidak terhingga, yang <text:s/>mengelilingi kita dan mengundang kita untuk memasuki surga-Nya. </text:p>
      <text:p text:style-name="P128">Sekarang kita akan menjawab pertanyaan. </text:p>
      <text:p text:style-name="P75"><text:span text:style-name="T170">Niat</text:span><text:span text:style-name="T165">. </text:span><text:span text:style-name="T170">Niat </text:span><text:span text:style-name="T165">kita begitu penting. Rasulullah, salawat dan salam </text:span><text:span text:style-name="T183">ke</text:span><text:span text:style-name="T165">padanya, berkata: “</text:span><text:span text:style-name="T295">perbuatan seseorang ditentukan oleh niatnya. Jika kamu meniatkan hal yang baik, maka kamu akan mendapatkan ganjaran yang baik. Jadi, siapapun yang hijrah karena Allah dan Rasul-Nya maka telah hijrah di jalan Allah dan Rasul-Nya; siapapun hijrah untuk mendapatkan sesuatu yang bersifat duniawi atau untuk mendapatkan wanita maka dia </text:span><text:span text:style-name="T316">hijrah untuk hal tersebut</text:span><text:span text:style-name="T295">.</text:span><text:span text:style-name="T165">”</text:span></text:p>
      <text:p text:style-name="P134">Niat adalah ruh dari tindakan kita dan menentukan bagaimana nantinya kita akan diberi ganjaran (atau dihukum). Jika kamu tidak makan atau minum selama siang hari, namun sama sekali tidak berniat untuk puasa, maka kamu tidak akan dihitung sebagai orang yang berpuasa. Jika kamu berpuasa tanpa berniat untuk memperoleh keredaan Allah, maka kamu tidak akan mendapatkan pahala. Jika kamu syahid dalam berjihad dalam memuliakan dan memperkokoh kalimat Allah, maka kamu akan wafat dalam keadaan syahid dan akan pergi, atas izin Allah, ke surga. Jika kamu terbunuh ketika berjihad untuk sebab lainnya, semacam popularitas atau kekayaan, maka kamu tidak akan dipandang sebagai syahid dan kemungkinan besar tidak akan masuk ke dalam surga. Jadi, kamu akan diberi ganjaran (atau dihukum) tergantung dari niatmu. </text:p>
      <text:p text:style-name="P76"><text:span text:style-name="T165">Jika kamu memiliki keimanan yang kuat terhadap Allah dan rukun-rukun iman, dan berniat untuk mengimaninya [seperti halnya kamu akan hidup selama-lamanya], maka kamu akan diberi ganjaran dengan kebahagiaan yang abadi di surga. Jika kamu menghilangkan fitrahmu untuk beriman, dan kemudian berniat menjadi kafir bahkan jika kamu </text:span><text:span text:style-name="T183">bisa hidup selama-lamanya</text:span><text:span text:style-name="T165">, maka kamu akan mendapatkan hukuman</text:span><text:span text:style-name="T183">mu yang abadi</text:span><text:span text:style-name="T165">. Untuk kasus orang-orang </text:span><text:span text:style-name="T183">yang </text:span><text:span text:style-name="T165">kekafirannya sudah mendarah daging dan orang-orang yang kafir karena kebodohannya, Al-Quran berkata: </text:span><text:span text:style-name="T296">Sesung</text:span><text:soft-page-break/><text:span text:style-name="T296">guhnya orang-orang kafir, sama saja bagi mereka, kamu beri peringatan atau tidak kamu beri peringatan, mereka tidak akan beriman. Allah telah mengunci-mati hati dan pendengaran mereka, dan penglihatan mereka ditutup.</text:span><text:span text:style-name="T171"> (</text:span><text:span text:style-name="T187">Al-Quran </text:span><text:span text:style-name="T171">2:6-7)</text:span></text:p>
      <text:p text:style-name="P77"><text:span text:style-name="T171">H</text:span><text:span text:style-name="T165">ukuman bagi orang-orang kafir. Hukuman yang diberikan ditentukan oleh </text:span><text:span text:style-name="T172">sifat-sifat dan akibat dari kejahatannya serta niat yang melakukannya, tidak ditentukan oleh seberapa lama kejahatannya dilakukan. </text:span></text:p>
      <text:p text:style-name="P129">Membunuh, yang hanya membutuhkan waktu beberapa menit atau bahkan beberapa detik dalam pengerjaannya, seringkali dihukum selama bertahun-tahun—bahkan seumur hidup—di penjara atau hukuman mati. Kekafiran tentu saja lebih berat dari membunuh. <text:s/>Jika kamu menuduh orang-orang yang jujur dan tidak berdosa dengan berbohong dan menipu, maka mereka akan sangat marah denganmu. Kekafiran bisa juga berarti berikut ini: </text:p>
      <text:list xml:id="list3985845414" text:style-name="L8">
        <text:list-item>
          <text:p text:style-name="P188"><text:span text:style-name="T173">Mengingkari kesaksian yang benar (syahadat) dari begitu banyaknya </text:span><text:span text:style-name="T183">makhluk</text:span><text:span text:style-name="T173">, mulai dari atom-atom dan galaksi-galaksi yang maha luas, terhadap keberadaan dan keesaan Sang Pencipta mereka, dan menuduh mereka berbohong dan memberikan kesaksian palsu.</text:span></text:p>
        </text:list-item>
        <text:list-item>
          <text:p text:style-name="P184">Mengingkari Allah, Sang Pencipta Yang Esa, <text:s/>Pemelihara, dan pengatur keberadaan, dan merendahkan segala karya-Nya yang agung.</text:p>
        </text:list-item>
        <text:list-item>
          <text:p text:style-name="P184">Menuduh lebih dari 100 ribu nabi-nabi dengan tuduhan yang melecehkan seperti berbohong, mengelabui, dan menipu. Dan meskipun adanya fakta bahwa berdasarkan kesaksian sejarawan dan orang-orang yang menjadi kaumnya, mereka merupakan orang-orang yang paling jujur di antara umat manusia.</text:p>
        </text:list-item>
        <text:list-item>
          <text:p text:style-name="P189"><text:span text:style-name="T174">Menuduh orang-orang yang beriman mengikuti tipuan paling besar dari sejarah manusia. Pandangan seperti </text:span><text:span text:style-name="T183">itu </text:span><text:span text:style-name="T174">juga melecehkan dan menuduh begitu banyaknya orang-orang yang beriman sejak zaman Nabi Adam sebagai penipu dan yang menyimpang.</text:span></text:p>
        </text:list-item>
      </text:list>
      <text:p text:style-name="P130">Dari hal-hal ini dan alasan-alasan yang serupa, <text:s/>adalah sebuah keadilan untuk menghukum orang-orang kafir ke dalam hukuman yang abadi di neraka. </text:p>
      <text:p text:style-name="P78"><text:span text:style-name="T165">Betapa pun tidak pentingnya akal manusia dalam penampakannya, dan betapa pun kecilnya </text:span><text:span text:style-name="T175">dosa orang-orang kafir kelihatannya dalam pandangan pertama, kekafiran adalah sebuah pengingkaran dan penyangkalan dengan demikian adalah hal yang menghancurkan. Ingatlah ketika kita </text:span><text:soft-page-break/><text:span text:style-name="T175">mengumpamakan akal manusia dengan ketika kita menyalakan sakelar untuk menyinari ruangan. Mematikan sakelar akan mengakibatkan seluruh kota menjadi gelap. Nyala korek api dapat menghancurkan istana yang besar dan megah dalam beberapa menit, meskipun membutuhkan ratusan pekerja dan bertahun-tahun untuk membangunnya. Baru-baru ini, masih kita ingat bahwa sebuah peluru yang ditembakkan oleh seorang Serbia memantik meletusnya perang dunia pertama dan kemudian kematian dan kehancuran dalam skala besar. </text:span></text:p>
      <text:p text:style-name="P131">Juga, anggap terdapat sebuah kebun yang berisi segala jenis bunga dan pohon pada mana burung-burung bisa bernyanyi dan bintang-binatang bisa hidup. Tanaman-tanaman dan binatang-binatang ini membutuhkan air <text:s/>untuk sampai kepada mereka melalui sebuah saluran jika mereka ingin <text:span text:style-name="T357">tetap </text:span>hidup. Seseorang bertanggung jawab untuk membuka tutup saluran tersebut sehingga air bisa mengalir <text:s/>melaluinya. Jika orang itu, apapun alasannya, tidak membolehkan air untuk mengalir sehingga membunuh segala sesuatu yang ada di kebun itu, maka apa hukuman yang tepat untuknya? Kekafiran ibarat tindakan tersebut, namun dalam taraf penciptaan secara keseluruhan. </text:p>
      <text:p text:style-name="P132">Kekafiran adalah bentuk kekufuran yang tidak bisa diampuni. Bagaimana kamu bisa mengingkari-Nya <text:s/>yang membawamu ke dalam kehidupan dari ketiadaan, memberimu begitu banyak kemampuan (misalnya nalar, kecerdasan, ingatan, dan pemahaman, serta perasaan luar dan dalam), dan mengaruniakanmu dengan begitu banyak aneka ragam makanan dan minuman? Orang-orang seperti itu telah menyiapkan kemalangan mereka sendiri, dan hukuman bagi mereka haruslah sama dengan tindakan mereka itu (keingkaran mereka). </text:p>
      <text:p text:style-name="P138">Bahkan jika kita bekerja bersama-sama, kita tidak akan mungkin bisa menghasilkan bahkan sebiji buah, satu helai daun, atau satu helai rumput. Mengingkari keberadaan Dia Yang Satu yang bisa melakukan semua ini, dan Dia yang menciptakan alam semesta yang begitu luas ini dan memberikan kita kekuasaan atasnya, adalah dosa yang paling besar yang bisa kita lakukan, dan pantas untuk mendapatkan hukuman yang paling lama dan paling keras. </text:p>
      <text:p text:style-name="P82"><text:span text:style-name="T165">Juga, setan berusaha membimbing kita untuk tersesat dengan mengajak kita ke dalam kekafiran dan </text:span><text:span text:style-name="T176">kehancuran</text:span><text:span text:style-name="T165">. </text:span><text:span text:style-name="T177">Jiwa kita yang dipengaruhi setan diberikan kepada kita agar kita bisa naik ke derajat yang lebih tinggi dengan membersihkannya. Kesadaran kita secara hakiki merasakan keber</text:span><text:soft-page-break/><text:span text:style-name="T177">adaan Allah, </text:span><text:span text:style-name="T184">S</text:span><text:span text:style-name="T177">ang </text:span><text:span text:style-name="T184">P</text:span><text:span text:style-name="T177">encipta dan </text:span><text:span text:style-name="T184">P</text:span><text:span text:style-name="T177">emelihara makhluk, dan merasakan bahwa </text:span><text:span text:style-name="T184">kerinduan akan </text:span><text:span text:style-name="T177">keabadian hanya bisa </text:span><text:span text:style-name="T184">dipuaskan</text:span><text:span text:style-name="T177"> dengan keabadian. Para pengikut setan, orang-orang kafir yang dikendalikan oleh nafsunya dan jiwa mereka yang dikuasai kejahatan, menutup kesadaran mereka dari begitu banyaknya tanda-tanda Allah pada diri mereka dan pada alam semesta, mematikan perasaan mereka <text:s/>yang berhubungan dengan keabadian, dan membutakan diri mereka </text:span><text:span text:style-name="T184">terhadap </text:span><text:span text:style-name="T177">banyaknya tanda-tanda yang nyata </text:span><text:span text:style-name="T184">dari S</text:span><text:span text:style-name="T177">ang Pencipta : Al-Quran, Nabi Muhammad, dan para nabi-nabi lainnya, </text:span><text:span text:style-name="T184">keselamatan atas mereka</text:span><text:span text:style-name="T177">. </text:span></text:p>
      <text:p text:style-name="P79"><text:span text:style-name="T177">J</text:span><text:span text:style-name="T165">enis-jenis hukuman. Hukuman bagi yang melanggar kepercayaan sebanding dengan </text:span><text:span text:style-name="T178">seberapa pentingnya dan siapa pemilik sesungguhnya. Seorang anak yang memecahkan kaca tidak akan menerima hukuman yang sama dengan seorang penjaga istana yang kehilangan atau yang merusakkan singgasana raja. Jika seorang pra</text:span><text:span text:style-name="T179">jurit atau seorang komandan menghabiskan uang yang diterimanya (berdasarkan pangkatnya) pada hal-hal yang remeh dan kemudian memboroskannya, sang komandan sudah pasti akan mendapatkan hukuman yang lebih berat ketimbang sang prajurit. Jika seorang ilmuwan yang bertanggung jawab untuk melakukan sebuah penyelidikan ilmiah menghabiskan sumber daya yang dipercayakan kepadanya untuk mempelajari hal-hal sepele, sudah pasti dia akan dihukum dengan hukuman yang lebih berat ketimbang seorang penggembala yang menghabiskan sumber daya yang dipercayakan kepadanya untuk memenuhi kebutuhannya sendiri alih-alih memberi makan gembalanya. </text:span></text:p>
      <text:p text:style-name="P80"><text:span text:style-name="T165">Binatang tidak pernah menyalahgunakan atau memboroskan fungsi-fungsi <text:s/>kehidupan yang diberikan kepadanya. Mereka melakukan apa yang harus mereka lakukan: beberapa mengangkut beban, beberapa memberikan susu dan daging, dan yang lainnya menghasilkan madu dan sutra untuk kita gunakan. Hanya kita yang bisa menghabiskan sumber daya kita berdasarkan keinginan kita sendiri. Dengan semua fakta ini, demikian pula nikmat-nikmat yang sudah disebutkan sebelumnya yang telah Allah berikan kepada kita karena kedudukan kita sebagai wakil Allah di muka bumi, maka penyalahgunaan kita terhadap sumberdaya-sumberdaya ini akan mengakibatkan hukuman yang begitu berat. Jika kita membiarkan diri kita untuk dikuasai oleh nafsu </text:span><text:span text:style-name="T180">yang jahat </text:span><text:span text:style-name="T165">dan bukan oleh hati kita (yang tentu saja dipenuhi oleh ilmu dan kecintaan </text:span><text:span text:style-name="T185">terhadap</text:span><text:span text:style-name="T165"> Sang Pencipta), maka kita akan ditakdirkan untuk menjadi bahan bakar bagi api neraka. </text:span></text:p>
      <text:p text:style-name="P81"><text:span text:style-name="T328">Pertanyaan</text:span><text:span text:style-name="T188">: </text:span><text:span text:style-name="T322">Rasulullah berkata bahwa pada minggu ke enam dari </text:span><text:soft-page-break/><text:span text:style-name="T322">perkembangan janin, Allah mengirimkan malaikat untuk menuliskan apakah ia akan menjadi orang yang saleh dan beruntung atau menjadi orang yang jahat dan celaka. Apa maksud hal ini, dan bagaimana kita bisa mempertemukannya dengan adanya akal manusia? </text:span></text:p>
      <text:p text:style-name="P139">Jawab<text:span text:style-name="T295">: Sebagai tambahan terhadap apa yang sudah dikatakan di atas, maka kita akan memberikan komentar-komentar berikut. </text:span></text:p>
      <text:p text:style-name="P133">Takdir merupakan sebutan bagi pengetahuan Allah. Itu sama sekali tidak meniadakan akal kita atau memaksa kita untuk <text:s/>berperilaku berdasarkan jalan yang sudah ditetapkan. Karena <text:span text:style-name="T358">Allah</text:span> telah mengetahui sebelumnya apa yang akan kita lakukan dan katakan (sebab Dia tidak dibatasi oleh konsep kita tentang waktu), Dia telah memerintahkan malaikat untuk menuliskan apa yang menjadi jalan hidup kita. Kita akan berperilaku berdasarkan apa yang diperintahkan oleh akal kita, bukan karena Allah telah menuliskan apa yang akan terjadi di kehidupan kita. </text:p>
      <text:p text:style-name="P133">Takdir berhubungan dengan sebab dan akibat secara bersamaan. Takdir tidak bisa dipisahkan menjadi dua bagian, satu sebagai sebab, dan satu lagi akibatnya. Allah telah mengetahui sebelumnya bagaimana nanti kita akan bertindak pada situasi yang akan kita dapati, dan pengetahuan-Nya sama sekali tidak meniadakan peran akal kita. </text:p>
      <text:p text:style-name="P153"><text:span text:style-name="T295">Hanya Allah yang bisa mengetahui apakah seseorang akan pergi ke surga atau neraka. Meskipun orang-orang kafir pantas untuk mendapatkan</text:span><text:bookmark text:name="Bookmark 1"/><text:span text:style-name="T295"> hukuman yang abadi, kita tidak harus mengatakan bahwa orang-orang </text:span><text:span text:style-name="T317">kafir </text:span><text:span text:style-name="T295">akan pergi ke neraka, karena bisa saja suatu hari nanti mereka kemudian menjadi beriman dan masuk ke dalam surga. Banyak orang-orang ateis kemudian menjadi beriman. Islam datang untuk membimbing orang-orang kafir untuk beriman dan beribadah, dan untuk mendapatkan kebahagiaan yang abadi di surga. </text:span></text:p>
      <text:p text:style-name="P83">Pertanyaan<text:span text:style-name="T295">: Apa yang dimaksud dengan fitrah keislaman?</text:span></text:p>
      <text:p text:style-name="P140">Jawaban<text:span text:style-name="T295">: </text:span><text:span text:style-name="T297">Dalam sebuah hadis sahih, </text:span><text:span text:style-name="T298">Rasulullah, salawat dan salam </text:span><text:span text:style-name="T317">ke</text:span><text:span text:style-name="T298">padanya, mengatakan bahwa semua bayi dilahirkan dengan fitrah keislaman, dan orang tuanya lah yang membuat mereka memilih agama lain (atau tidak beriman sama sekali). </text:span></text:p>
      <text:p text:style-name="P141"><text:span text:style-name="T298">H</text:span><text:span text:style-name="T295">adis ini bermaksud bahwa setiap orang memiliki potensi bawaan untuk menjadi seorang muslim. Islam merupakan agama yang fitrah bagi semua makhluk, seperti maknanya yang berarti “</text:span><text:span text:style-name="T221">kedamaian, keselamatan, dan ketundukan.</text:span><text:span text:style-name="T295">” Karena segala sesuatu tunduk kepada Allah dengan mut</text:span><text:soft-page-break/><text:span text:style-name="T295">lak dan berperan sesuai dengan sunatullah, maka setiap makhluk adalah muslim. Struktur tubuh dari setiap makhluk, tanpa memandang beragama atau tidak beragama, entah mereka manusia atau jin, adalah muslim, karena setiap tubuh bekerja berdasarkan hukum-hukum yang Allah </text:span><text:span text:style-name="T319">Y</text:span><text:span text:style-name="T295">ang </text:span><text:span text:style-name="T319">M</text:span><text:span text:style-name="T295">aha </text:span><text:span text:style-name="T320">Kuasa</text:span><text:span text:style-name="T295"> tentukan bagi mereka. </text:span><text:span text:style-name="T299">Jika seorang bayi yang baru lahir bisa menjalani hidup yang </text:span><text:span text:style-name="T295"><text:s/></text:span><text:span text:style-name="T299">sepenuhnya religius dan bebas dari pengaruh lingkungannya, maka dia akan tetap berada dalam </text:span><text:span text:style-name="T317">fitrah keislamannya</text:span><text:span text:style-name="T299">.</text:span></text:p>
      <text:p text:style-name="P141"><text:span text:style-name="T299">Hadis ini juga berarti bahwa pikiran orang yang baru dilahirkan adalah ibarat sebuah pita pada mana semua bisa terekam, gumpalan adonan yang dapat dibentuk dengan cara apapun, sebuah kertas putih pada mana semua hal bisa dituliskan. Jika kamu bisa melindungi pikiranmu dari segala </text:span><text:span text:style-name="T300">bentuk sumber penyimpangan dari luar, maka kamu bisa menerima segala hal yang berhubungan dengan Islam dengan mudah dan menjadi seorang muslim yang seutuhnya.</text:span><text:span text:style-name="T323"> Namun jika pikiranmu menjadi kotor, atau kamu memasukkan ke dalamnya doktrin, kepercayaan, dan kebiasaan dari agama lain (atau paham ateisme), kamu bisa saja kemudian memeluk agama lain atau akan menemui banyak masalah di jalan yang kamu tempuh dalam menjadi muslim yang baik. </text:span></text:p>
      <text:p text:style-name="P142"><text:span text:style-name="T300">B</text:span><text:span text:style-name="T295">ayi yang baru lahir mencerminkan benih yang kemudian menghasilkan seorang muslim yang baik, karena mereka semua merupakan benih bagi umat muslim di masa yang akan datang. Kondisi yang tidak bersahabat akan menyebabkan benih menjadi rusak atau keracunan, dan orang-orang ini pada akhirnya mengambil agama lain atau tidak memeluk agama sama sekali. Dengan demikian, untuk menumbuhkan seorang muslim yang baik, kita harus melakukan hal yang terbaik yang bisa kita lakukan untuk meningkatkan kondisi sosial di sekitar kita dan keluarga kita. Sesudah si anak menginjak masa puber, maka dosa-dosa adalah sebab utama bagi kerusakan benih tadi. Karena setiap dosa memiliki potensi </text:span><text:span text:style-name="T301">untuk menggiring orang-orang menjadi tidak beriman, kita harus melindungi diri kita terhadap dosa. Keluarga, pendidikan, dan lingkungan sosial juga memiliki peran yang begitu penting. </text:span></text:p>
      <text:p text:style-name="P143"><text:span text:style-name="T203">Pertanyaan</text:span><text:span text:style-name="T295">: </text:span><text:span text:style-name="T222">Apa yang dimaksud dengan petunjuk, dan bisakah kita memberi petunjuk kepada seseorang?</text:span><text:span text:style-name="T302"> </text:span><text:span text:style-name="T295"><text:s/></text:span></text:p>
      <text:p text:style-name="P144">Jawaban<text:span text:style-name="T295">: Petunjuk adalah cahaya </text:span><text:span text:style-name="T303">yang Allah </text:span><text:span text:style-name="T304">nyalakan padamu karena kamu menggunakan akalmu di jalan orang-orang yang beriman. </text:span><text:span text:style-name="T305">Hanya Allah yang bisa memberi petunjuk seseorang kepada kebenaran, seperti yang sudah ditekankan berulang kali di dalam Al-Quran: </text:span><text:span text:style-name="T223">Kalau Allah </text:span><text:soft-page-break/><text:span text:style-name="T223">menghendaki tentu Allah menjadikan mereka semua dalam petunjuk </text:span><text:span text:style-name="T305">(</text:span><text:span text:style-name="T321">Al-Quran </text:span><text:span text:style-name="T305">6:35)</text:span><text:span text:style-name="T223">; Dan jikalau Tuhanmu menghendaki tentulah beriman semua orang yang di muka bumi seluruhnya</text:span><text:span text:style-name="T305"> (</text:span><text:span text:style-name="T321">Al-Quran </text:span><text:span text:style-name="T305">10:99)</text:span><text:span text:style-name="T223">; </text:span><text:span text:style-name="T224">Sesungguhnya kamu tidak akan dapat memberi petunjuk kepada orang yang kau kasihi</text:span><text:span text:style-name="T223">, </text:span><text:span text:style-name="T224">tetapi <text:s/>Allah memberi petunjuk kepada orang yang dikehendaki-Nya </text:span><text:span text:style-name="T306">(</text:span><text:span text:style-name="T321">Al-Quran </text:span><text:span text:style-name="T306">28:56)</text:span><text:span text:style-name="T224">; </text:span><text:span text:style-name="T306">dan </text:span><text:span text:style-name="T224">maka sesungguhnya kamu tidak akan dapat membuat orang-orang yang telah mati itu dapat mendengar, dan menjadikan orang-orang yang tuli dapat mendengar seruan, apabila mereka itu berpaling membelakang. Dan kamu sekali-kali tidak akan dapat memberi petunjuk kepada orang-orang yang buta (mata hatinya) dari kesesatannya. Dan kamu tidak dapat memperdengarkan (petunjuk Tuhan) melainkan kepada orang-orang yang beriman dengan ayat-ayat Kami, mereka itulah orang-orang yang berserah diri (kepada Kami) </text:span><text:span text:style-name="T306">(</text:span><text:span text:style-name="T321">Al-Quran </text:span><text:span text:style-name="T306">30:52-53). </text:span></text:p>
      <text:p text:style-name="P145"><text:span text:style-name="T295">Karena Allah memberi petunjuk, kita memohon kepadanya dalam setiap salat lima waktu kita, dengan mengatakan: </text:span><text:span text:style-name="T221">tunjukilah kami jalan yang lurus </text:span><text:span text:style-name="T295">(</text:span><text:span text:style-name="T321">Al-Quran </text:span><text:span text:style-name="T295">1:6). Rasulullah, salawat dan salam padanya, berkata: “</text:span><text:span text:style-name="T221">Saya telah diutus untuk menyeru orang-orang untuk beriman. Hanya Allah yang memberi petunjuk kepada mereka dan menempatkan iman di dada mereka.</text:span><text:span text:style-name="T295">” </text:span></text:p>
      <text:p text:style-name="P146"><text:span text:style-name="T295">Al-Quran juga mengatakan bahwa Rasulullah menyerukan dan memberi petunjuk orang-orang kepada jalan yang lurus, seperti dalam kalimat: </text:span><text:span text:style-name="T225">Dan sesungguhnya kamu benar-benar telah menyeru mereka kepada jalan yang lurus </text:span><text:span text:style-name="T307">(</text:span><text:span text:style-name="T321">Al-Quran </text:span><text:span text:style-name="T307">23:73)</text:span><text:span text:style-name="T225">; </text:span><text:span text:style-name="T308">dan </text:span><text:span text:style-name="T226">dan demikianlah Kami telah mewahyukan kepadamu wahyu (Al-Quran) dengan perintah Kami. Sebelumnya kamu tidaklah mengetahui apakah Al-Kitab (Al-Quran) dan tidak mengetahui apakah iman itu, tetapi Kami menjadikan Al-Quran itu cahaya, yang Kami tunjuki dengan dia siapa yang Kami kehendaki di antara hamba-hamba Kami. Dan sesungguhnya Kamu memberi petunjuk kepada jalan yang lurus </text:span><text:span text:style-name="T308">(</text:span><text:span text:style-name="T321">Al-Quran </text:span><text:span text:style-name="T308">42:52)</text:span><text:span text:style-name="T226">. </text:span></text:p>
      <text:p text:style-name="P147"><text:span text:style-name="T308">A</text:span><text:span text:style-name="T295">yat-ayat ini tidaklah saling bertentangan satu sama lain. Allah menciptakan setiap orang dengan potensi untuk menerima keimanan, namun keluarga dan kondisi sosial dan pendidikan memiliki peran tertentu <text:s/>dalam </text:span><text:span text:style-name="T309">membuat orang tersesat atau beriman. </text:span><text:span text:style-name="T310">Untuk mengajak </text:span><text:span text:style-name="T311">orang</text:span><text:span text:style-name="T310"> agar beriman, Allah mengutus nabi-nabi, beberapa di antaranya menerima kitab berisi wahyu, agar orang-orang bisa merubah diri mereka. Nabi Muhammad, salawat dan salam </text:span><text:span text:style-name="T318">ke</text:span><text:span text:style-name="T310">padanya, adalah nabi yang paling akhir, dan Al-Quran yang diturunkan adalah kitab Allah yang paling akhir dan tidak </text:span><text:soft-page-break/><text:span text:style-name="T310">akan pernah berubah. </text:span></text:p>
      <text:p text:style-name="P148"><text:span text:style-name="T310">A</text:span><text:span text:style-name="T295">l-Quran berisi pokok-pokok petunjuk. </text:span><text:span text:style-name="T311">Rasulullah</text:span><text:span text:style-name="T295"> memberikan petunjuk, entah itu melalui </text:span><text:span text:style-name="T311">Al-Quran </text:span><text:span text:style-name="T295">yang diturunkan atau melalui kepribadian</text:span><text:span text:style-name="T311">nya</text:span><text:span text:style-name="T295">, tindakan</text:span><text:span text:style-name="T311">nya</text:span><text:span text:style-name="T295">, dan teladan yang baik. Dia mengucapkan wahyu dari Allah, yang menunjukkan tanda-tanda kebesaran-Nya kepada umatnya (atau umat manusia secara keseluruhan</text:span><text:span text:style-name="T311">), dan memperingatkan tentang kekeliruan mereka, kemusyrikan dan dosa yang mereka lakukan. </text:span></text:p>
      <text:p text:style-name="P149"><text:span text:style-name="T295">Setiap hal, kejadian, dan fenomena adalah tanda yang menunjukkan keberadaan dan keesaan Allah. Dengan demikian, jika kita beriman dengan rendah hati dan berprasangka baik, dan melawan hawa nafsu dan godaan dan ajakan dari setan, dan menggunakan akal kita untuk menemukan kebenaran, Allah akan membimbing kita pada jalan yang menuju kepada-Nya. Dia menyatakan di dalam Al-Quran: </text:span><text:span text:style-name="T227">bertakwalah kepada Allah dan carilah jalan yang mendekatkan diri kepada-Nya, dan berjihadlah pada jalan-Nya, supaya kamu mendapatkan keberuntungan </text:span><text:span text:style-name="T312">(</text:span><text:span text:style-name="T321">Al-Quran </text:span><text:span text:style-name="T312">5:35); </text:span><text:span text:style-name="T228">dan orang-orang yang berjihad untuk (mencari keredaan) Kami, benar-benar akan Kami tunjukkan kepada mereka jalan Kami. Dan sesungguhnya Allah benar-benar beserta orang-orang yang berbuat baik</text:span><text:span text:style-name="T313"> (</text:span><text:span text:style-name="T321">Al-Quran </text:span><text:span text:style-name="T313">29:69); dan</text:span><text:span text:style-name="T228"> barangsiapa yang bertakwa kepada Allah niscaya Dia akan mengadakan baginya jalan keluar </text:span><text:span text:style-name="T313">(</text:span><text:span text:style-name="T321">Al-Quran </text:span><text:span text:style-name="T313">65:2)</text:span><text:span text:style-name="T228">.</text:span></text:p>
      <text:p text:style-name="P135">Dalam rangka untuk menemukan atau memperoleh petunjuk, maka kita harus dengan ikhlas berusaha untuk mendapatkannya dan mencari jalan yang membimbing kita kepadanya. Mereka yang diberi petunjuk oleh Allah harus menunjukkan pertama bahwa mereka menerimanya dengan memberi contoh yang baik, dan kemudian menyeru orang lain ke dalamnya melalui setiap cara-cara yang dibenarkan oleh Islam. Allah berulang kali memerintahkan Rasulnya untuk melakukan hal tersebut dalam ayat ini dan ayat lainnya: </text:p>
      <text:p text:style-name="P84"><text:span text:style-name="T295">Dan berilah peringatan terhadap kerabat-kerabat mu yang terdekat [tentang akhir mereka, balasan bagi perbuatan mereka, dan hukuman di neraka]. </text:span><text:span text:style-name="T165">(</text:span><text:span text:style-name="T187">Al-Quran </text:span><text:span text:style-name="T165">26:214) </text:span></text:p>
      <text:p text:style-name="P85"><text:span text:style-name="T295">Maka berilah peringatan, karena sesungguhnya kamu hanyalah orang yang memberi peringatan. </text:span><text:span text:style-name="T165">(</text:span><text:span text:style-name="T187">Al-Quran </text:span><text:span text:style-name="T165">88:21) </text:span></text:p>
      <text:p text:style-name="P86"><text:span text:style-name="T295">Maka sampaikanlah olehmu secara terang-terangan segala apa yang diperintahkan (kepadamu). </text:span><text:span text:style-name="T165">(</text:span><text:span text:style-name="T187">Al-Quran </text:span><text:span text:style-name="T165">15:94) </text:span></text:p>
      <text:p text:style-name="P87"><text:span text:style-name="T295">Serulah (manusia) kepada jalan Tuhanmu dengan hikmah dan pela</text:span><text:soft-page-break/><text:span text:style-name="T295">jaran yang baik, dan bantahlah mereka dengan cara yang baik. </text:span><text:span text:style-name="T165">(</text:span><text:span text:style-name="T187">Al-Quran </text:span><text:span text:style-name="T165">16:125) </text:span></text:p>
      <text:p text:style-name="P88"><text:span text:style-name="T295">Sesungguhnya telah ada pada (diri) Rasulullah itu suri teladan yang baik bagimu (yaitu) bagi orang-orang yang mengharap (rahmat) Allah dan (kedatangan) hari kiamat dan dia banyak menyebut Allah. </text:span><text:span text:style-name="T181">(</text:span><text:span text:style-name="T187">Al-Quran </text:span><text:span text:style-name="T181">33:21) </text:span></text:p>
      <text:p text:style-name="P89"><text:span text:style-name="T181">R</text:span><text:span text:style-name="T165">asulullah, salawat dan salam </text:span><text:span text:style-name="T186">kepadanya</text:span><text:span text:style-name="T165">, membawa wahyu dari Allah kepada umatnya, menyeru mereka untuk beriman dalam car</text:span><text:span text:style-name="T186">a</text:span><text:span text:style-name="T165"> yang paling baik dan paling bijaksana, dan bersabar dalam kesulitan yang besar serta penindasan dalam dakwah yang dilakukannya. Dia menolak tawaran yang paling memikat hati yang dirancang agar dia berhenti untuk menyeru umatnya agar beriman kepada Allah, dan melanjutkan dakwahnya tanpa mengharapkan adanya imbalan duniawi. Hanya mencari keredaan Allah dan kejayaan umatnya di dunia <text:s/>dan akhirat, ketika menaklukkan Mekkah (dengan pertolongan Allah) <text:s/>dan menegakkan kalimat-Nya, dia memaafkan penduduk Mekkah yang telah menindasnya tanpa ampun selama 21 tahun, dengan mengatakan: “</text:span><text:span text:style-name="T295">Tidak ada pembalasan hari ini untukmu. Allah mengampuni kamu, karena dialah yang Maha pengasih lagi maha penyayang. Pergilah! Kamu semua dibebaskan!</text:span><text:span text:style-name="T165">” </text:span></text:p>
      <text:p text:style-name="P89"><text:span text:style-name="T165">Suatu waktu Rasulullah berkata kepada Ali: “</text:span><text:span text:style-name="T295">temukan petunjuk dengan tanganmu, ini lebih baik bagimu daripada memiliki seekor unta yang merah.</text:span><text:span text:style-name="T165">” </text:span><text:span text:style-name="T295">Berdasarkan aturan yakni “siapapun yang menjadi penyebabnya itulah pelakunya,” </text:span><text:span text:style-name="T165">maka seseorang yang membimbing </text:span><text:span text:style-name="T186">orang lain </text:span><text:span text:style-name="T165">ke dalam petunjuk yang benar akan menerima balasan orang yang dibimbingnya, tanpa adanya pengurangan pahala padanya atau pada diri yang bersangkutan. Dengan cara yang sama, Rasulullah berkata: </text:span></text:p>
      <text:p text:style-name="P90">Barangsiapa yang mendirikan jalan yang benar akan menerima imbalan yang sama dengan mereka yang mengikuti jalan tersebut sesudahnya hingga hari kiamat tanpa adanya pengurangan pada pahala mereka; barangsiapa yang mendirikan jalan yang sesat akan dihukum dengan dosa yang sama dengan mereka yang mengikutinya sesudahnya hingga hari kiamat, tanpa adanya pengurangan pada hukuman mereka. </text:p>
      <text:p text:style-name="P150"><text:span text:style-name="T295">Jika kamu mengajak orang lain ke dalam petunjuk yang benar, janganlah mengatakan kepada mereka dengan perkataan, misalnya: “</text:span><text:span text:style-name="T221">kamu menemukan petunjuk hanya karena saya.</text:span><text:span text:style-name="T295">” <text:s/>Ini adalah dosa yang besar dan bentuk kekufuran terhadap Allah, karena hanya Allah yang bisa memberi petunjuk dan menjadi sebab bagimu untuk menggiring orang lain ke dalam </text:span><text:soft-page-break/><text:span text:style-name="T295">petunjuk yang benar. Dengan cara yang sama, orang yang mendapatkan petunjuk karena mu tidak boleh mengatakan, misalnya: “</text:span><text:span text:style-name="T221">tanpa mu, maka saya tidak akan pernah memperoleh petunjuk.</text:span><text:span text:style-name="T295">” </text:span></text:p>
      <text:p text:style-name="P151"><text:span text:style-name="T295">Jika kamu memimpin orang lain ke dalam petunjuk, kamu harus berpikir seperti: “</text:span><text:span text:style-name="T231">bersyukurlah kepada Allah, karena Dia telah menggunakan orang yang susah dan yang membutuhkan seperti saya untuk melaksanakan perbuatan terpuji tersebut. Allah maha kuasa, pengasih, dan penyayang bagi hamba-hamba-Nya sehingga dia menciptakan gumpalan anggur pada pokok kayu. Karena kayu tidak memiliki hak untuk mengatakan kepemilikan terhadap anggur yang tumbuh padanya, maka saya tidak bisa mengatakan adanya petunjuk yang lain terhadap diri saya.</text:span><text:span text:style-name="T295">” Seperti halnya mereka yang mendapatkan petunjuk, mereka harus berpikir seperti: “</text:span><text:span text:style-name="T221">Ya Allah, ya Tuhanku, </text:span><text:span text:style-name="T229">penuhilah kebutuhanku dan kekuranganku </text:span><text:span text:style-name="T230">dan izinkanlah hamba-Mu untuk membimbingku ke dalam petunjuk-Mu. Segala puji bagi Allah.</text:span><text:span text:style-name="T295">” </text:span></text:p>
      <text:p text:style-name="P152"><text:span text:style-name="T295">Namun demikian, mereka yang dibimbing ke dalam petunjuk dapat merasakan syukur kepada mereka yang digunakan Allah untuk membimbing mereka. </text:span><text:span text:style-name="T314">Selebihnya, karena Allah menciptakan kita dan tindakan kita, Dia juga menciptakan jalan bagi petunjuk atau kesesatan. Namun itu tidak meniadakan atau menghilangkan </text:span><text:span text:style-name="T315">peran akal kita dalam memperoleh petunjuk atau kesesatan </text:span><text:span text:style-name="T318">kita</text:span><text:span text:style-name="T315">. </text:span></text:p>
      <text:p text:style-name="P136"/>
      <text:p text:style-name="P137"/>
      <text:p text:style-name="P1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style:contextual-spacing="false" fo:text-align="justify" style:justify-single-word="false" fo:text-indent="0.2799in" style:auto-text-indent="false"/>
      <style:text-properties style:font-name="Liberation Serif" fo:font-family="'Liberation Serif'" style:font-family-generic="roman" style:font-pitch="variable" fo:font-size="12pt"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style:contextual-spacing="false" fo:text-indent="0in" style:auto-text-indent="false"/>
      <style:text-properties fo:font-size="13pt" fo:font-weight="bold" officeooo:rsid="0055450e"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style: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aftar_20_argumen" style:display-name="Daftar argumen" style:family="paragraph" style:parent-style-name="paragraf"/>
    <style:style style:name="Daftar_20_bukti" style:display-name="Daftar bukti" style:family="paragraph" style:parent-style-name="paragraf">
      <style:text-properties officeooo:rsid="0a02c3f3"/>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center" style:justify-single-word="false"/>
      <style:text-properties fo:font-size="10pt" fo:language="id" fo:country="ID" style:font-size-asian="10pt" style:font-size-complex="10pt"/>
    </style:style>
    <style:style style:name="MP3" style:family="paragraph" style:parent-style-name="Header">
      <style:text-properties fo:font-size="15pt" fo:language="id" fo:country="ID"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MP5" style:family="paragraph" style:parent-style-name="Footer">
      <style:text-properties fo:font-size="10pt" fo:language="id" fo:country="ID" style:font-size-asian="10pt" style:font-size-complex="10pt"/>
    </style:style>
    <style:style style:name="MP6" style:family="paragraph" style:parent-style-name="Header">
      <style:paragraph-properties fo:text-align="end" style:justify-single-word="false"/>
      <style:text-properties style:font-name="Algerian" fo:font-size="6pt" fo:language="id" fo:country="ID" style:font-size-asian="6pt" style:font-size-complex="6pt"/>
    </style:style>
    <style:style style:name="M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MT1" style:family="text">
      <style:text-properties officeooo:rsid="009b86ac"/>
    </style:style>
    <style:style style:name="MT2"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0</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DITERJEMAHKAN OLEH MOHAMMAD FAJAR</text:p>
      </style:header>
      <style:footer>
        <text:p text:style-name="MP5"><text:page-number text:select-page="current">42</text:page-number></text:p>
      </style:footer>
    </style:master-page>
    <style:master-page style:name="Right_20_Page" style:display-name="Right Page" style:page-layout-name="Mpm5" style:next-style-name="Left_20_Page">
      <style:header>
        <text:p text:style-name="MP6"><text:tab/><text:span text:style-name="MT2">DITERJEMAHKAN OLEH MOHAMMAD FAJAR</text:span></text:p>
      </style:header>
      <style:footer>
        <text:p text:style-name="MP7"><text:page-number text:select-page="current">43</text:page-number></text:p>
      </style:footer>
    </style:master-page>
    <style:master-page style:name="First_20_Page" style:display-name="First Page" style:page-layout-name="Mpm6"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20:12:47.974000000</meta:creation-date>
    <meta:editing-duration>P4DT2H34M37S</meta:editing-duration>
    <meta:editing-cycles>416</meta:editing-cycles>
    <meta:generator>LibreOffice/7.0.0.3$Windows_x86 LibreOffice_project/8061b3e9204bef6b321a21033174034a5e2ea88e</meta:generator>
    <dc:title>mami</dc:title>
    <dc:date>2021-01-19T14:01:46.397000000</dc:date>
    <meta:document-statistic meta:table-count="0" meta:image-count="0" meta:object-count="0" meta:page-count="43" meta:paragraph-count="214" meta:word-count="14177" meta:character-count="101369" meta:non-whitespace-character-count="87195"/>
    <meta:template xlink:type="simple" xlink:actuate="onRequest" xlink:title="mami" xlink:href="../bab%203%20-%20ext.ott" meta:date="2020-10-14T20:12:47.500000000"/>
  </office:meta>
</office:document-meta>
</file>